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4d9e9c"/>
    </style:style>
    <style:style style:name="P2" style:family="paragraph" style:parent-style-name="Preformatted_20_Text">
      <style:paragraph-properties fo:text-align="start" style:justify-single-word="false"/>
    </style:style>
    <style:style style:name="T1" style:family="text">
      <style:text-properties fo:background-color="#00a933" loext:char-shading-value="0"/>
    </style:style>
    <style:style style:name="T2" style:family="text">
      <style:text-properties fo:background-color="#00a933" loext:char-shading-value="0"/>
    </style:style>
    <style:style style:name="T3" style:family="text">
      <style:text-properties fo:color="#000000" fo:background-color="#2a6099" loext:char-shading-value="0"/>
    </style:style>
    <style:style style:name="T4" style:family="text">
      <style:text-properties fo:color="#000000" fo:background-color="#ff0000" loext:char-shading-value="0"/>
    </style:style>
    <style:style style:name="T5" style:family="text">
      <style:text-properties fo:color="#000000" fo:background-color="#ffff00" loext:char-shading-value="0"/>
    </style:style>
    <style:style style:name="T6" style:family="text">
      <style:text-properties fo:background-color="#2a6099" loext:char-shading-value="0"/>
    </style:style>
    <style:style style:name="T7" style:family="text">
      <style:text-properties fo:background-color="#2a6099" loext:char-shading-value="0"/>
    </style:style>
    <style:style style:name="T8" style:family="text">
      <style:text-properties fo:background-color="#ff0000" loext:char-shading-value="0"/>
    </style:style>
    <style:style style:name="T9" style:family="text">
      <style:text-properties fo:background-color="#ff000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#b4c7dc" loext:char-shading-value="0"/>
    </style:style>
    <style:style style:name="T13" style:family="text">
      <style:text-properties fo:background-color="#b4c7dc" loext:char-shading-value="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ab9ca" style:font-weight-asian="bold" style:font-weight-complex="bold"/>
    </style:style>
    <style:style style:name="T16" style:family="text">
      <style:text-properties fo:font-weight="bold" officeooo:rsid="000b9bdd" style:font-weight-asian="bold" style:font-weight-complex="bold"/>
    </style:style>
    <style:style style:name="T17" style:family="text">
      <style:text-properties fo:font-weight="bold" officeooo:rsid="001111d6" style:font-weight-asian="bold" style:font-weight-complex="bold"/>
    </style:style>
    <style:style style:name="T18" style:family="text">
      <style:text-properties fo:font-weight="bold" officeooo:rsid="0018f360" style:font-weight-asian="bold" style:font-weight-complex="bold"/>
    </style:style>
    <style:style style:name="T19" style:family="text">
      <style:text-properties fo:font-weight="bold" officeooo:rsid="0020465e" style:font-weight-asian="bold" style:font-weight-complex="bold"/>
    </style:style>
    <style:style style:name="T20" style:family="text">
      <style:text-properties fo:font-weight="bold" officeooo:rsid="00230b42" style:font-weight-asian="bold" style:font-weight-complex="bold"/>
    </style:style>
    <style:style style:name="T21" style:family="text">
      <style:text-properties fo:font-weight="bold" officeooo:rsid="00261a99" style:font-weight-asian="bold" style:font-weight-complex="bold"/>
    </style:style>
    <style:style style:name="T22" style:family="text">
      <style:text-properties fo:font-weight="bold" officeooo:rsid="0028165f" style:font-weight-asian="bold" style:font-weight-complex="bold"/>
    </style:style>
    <style:style style:name="T23" style:family="text">
      <style:text-properties fo:font-weight="bold" officeooo:rsid="0029958e" style:font-weight-asian="bold" style:font-weight-complex="bold"/>
    </style:style>
    <style:style style:name="T24" style:family="text">
      <style:text-properties fo:font-weight="bold" officeooo:rsid="002d7045" style:font-weight-asian="bold" style:font-weight-complex="bold"/>
    </style:style>
    <style:style style:name="T25" style:family="text">
      <style:text-properties fo:font-weight="bold" officeooo:rsid="003ef5fb" style:font-weight-asian="bold" style:font-weight-complex="bold"/>
    </style:style>
    <style:style style:name="T26" style:family="text">
      <style:text-properties fo:font-weight="bold" officeooo:rsid="0045842a" style:font-weight-asian="bold" style:font-weight-complex="bold"/>
    </style:style>
    <style:style style:name="T27" style:family="text">
      <style:text-properties fo:font-weight="bold" officeooo:rsid="004c8222" style:font-weight-asian="bold" style:font-weight-complex="bold"/>
    </style:style>
    <style:style style:name="T28" style:family="text">
      <style:text-properties fo:font-weight="bold" officeooo:rsid="004e6da0" style:font-weight-asian="bold" style:font-weight-complex="bold"/>
    </style:style>
    <style:style style:name="T29" style:family="text">
      <style:text-properties fo:font-weight="bold" officeooo:rsid="0051afcf" style:font-weight-asian="bold" style:font-weight-complex="bold"/>
    </style:style>
    <style:style style:name="T30" style:family="text">
      <style:text-properties fo:font-weight="bold" officeooo:rsid="00550516" style:font-weight-asian="bold" style:font-weight-complex="bold"/>
    </style:style>
    <style:style style:name="T31" style:family="text">
      <style:text-properties fo:font-weight="bold" officeooo:rsid="005a06df" style:font-weight-asian="bold" style:font-weight-complex="bold"/>
    </style:style>
    <style:style style:name="T32" style:family="text">
      <style:text-properties fo:font-weight="bold" officeooo:rsid="006b8eff" style:font-weight-asian="bold" style:font-weight-complex="bold"/>
    </style:style>
    <style:style style:name="T33" style:family="text">
      <style:text-properties fo:font-weight="bold" officeooo:rsid="006cf894" style:font-weight-asian="bold" style:font-weight-complex="bold"/>
    </style:style>
    <style:style style:name="T34" style:family="text">
      <style:text-properties fo:font-weight="bold" officeooo:rsid="007bbeb1" style:font-weight-asian="bold" style:font-weight-complex="bold"/>
    </style:style>
    <style:style style:name="T35" style:family="text">
      <style:text-properties fo:font-weight="bold" officeooo:rsid="007e8c11" style:font-weight-asian="bold" style:font-weight-complex="bold"/>
    </style:style>
    <style:style style:name="T36" style:family="text">
      <style:text-properties fo:font-weight="bold" officeooo:rsid="004d9e9c" fo:background-color="#ff0000" loext:char-shading-value="0" style:font-weight-asian="bold" style:font-weight-complex="bold"/>
    </style:style>
    <style:style style:name="T37" style:family="text">
      <style:text-properties fo:background-color="#ff4000" loext:char-shading-value="0"/>
    </style:style>
    <style:style style:name="T38" style:family="text">
      <style:text-properties fo:background-color="#ff4000" loext:char-shading-value="0"/>
    </style:style>
    <style:style style:name="T39" style:family="text">
      <style:text-properties fo:background-color="#55308d" loext:char-shading-value="0"/>
    </style:style>
    <style:style style:name="T40" style:family="text">
      <style:text-properties fo:background-color="#55308d" loext:char-shading-value="0"/>
    </style:style>
    <style:style style:name="T41" style:family="text">
      <style:text-properties fo:background-color="#81d41a" loext:char-shading-value="0"/>
    </style:style>
    <style:style style:name="T42" style:family="text">
      <style:text-properties fo:background-color="#81d41a" loext:char-shading-value="0"/>
    </style:style>
    <style:style style:name="T43" style:family="text">
      <style:text-properties fo:background-color="#158466" loext:char-shading-value="0"/>
    </style:style>
    <style:style style:name="T44" style:family="text">
      <style:text-properties fo:background-color="#158466" loext:char-shading-value="0"/>
    </style:style>
    <style:style style:name="T45" style:family="text">
      <style:text-properties fo:background-color="#ff8000" loext:char-shading-value="0"/>
    </style:style>
    <style:style style:name="T46" style:family="text">
      <style:text-properties fo:background-color="#ff8000" loext:char-shading-value="0"/>
    </style:style>
    <style:style style:name="T47" style:family="text">
      <style:text-properties fo:background-color="#808080" loext:char-shading-value="0"/>
    </style:style>
    <style:style style:name="T48" style:family="text">
      <style:text-properties fo:background-color="#ffff00" loext:char-shading-value="0"/>
    </style:style>
    <style:style style:name="T49" style:family="text">
      <style:text-properties fo:background-color="#ffff00" loext:char-shading-value="0"/>
    </style:style>
    <style:style style:name="T50" style:family="text">
      <style:text-properties fo:background-color="#999999" loext:char-shading-value="0"/>
    </style:style>
    <style:style style:name="T51" style:family="text">
      <style:text-properties fo:background-color="#800080" loext:char-shading-value="0"/>
    </style:style>
    <style:style style:name="T52" style:family="text">
      <style:text-properties fo:background-color="#800080" loext:char-shading-value="0"/>
    </style:style>
    <style:style style:name="T53" style:family="text">
      <style:text-properties fo:background-color="#ffbf00" loext:char-shading-value="0"/>
    </style:style>
    <style:style style:name="T54" style:family="text">
      <style:text-properties fo:background-color="#ffbf00" loext:char-shading-value="0"/>
    </style:style>
    <style:style style:name="T55" style:family="text">
      <style:text-properties fo:background-color="#729fcf" loext:char-shading-value="0"/>
    </style:style>
    <style:style style:name="T56" style:family="text">
      <style:text-properties fo:background-color="#729fcf" loext:char-shading-value="0"/>
    </style:style>
    <style:style style:name="T57" style:family="text">
      <style:text-properties fo:background-color="#ffb66c" loext:char-shading-value="0"/>
    </style:style>
    <style:style style:name="T58" style:family="text">
      <style:text-properties fo:background-color="#b3cac7" loext:char-shading-value="0"/>
    </style:style>
    <style:style style:name="T59" style:family="text">
      <style:text-properties fo:background-color="#6b5e9b" loext:char-shading-value="0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fo:background-color="#b4c7dc" loext:char-shading-value="0" style:font-weight-asian="normal" style:font-weight-complex="normal"/>
    </style:style>
    <style:style style:name="T62" style:family="text">
      <style:text-properties fo:background-color="#666666" loext:char-shading-value="0"/>
    </style:style>
    <style:style style:name="T63" style:family="text">
      <style:text-properties fo:background-color="#666666" loext:char-shading-value="0"/>
    </style:style>
    <style:style style:name="T64" style:family="text">
      <style:text-properties fo:background-color="#a1467e" loext:char-shading-value="0"/>
    </style:style>
    <style:style style:name="T65" style:family="text">
      <style:text-properties fo:background-color="#a1467e" loext:char-shading-value="0"/>
    </style:style>
    <style:style style:name="T66" style:family="text">
      <style:text-properties fo:background-color="#bf0041" loext:char-shading-value="0"/>
    </style:style>
    <style:style style:name="T67" style:family="text">
      <style:text-properties fo:background-color="#bf0041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ialog 11771,0, objects:<text:line-break/><text:span text:style-name="T3">2<text:tab/>sphere <text:s/>metal blue</text:span><text:line-break/><text:span text:style-name="T1">5<text:tab/>sphere large <text:s/>green</text:span><text:line-break/><text:span text:style-name="T8">1<text:tab/>cube <text:s/></text:span><text:s/><text:line-break/><text:span text:style-name="T12">3<text:tab/> <text:s text:c="2"/>cyan</text:span><text:line-break/>6<text:tab/> <text:s text:c="2"/><text:line-break/>0<text:tab/> <text:s text:c="2"/>cyan<text:line-break/>C: 0.there 1.is <text:span text:style-name="T6">2.a 3.metallic 4.thing</text:span> 5.sitting 6.at 7.the 8.extreme 9.back 10..<text:line-break/>Q1: 12.if 13.there 14.is <text:span text:style-name="T1">15.a 16.thing</text:span> 17.in 18.front 19.of <text:span text:style-name="T6">20.it</text:span> 21., 22.what 23.is <text:span text:style-name="T1">24.its</text:span> 25.color 26.?<text:line-break/>A: 28.green<text:line-break/>Q2: 30.and 31.size 32.?<text:line-break/>A: 34.large<text:line-break/>Q3: 36.what 37.about 38.shape 39.?<text:line-break/>A: 41.sphere<text:line-break/>Q4: 43.and 44.that 45.of <text:span text:style-name="T6">46.the 47.earlier 48.shiny 49.thing 50.?</text:span><text:line-break/>A: 52.sphere<text:line-break/>Q5: 54.are 55.there <text:span text:style-name="T59">56.things</text:span> 57.present 58.on 59.the 60.right 61.side 62.of <text:span text:style-name="T1">63.that 64.big 65.thing 66.?</text:span><text:line-break/>A: 68.yes<text:line-break/>Q6: 70.if 71.there 72.is <text:span text:style-name="T6">73.a 74.thing</text:span> 75.behind <text:span text:style-name="T1">76.the 77.earlier 78.big 79.thing</text:span> 80., 81.what 82.is <text:span text:style-name="T6">83.its</text:span> 84.color 85.?<text:line-break/>A: 87.blue<text:line-break/>Q7: 89.how 90.many <text:span text:style-name="T59">91.things</text:span> 92.right 93.of <text:span text:style-name="T1">94.the 95.above 96.green 97.thing </text:span><text:span text:style-name="T10">98.?</text:span><text:line-break/>A: <text:span text:style-name="T59">100.3</text:span><text:line-break/>Q8: 102.what 103.number 104.of <text:span text:style-name="T6">105.things</text:span> 106.behind <text:span text:style-name="T1">107.that 108.large 109.thing</text:span> 110.?<text:line-break/>A: <text:span text:style-name="T6">112.1</text:span><text:line-break/>Q9: 114.if 115.there 116.is <text:span text:style-name="T8">117.a 118.thing</text:span> 119.to 120.the 121.right 122.of <text:span text:style-name="T1">123.the 124.earlier 125.large 126.thing</text:span> 127., 128.what 129.shape 130.is <text:span text:style-name="T8">131.it</text:span> 132.?<text:line-break/>A: <text:span text:style-name="T10">134.cube</text:span><text:line-break/><text:span text:style-name="T60">Q10: 136.are 137.there </text:span><text:span text:style-name="T61">138.any 139.cy 140.##an 141.things</text:span><text:span text:style-name="T60"> 142.in 143.the 144.image 145.?<text:line-break/>A: 147.yes</text:span><text:span text:style-name="T14"><text:line-break/></text:span><text:line-break/>==================================================<text:line-break/><text:line-break/>Dialog 13905,1, objects:<text:line-break/><text:span text:style-name="T8">2<text:tab/> <text:s/>rubber red</text:span><text:line-break/><text:span text:style-name="T37">3<text:tab/>cube small rubber brown</text:span><text:line-break/><text:span text:style-name="T39">4<text:tab/> <text:s/>rubber </text:span><text:line-break/><text:span text:style-name="T6">5<text:tab/> <text:s/>rubber </text:span><text:line-break/><text:span text:style-name="T12">6<text:tab/> <text:s/>rubber cyan</text:span><text:line-break/>0<text:tab/> <text:s text:c="2"/><text:line-break/>1<text:tab/> <text:s text:c="2"/><text:line-break/>C: 0.the 1.picture 2.has <text:span text:style-name="T4">3.a 4.red 5.object</text:span> 6..<text:line-break/>Q1: 8.if 9.there 10.is <text:span text:style-name="T37">11.an 12.object</text:span> 13.behind <text:span text:style-name="T8">14.it</text:span> 15., 16.what 17.shape 18.is <text:span text:style-name="T37">19.it</text:span> 20.?<text:line-break/>A: 22.cube<text:line-break/>Q2: 24.how 25.about 26.color 27.?<text:line-break/>A: 29.brown<text:line-break/>Q3: 31.and 32.material 33.?<text:line-break/>A: 35.rubber<text:line-break/>Q4: 37.how 38.about <text:span text:style-name="T8">39.the 40.earlier 41.red 42.object</text:span> 43.?<text:line-break/>A: 45.rubber<text:line-break/>Q5: 47.how 48.many <text:span text:style-name="T59">49.other 50.objects</text:span> 51.share 52.similar 53.material 54.with <text:span text:style-name="T37">55.that 56.cube</text:span> 57.?<text:line-break/>A: <text:span text:style-name="T59">59.4</text:span><text:line-break/>Q6: 61.are 62.there <text:span text:style-name="T59">63.objects</text:span> 64.present 65.to 66.the 67.left 68.of <text:span text:style-name="T37">69.the 70.aforementioned 71.brown 72.object</text:span> 73.?<text:line-break/>A: 75.yes<text:line-break/><text:soft-page-break/>Q7: 77.how 78.many <text:span text:style-name="T10">79.other 80.objects</text:span> 81.in 82.the 83.scene 84.are 85.of 86.same 87.color 88.as <text:span text:style-name="T37">89.the 90.above 91.cube</text:span> 92.?<text:line-break/>A: <text:span text:style-name="T10">94.0</text:span><text:line-break/>Q8: 96.if 97.there 98.is <text:span text:style-name="T12">99.an 100.object</text:span> 101.behind <text:span text:style-name="T37">102.the 103.above 104.block</text:span> 105., 106.what 107.color 108.is <text:span text:style-name="T12">109.it</text:span> 110.?<text:line-break/>A: 112.cy 113.##an<text:line-break/>Q9: 115.if 116.there 117.is <text:span text:style-name="T37">118.an 119.object</text:span> 120.in 121.front 122.of <text:span text:style-name="T12">123.it</text:span> 124., 125.what 126.is <text:span text:style-name="T37">127.its</text:span> 128.size 129.?<text:line-break/>A: 131.small<text:line-break/>Q10: 133.what 134.number 135.of <text:span text:style-name="T48">136.objects</text:span> 137.right 138.of <text:span text:style-name="T8">139.that 140.red 141.object</text:span> 142.?<text:line-break/>A: <text:span text:style-name="T48">144.1</text:span><text:line-break/><text:line-break/>==================================================<text:line-break/><text:line-break/>Dialog 10819,4, objects:<text:line-break/><text:span text:style-name="T1">8<text:tab/>cube small metal green</text:span><text:line-break/><text:span text:style-name="T8">4<text:tab/> small <text:s/>red</text:span><text:line-break/>0<text:tab/> <text:s text:c="2"/>brown<text:line-break/>5<text:tab/> small <text:s/>brown<text:line-break/>7<text:tab/> small <text:s/>brown<text:line-break/><text:span text:style-name="T12">2<text:tab/> small rubber cyan</text:span><text:line-break/><text:span text:style-name="T41">6<text:tab/> small <text:s/>green</text:span><text:line-break/>1<text:tab/> <text:s text:c="2"/><text:line-break/>3<text:tab/> <text:s text:c="2"/><text:line-break/>C: 0.there 1.is <text:span text:style-name="T1">2.a 3.block</text:span> 4.right 5.of <text:span text:style-name="T8">6.a 7.red 8.thing 9</text:span>.in 10.the 11.image 12..<text:line-break/>Q1: 14.what 15.is 16.the 17.count 18.of <text:span text:style-name="T59">19.brown 20.things</text:span> 21., 22.if 23.present 24.?<text:line-break/>A: <text:span text:style-name="T59">26.3</text:span><text:line-break/>Q2: 28.what 29.size 30.is <text:span text:style-name="T1">31.the 32.above 33.block</text:span> 34.?<text:line-break/>A: 36.small<text:line-break/>Q3: 38.if 39.there 40.is <text:span text:style-name="T12">41.a 42.thing</text:span> 43.in 44.front 45.of <text:span text:style-name="T1">46.it</text:span> 47., 48.what 49.is <text:span text:style-name="T12">50.its</text:span> 51.color 52.?<text:line-break/>A: 54.cy 55.##an<text:line-break/>Q4: 57.what 58.about 59.material 60.?<text:line-break/>A: 62.rubber<text:line-break/>Q5: 64.and 65.that 66.of <text:span text:style-name="T1">67.that 68.small 69.thing</text:span> 70.?<text:line-break/>A: 72.metal<text:line-break/>Q6: 74.if 75.there 76.is 77.a <text:span text:style-name="T41">78.thing</text:span> 79.left 80.of <text:span text:style-name="T12">81.that 82.rubber 83.thing</text:span> 84., 85.what 86.color 87.is <text:span text:style-name="T41">88.it</text:span> 89.?<text:line-break/>A: 91.green<text:line-break/>Q7: 93.does 94.the 95.picture 96.have <text:span text:style-name="T59">97.other 98.things</text:span> 99.that 100.are 101.of 102.same 103.size 104.as <text:span text:style-name="T1">105.the 106.previous 107.cube</text:span> 108.?<text:line-break/>A: 110.yes<text:line-break/>Q8: 112.what 113.is 114.the 115.count 116.of <text:span text:style-name="T59">117.things</text:span> <text:span text:style-name="T1">118.that 119.shiny 120.thing</text:span> 121.has 122.to <text:span text:style-name="T1">123.its</text:span> 124.front 125.?<text:line-break/>A: <text:span text:style-name="T59">127.2</text:span><text:line-break/>Q9: 129.what 130.is 131.the 132.color 133.of <text:span text:style-name="T1">134.the 135.earlier 136.metal 137.thing</text:span> 138.?<text:line-break/>A: 140.green<text:line-break/>Q10: 142.does <text:span text:style-name="T1">143.it</text:span> 144.have <text:span text:style-name="T59">145.things</text:span> 146.to <text:span text:style-name="T1">147.its</text:span> 148.behind 149.in 150.the 151.view 152.?<text:line-break/>A: 154.yes<text:line-break/><text:line-break/>==================================================<text:line-break/><text:span text:style-name="T15">REDO</text:span><text:line-break/>Dialog 2834,0, objects:<text:line-break/><text:span text:style-name="T45">1<text:tab/>sphere small rubber</text:span> <text:line-break/><text:span text:style-name="T12">9<text:tab/>cylinder <text:s/>rubber blue</text:span><text:line-break/><text:span text:style-name="T6">7<text:tab/>cube <text:s text:c="2"/>blue</text:span><text:line-break/><text:span text:style-name="T43">8<text:tab/>cylinder <text:s/>rubber blue</text:span><text:line-break/>0<text:tab/> <text:s/>rubber <text:line-break/>3<text:tab/> <text:s/>rubber <text:line-break/><text:soft-page-break/>4<text:tab/> <text:s/>rubber <text:line-break/>6<text:tab/> <text:s/>rubber <text:line-break/>2<text:tab/> <text:s text:c="2"/><text:line-break/>5<text:tab/> <text:s text:c="2"/><text:line-break/>C: 0.there 1.is <text:span text:style-name="T45">2.a 3.small 4.thing</text:span> 5.sitting 6.in 7.the 8.middle 9..<text:line-break/>Q1: 11.if 12.there 13.is <text:span text:style-name="T12">14.a 15.thing</text:span> 16.behind <text:span text:style-name="T45">17.it</text:span> 18., 19.what 20.color 21.is <text:span text:style-name="T12">22.it</text:span> 23.?<text:line-break/>A: 25.blue<text:line-break/>Q2: 27.what 28.about 29.material 30.?<text:line-break/>A: 32.rubber<text:line-break/>Q3: 34.what 35.about 36.shape 37.?<text:line-break/>A: 39.cylinder<text:line-break/>Q4: 41.and 42.that 43.of <text:span text:style-name="T45">44.that 45.small 46.thing</text:span> 47.?<text:line-break/>A: 49.sphere<text:line-break/>Q5: 51.does 52.the 53.image 54.have <text:span text:style-name="T59">55.other 56.things</text:span> 57.that 58.are 59.of 60.same 61.color 62.as <text:span text:style-name="T12">63.the 64.above 65.cylinder</text:span> 66.?<text:line-break/>A: 68.yes<text:line-break/>Q6: 70.how 71.many <text:span text:style-name="T59">72.other 73.things</text:span> 74.are 75.of 76.same 77.material 78.as <text:span text:style-name="T12">79.the 80.earlier 81.rubber 82.thing</text:span> 83.?<text:line-break/>A: <text:span text:style-name="T59">85.6</text:span><text:line-break/>Q7: 87.what 88.is 89.the 90.count 91.of <text:span text:style-name="T1">92.things</text:span> <text:span text:style-name="T12">93.the 94.above 95.cylinder</text:span> 96.has 97.to <text:span text:style-name="T12">98.its</text:span> 99.right 100.?<text:line-break/>A: <text:span text:style-name="T1">102.1</text:span><text:line-break/>Q8: 104.if 105.there 106.is <text:span text:style-name="T43">107.a 108.thing</text:span> 109.in 110.front 111.of <text:span text:style-name="T1">112.it</text:span> 113., 114.what 115.is <text:span text:style-name="T43">116.its</text:span> 117.shape 118.?<text:line-break/>A: 120.cylinder<text:line-break/>Q9: 122.if 123.there 124.is <text:span text:style-name="T6">125.a 126.thing</text:span> 127.in 128.front 129.of <text:span text:style-name="T43">130.it</text:span> 131., 132.what 133.is <text:span text:style-name="T6">134.its</text:span> 135.shape 136.?<text:line-break/>A: 138.cube<text:line-break/>Q10: 140.how 141.many <text:span text:style-name="T59">142.things</text:span> 143.are 144.present 145.left 146.of <text:span text:style-name="T45">147.the 148.above 149.tiny 150.thing</text:span> 151.?<text:line-break/>A: <text:span text:style-name="T59">153.5</text:span><text:line-break/><text:line-break/>==================================================<text:line-break/><text:span text:style-name="T16">REDO?</text:span><text:line-break/>Dialog 10462,4, objects:<text:line-break/><text:span text:style-name="T37">2<text:tab/>cylinder small metal brown</text:span><text:line-break/><text:span text:style-name="T47">3<text:tab/>sphere small <text:s/>gray</text:span><text:line-break/><text:span text:style-name="T1">0<text:tab/>sphere large</text:span> <text:s/><text:line-break/><text:span text:style-name="T48">1<text:tab/> large </text:span><text:s/><text:line-break/>5<text:tab/> large <text:s/><text:line-break/>8<text:tab/> large <text:s/><text:line-break/>6<text:tab/>sphere large <text:s/><text:line-break/>C: <text:span text:style-name="T37">0.a 1.brown 2.object</text:span> 3.stands 4.on 5.the 6.left 7.side 8.of <text:span text:style-name="T47">9.a 10.gray 11.object</text:span> 12.in 13.the 14.view 15..<text:line-break/>Q1: 17.are 18.there <text:span text:style-name="T59">19.other 20.objects</text:span> 21.?<text:line-break/>A: 23.yes<text:line-break/>Q2: 25.what 26.is 27.the 28.material 29.of <text:span text:style-name="T37">30.the 31.previous 32.brown 33.object</text:span> 34.?<text:line-break/>A: 36.metal<text:line-break/>Q3: 38.what 39.is 40.the 41.shape 42.of <text:span text:style-name="T37">43.this 44.object</text:span> 45.?<text:line-break/>A: 47.cylinder<text:line-break/>Q4: 49.how 50.about 51.size 52.?<text:line-break/>A: 54.small<text:line-break/>Q5: 56.what 57.about <text:span text:style-name="T47">58.the 59.previous 60.gray 61.object</text:span> 62.?<text:line-break/>A: 64.small<text:line-break/>Q6: 66.if 67.there 68.is <text:span text:style-name="T1">69.an 70.object</text:span> 71.to 72.the 73.left 74.of <text:span text:style-name="T37">75.the 76.aforementioned 77.brown 78.object</text:span> 79., 80.what 81.shape 82.is <text:span text:style-name="T1">83.it</text:span> 84.?<text:line-break/>A: 86.sphere<text:line-break/>Q7: 88.how 89.many <text:span text:style-name="T59">90.objects</text:span> 91.are 92.present 93.behind <text:span text:style-name="T50">9</text:span><text:span text:style-name="T47">4.the 95.above 96.gray 97.object</text:span> 98.?<text:line-break/>A: <text:span text:style-name="T59">100.4</text:span><text:line-break/>Q8: 102.does 103.the 104.view 105.have <text:span text:style-name="T59">106.other 107.objects</text:span> 108.that 109.share 110.the 111.same 112.shape 113.with <text:span text:style-name="T1">114.that 115.ball</text:span> 116.?<text:line-break/><text:soft-page-break/>A: 118.yes<text:line-break/>Q9: 120.if 121.there 122.is <text:span text:style-name="T48">123.an 124.object</text:span> 125.behind <text:span text:style-name="T37">126.the 127.aforementioned 128.cylinder</text:span> 129., 130.what 131.is <text:span text:style-name="T48">132.its</text:span> 133.size 134.?<text:line-break/>A: 136.large<text:line-break/>Q10: 138.does 139.the 140.view 141.have <text:span text:style-name="T59">142.other 143.objects</text:span> 144.that 145.share <text:span text:style-name="T48">146.its</text:span> 147.size 148.?<text:line-break/>A: 150.yes<text:line-break/><text:line-break/>==================================================<text:line-break/><text:line-break/>Dialog 1156,0, objects:<text:line-break/><text:span text:style-name="T1">2<text:tab/> large metal </text:span><text:line-break/><text:span text:style-name="T47">5<text:tab/>sphere small metal gray</text:span><text:line-break/>0<text:tab/> large <text:s/><text:line-break/>1<text:tab/> large <text:s/><text:line-break/>6<text:tab/> large metal <text:line-break/><text:span text:style-name="T48">4<text:tab/> <text:s/>metal yellow</text:span><text:line-break/><text:span text:style-name="T8">3<text:tab/> <text:s/>metal </text:span><text:line-break/>C: <text:span text:style-name="T1">0.the 1.left 2.##most 3.thing</text:span> 4.in 5.the 6.picture 7.is <text:span text:style-name="T1">8.a 9.big 10.thing</text:span> 11..<text:line-break/>Q1: 13.if 14.there 15.is <text:span text:style-name="T47">16.a 17.thing</text:span> 18.behind <text:span text:style-name="T1">19.it</text:span> 20., 21.what 22.is <text:span text:style-name="T47">23.its</text:span> 24.color 25.?<text:line-break/>A: 27.gray<text:line-break/>Q2: 29.how 30.about 31.shape 32.?<text:line-break/>A: 34.sphere<text:line-break/>Q3: 36.and 37.size 38.?<text:line-break/>A: 40.small<text:line-break/>Q4: 42.and 43.material 44.?<text:line-break/>A: 46.metal<text:line-break/>Q5: 48.what 49.number 50.of <text:span text:style-name="T59">51.other 52.things</text:span> 53.in 54.the 55.scene 56.are 57.of 58.same 59.size 60.with <text:span text:style-name="T1">61.the 62.previous 63.large 64.thing</text:span> 65.?<text:line-break/>A: <text:span text:style-name="T59">67.3</text:span><text:line-break/>Q6: 69.if 70.there 71.is <text:span text:style-name="T48">72.a 73.thing</text:span> 74.to 75.the 76.left 77.of <text:span text:style-name="T47">78.the 79.above 80.round 81.thing</text:span> 82., 83.what 84.is <text:span text:style-name="T48">85.its</text:span> 86.color 87.?<text:line-break/>A: 89.yellow<text:line-break/>Q7: 91.what 92.is 93.the 94.count 95.of <text:span text:style-name="T59">96.things</text:span> <text:span text:style-name="T50">97.the 98.aforementioned 99.round 100.thing</text:span> 101.has 102.to <text:span text:style-name="T50">103.its</text:span> 104.behind 105.?<text:line-break/>A: <text:span text:style-name="T59">107.3</text:span><text:line-break/>Q8: 109.are 110.there <text:span text:style-name="T10">111.other 112.things</text:span> 113.in 114.the 115.scene 116.that 117.share 118.the 119.same 120.color 121.with <text:span text:style-name="T50">122.the 123.previous 124.sphere</text:span> 125.?<text:line-break/>A: 127.no<text:line-break/>Q9: 129.if 130.there 131.is <text:span text:style-name="T1">132.a 133.thing</text:span> 134.in 135.front 136.of <text:span text:style-name="T47">137.the 138.aforementioned 139.sphere</text:span> 140., 141.what 142.is <text:span text:style-name="T1">143.its</text:span> 144.material 145.?<text:line-break/>A: 147.metal<text:line-break/>Q10: 149.what 150.is 151.the 152.count 153.of <text:span text:style-name="T59">154.other 155.things</text:span> 156.in 157.the 158.image 159.that 160.share <text:span text:style-name="T1">161.its</text:span> 162.material 163.?<text:line-break/>A: <text:span text:style-name="T59">165.4</text:span><text:line-break/><text:line-break/>==================================================<text:line-break/><text:span text:style-name="T17">REDO</text:span><text:line-break/>Dialog 5761,4, objects:<text:line-break/><text:span text:style-name="T8">1<text:tab/> large rubber red</text:span><text:line-break/><text:span text:style-name="T12">6<text:tab/> <text:s/>rubber cyan</text:span><text:line-break/><text:span text:style-name="T51">4<text:tab/> <text:s/>metal </text:span><text:line-break/><text:span text:style-name="T41">0<text:tab/> small metal </text:span><text:line-break/><text:span text:style-name="T49">7<text:tab/> small rubber </text:span><text:line-break/>2<text:tab/> <text:s/>rubber <text:line-break/>3<text:tab/> <text:s/>rubber <text:line-break/>5<text:tab/> <text:s/>rubber <text:line-break/>C: 0.the 1.picture 2.has <text:span text:style-name="T8">3.a 4.red 5.object</text:span> 6.right 7.of <text:span text:style-name="T12">8.a 9.cy 10.##an 11.object</text:span> 12..<text:line-break/>Q1: 14.does 15.the 16.view 17.contain <text:span text:style-name="T10">18.any 19.blue 20.objects</text:span> 21.?<text:line-break/>A: 23.no<text:line-break/><text:soft-page-break/>Q2: 25.how 26.many <text:span text:style-name="T51">27.objects</text:span> 28.does <text:span text:style-name="T8">29.the 30.previous 31.red 32.object</text:span> 33.have 34.to <text:span text:style-name="T8">35.its</text:span> 36.right 37.?<text:line-break/>A: <text:span text:style-name="T51">39.1</text:span><text:line-break/>Q3: 41.if 42.there 43.is <text:span text:style-name="T41">44.an 45.object</text:span> 46.in 47.front 48.of <text:span text:style-name="T51">49.it</text:span> 50., 51.what 52.is <text:span text:style-name="T41">53.its</text:span> 54.size 55.?<text:line-break/>A: 57.small<text:line-break/>Q4: 59.how 60.about 61.material 62.?<text:line-break/>A: 64.metal<text:line-break/>Q5: 66.and 67.that 68.of <text:span text:style-name="T8">69.the 70.earlier 71.red 72.object</text:span> 73.?<text:line-break/>A: 75.rubber<text:line-break/>Q6: 77.does 78.the 79.picture 80.have <text:span text:style-name="T51">81.other 82.objects</text:span> 83.that 84.are 85.of 86.same 87.material 88.as <text:span text:style-name="T41">89.the 90.earlier 91.metal 92.object</text:span> 93.?<text:line-break/>A: <text:span text:style-name="T11">95.yes</text:span><text:line-break/>Q7: 97.if 98.there 99.is <text:span text:style-name="T49">100.an 101.object</text:span> 102.behind <text:span text:style-name="T8">103.that 104.matt 105.##e 106.object</text:span> 107., 108.what 109.is <text:span text:style-name="T49">110.its</text:span> 111.size 112.?<text:line-break/>A: 114.small<text:line-break/>Q8: 116.if 117.there 118.is <text:span text:style-name="T10">119.an 120.object</text:span> 121.in 122.front 123.of <text:span text:style-name="T8">124.the 125.aforementioned 126.red 127.object</text:span> 128., 129.what 130.material 131.is <text:span text:style-name="T10">132.it</text:span> 133.?<text:line-break/>A: 135.none<text:line-break/>Q9: 137.what 138.size 139.is <text:span text:style-name="T8">140.the 141.previous 142.red 143.object</text:span> 144.?<text:line-break/>A: 146.large<text:line-break/>Q10: 148.what 149.is 150.the 151.count 152.of <text:span text:style-name="T59">153.other 154.objects</text:span> 155.that 156.share <text:span text:style-name="T38">157.its</text:span> 158.material 159.?<text:line-break/>A: <text:span text:style-name="T59">161.5</text:span><text:line-break/><text:line-break/>==================================================<text:line-break/><text:line-break/>Dialog 2508,1, objects:<text:line-break/><text:span text:style-name="T48">0<text:tab/> small rubber yellow</text:span><text:line-break/><text:span text:style-name="T53">1<text:tab/>cylinder <text:s text:c="2"/>yellow</text:span><text:line-break/><text:span text:style-name="T47">2<text:tab/>cylinder <text:s/>metal </text:span><text:line-break/>C: 0.the 1.view 2.has <text:span text:style-name="T48">3.a 4.tiny 5.matt 6.##e 7.object</text:span> 8..<text:line-break/>Q1: 10.if 11.there 12.is <text:span text:style-name="T53">13.an 14.object</text:span> 15.in 16.front 17.of <text:span text:style-name="T48">18.it</text:span> 19., 20.what 21.is <text:span text:style-name="T53">22.its</text:span> 23.shape 24.?<text:line-break/>A: 26.cylinder<text:line-break/>Q2: 28.how 29.about 30.color 31.?<text:line-break/>A: 33.yellow<text:line-break/>Q3: 35.and 36.that 37.of <text:span text:style-name="T48">38.that 39.tiny 40.object</text:span> 41.?<text:line-break/>A: 43.yellow<text:line-break/>Q4: 45.are 46.there <text:span text:style-name="T47">47.other 48.objects</text:span> 49.in 50.the 51.scene 52.that 53.share 54.the 55.same 56.shape 57.with <text:span text:style-name="T53">58.the 59.previous 60.cylinder</text:span> 61.?<text:line-break/>A: 63.yes<text:line-break/>Q5: 65.what 66.number</text:p>
      <text:p text:style-name="Preformatted_20_Text"><text:s/>67.of <text:span text:style-name="T47">68.objects</text:span> 69.behind <text:span text:style-name="T48">70.the 71.earlier 72.tiny 73.object</text:span> 74.?<text:line-break/>A: <text:span text:style-name="T47">76.1</text:span><text:line-break/>Q6: 78.if 79.there 80.is 81.an 82.object 83.on 84.the 85.right 86.side 87.of <text:span text:style-name="T48">88.that 89.small 90.object</text:span> 91., 92.what 93.material 94.is 95.it 96.?<text:line-break/>A: 98.none<text:line-break/>Q7: 100.how 101.many <text:span text:style-name="T53">102.other 103.objects</text:span> 104.in 105.the 106.picture 107.share 108.similar 109.color 110.with <text:span text:style-name="T48">111.the 112.previous 113.tiny 114.object</text:span> 115.?<text:line-break/>A: <text:span text:style-name="T53">117.1</text:span><text:line-break/>Q8: 119.if 120.there 121.is 122.an 123.object 124.to 125.the 126.left 127.of <text:span text:style-name="T53">128.it</text:span> 129., 130.what 131.is 132.its 133.size 134.?<text:line-break/>A: 136.none<text:line-break/>Q9: 138.if 139.there 140.is <text:span text:style-name="T47">141.an 142.object</text:span> 143.behind <text:span text:style-name="T48">144.the 145.aforementioned 146.small 147.object</text:span> 148., 149.what 150.is <text:span text:style-name="T47">151.its</text:span> 152.material 153.?<text:line-break/>A: 155.metal<text:line-break/>Q10: 157.are 158.there <text:span text:style-name="T59">159.objects</text:span> 160.present 161.to <text:span text:style-name="T47">162.its</text:span> 163.front 164.?<text:line-break/>A: 166.yes<text:line-break/><text:line-break/>==================================================<text:line-break/><text:line-break/><text:soft-page-break/>Dialog 6749,4, objects:<text:line-break/><text:span text:style-name="T51">3<text:tab/>cylinder <text:s/>metal </text:span><text:line-break/><text:span text:style-name="T48">2<text:tab/>cylinder small rubber yellow</text:span><text:line-break/><text:span text:style-name="T47">0<text:tab/>sphere small rubber </text:span><text:line-break/><text:span text:style-name="T12">1<text:tab/>cylinder small rubber </text:span><text:line-break/>C: <text:span text:style-name="T51">0.a 1.cylinder</text:span> 2.is 3.present 4.behind <text:span text:style-name="T48">5.a 6.yellow 7.object</text:span> 8.in 9.the 10.image 11..<text:line-break/>Q1: 13.what 14.number 15.of <text:span text:style-name="T59">16.tiny 17.objects</text:span> 18.are 19.present 20.?<text:line-break/>A: <text:span text:style-name="T59">22.3</text:span><text:line-break/>Q2: 24.what 25.material 26.is <text:span text:style-name="T51">27.that 28.cylinder</text:span> 29.?<text:line-break/>A: 31.metal<text:line-break/>Q3: 33.what 34.is 35.the 36.material 37.of <text:span text:style-name="T48">38.that 39.yellow 40.object</text:span> 41.?<text:line-break/>A: 43.rubber<text:line-break/>Q4: 45.if 46.there 47.is <text:span text:style-name="T47">48.an 49.object</text:span> 50.on 51.the 52.right 53.side 54.of <text:span text:style-name="T48">55.it</text:span> 56., 57.what 58.material 59.is <text:span text:style-name="T47">60.it</text:span> 61.?<text:line-break/>A: 63.rubber<text:line-break/>Q5: 65.what 66.about 67.shape 68.?<text:line-break/>A: 70.sphere<text:line-break/>Q6: 72.what 73.about <text:span text:style-name="T48">74.the 75.previous 76.yellow 77.object</text:span> 78.?<text:line-break/>A: 80.cylinder<text:line-break/>Q7: 82.does 83.the 84.image 85.have <text:span text:style-name="T54">86.other 87.objects</text:span> 88.that 89.share 90.the 91.same 92.shape 93.with <text:span text:style-name="T51">94.that 95.metal 96.object</text:span> 97.?<text:line-break/>A: 99.yes<text:line-break/>Q8: 101.how 102.many <text:span text:style-name="T54">103.other 104.objects</text:span> 105.share 106.similar 107.size 108.with <text:span text:style-name="T47">109.the 110.previous 111.sphere</text:span> 112.?<text:line-break/>A: <text:span text:style-name="T54">114.2</text:span><text:line-break/>Q9: 116.if 117.there 118.is <text:span text:style-name="T12">119.an 120.object</text:span> 121.to 122.the 123.right 124.of <text:span text:style-name="T51">125.the 126.earlier 127.shiny 128.object</text:span> 129., 130.what 131.material 132.is <text:span text:style-name="T12">133.it</text:span> 134.?<text:line-break/>A: 136.rubber<text:line-break/>Q10: 138.does <text:span text:style-name="T48">139.the 140.previous 141.yellow 142.object</text:span> 143.have 144.objects 145.to <text:span text:style-name="T48">146.its</text:span> 147.front 148.?<text:line-break/>A: 150.no<text:line-break/><text:line-break/>==================================================<text:line-break/><text:line-break/>Dialog 12997,2, objects:<text:line-break/><text:span text:style-name="T12">1<text:tab/>cube small metal cyan</text:span><text:line-break/><text:span text:style-name="T51">2<text:tab/> <text:s/>metal purple</text:span><text:line-break/><text:span text:style-name="T47">0<text:tab/>sphere small rubber gray</text:span><text:line-break/>C: 0.the 1.scene 2.has <text:span text:style-name="T54">3.2 4.metallic 5.objects</text:span> 6..<text:line-break/>Q1: 8.what 9.is 10.the 11.count 12.of <text:span text:style-name="T12">13.cy 14.##an 15.objects</text:span> 16.among <text:span text:style-name="T54">17.them</text:span> 18.?<text:line-break/>A: <text:span text:style-name="T12">20.1</text:span><text:line-break/>Q2: 22.if 23.there 24.is <text:span text:style-name="T47">25.an 26.object</text:span> 27.to 28.the 29.left 30.of <text:span text:style-name="T12">31.it</text:span> 32., 33.what 34.is <text:span text:style-name="T47">35.its</text:span> 36.size 37.?<text:line-break/>A: 39.small<text:line-break/>Q3: 41.what 42.about 43.color 44.?<text:line-break/>A: 46.gray<text:line-break/>Q4: 48.what 49.about 50.shape 51.?<text:line-break/>A: 53.sphere<text:line-break/>Q5: 55.how 56.about <text:span text:style-name="T12">57.that 58.cy 59.##an 60.object</text:span> 61.?<text:line-break/>A: 63.cube<text:line-break/>Q6: 65.how 66.many 67.other 68.objects 69.are 70.in 71.the 72.image 73.?<text:line-break/>A: 75.0<text:line-break/>Q7: 77.are 78.there <text:span text:style-name="T12">79.other 80.objects</text:span> 81.that 82.share 83.the 84.same 85.size 86.with <text:span text:style-name="T47">87.the 88.above 89.small 90.object</text:span> 91.?<text:line-break/>A: 93.yes<text:line-break/>Q8: 95.what 96.material 97.is <text:span text:style-name="T47">98.the 99.earlier 100.sphere</text:span> 101.?<text:line-break/>A: 103.rubber<text:line-break/>Q9: 105.if 106.there 107.is <text:span text:style-name="T51">108.an 109.object</text:span> 110.right 111.of <text:span text:style-name="T12">112.the 113.aforementioned 114.cy 115.##an 116.object</text:span> 117., 118.what 119.is <text:span text:style-name="T51">120.its</text:span> 121.color 122.?<text:line-break/>A: 124.purple<text:line-break/><text:soft-page-break/>Q10: 126.does 127.the 128.image 129.have 130.other 131.objects 132.that 133.share <text:span text:style-name="T51">134.its</text:span> 135.color 136.?<text:line-break/>A: 138.no<text:line-break/><text:line-break/>==================================================<text:line-break/><text:line-break/>Dialog 11100,0, objects:<text:line-break/><text:span text:style-name="T12">6<text:tab/> small rubber cyan</text:span><text:line-break/>0<text:tab/> large rubber <text:line-break/>1<text:tab/> large rubber <text:line-break/><text:span text:style-name="T6">2<text:tab/>cube small rubber cyan</text:span><text:line-break/><text:span text:style-name="T51">3<text:tab/> large <text:s/></text:span><text:line-break/>4<text:tab/> large <text:s/><text:line-break/>5<text:tab/> large rubber <text:line-break/>7<text:tab/> <text:s/>rubber <text:line-break/>8<text:tab/> large rubber <text:line-break/>9<text:tab/> <text:s text:c="2"/><text:line-break/>C: <text:span text:style-name="T12">0.a 1.small 2.cy 3.##an 4.object</text:span> 5.is 6.to 7.the 8.back 9.of <text:span text:style-name="T59">10.all 11.objects</text:span> 12.in 13.the 14.picture 15..<text:line-break/>Q1: 17.does <text:span text:style-name="T12">18.it</text:span> 19.have <text:span text:style-name="T40">20.objects</text:span> 21.to 22.in 23.front 24.of <text:span text:style-name="T12">25.itself</text:span> 26.?<text:line-break/>A: 28.yes<text:line-break/>Q2: 30.if 31.there 32.is <text:span text:style-name="T6">33.an 34.object</text:span> 35.to 36.the 37.left 38.of <text:span text:style-name="T12">39.the 40.previous 41.tiny 42.object</text:span> 43., 44.what 45.is <text:span text:style-name="T6">46.its</text:span> 47.color 48.?<text:line-break/>A: 50.cy 51.##an<text:line-break/>Q3: 53.what 54.is <text:span text:style-name="T6">55.its</text:span> 56.shape 57.?<text:line-break/>A: 59.cube<text:line-break/>Q4: 61.how 62.about 63.material 64.?<text:line-break/>A: 66.rubber<text:line-break/>Q5: 68.how 69.about <text:span text:style-name="T12">70.the 71.earlier 72.small 73.object</text:span> 74.?<text:line-break/>A: 76.rubber<text:line-break/>Q6: 78.what 79.is 80.the 81.count 82.of <text:span text:style-name="T59">83.objects</text:span> <text:span text:style-name="T6">84.the 85.aforementioned 86.cube</text:span> 87.has 88.to <text:span text:style-name="T6">89.its</text:span> 90.right 91.?<text:line-break/>A: 93.6<text:line-break/>Q7: 95.does 96.the 97.image 98.have <text:span text:style-name="T59">99.other 100.objects</text:span> 101.that 102.share 103.the 104.same 105.material 106.with <text:span text:style-name="T6">107.that 108.cube</text:span> 109.?<text:line-break/>A: 111.yes<text:line-break/>Q8: 113.what 114.is 115.the 116.size 117.of <text:span text:style-name="T6">118.the 119.earlier 120.cube</text:span> 121.?<text:line-break/>A: 123.small<text:line-break/>Q9: 125.if 126.there 127.is <text:span text:style-name="T51">128.an 129.object</text:span> 130.left 131.of <text:span text:style-name="T6">132.it</text:span> 133., 134.what 135.is <text:span text:style-name="T51">136.its</text:span> 137.size 138.?<text:line-break/>A: 140.large<text:line-break/>Q10: 142.does 143.the 144.picture 145.have <text:span text:style-name="T59">146.other 147.objects</text:span> 148.sharing <text:span text:style-name="T51">149.its</text:span> 150.size 151.?<text:line-break/>A: 153.yes<text:line-break/><text:line-break/>==================================================<text:line-break/><text:line-break/>Dialog 8872,3, objects:<text:line-break/><text:span text:style-name="T6">1<text:tab/>sphere large <text:s/></text:span><text:line-break/><text:span text:style-name="T48">7<text:tab/> <text:s text:c="2"/>yellow</text:span><text:line-break/><text:span text:style-name="T12">3<text:tab/>cylinder small <text:s/>blue</text:span><text:line-break/><text:span text:style-name="T8">5<text:tab/> <text:s/>rubber </text:span><text:line-break/>6<text:tab/> small <text:s/><text:line-break/><text:span text:style-name="T42">2<text:tab/> <text:s/>rubber</text:span> <text:line-break/>C: <text:span text:style-name="T6">0.a 1.big 2.object</text:span> 3.stands 4.in 5.front 6.of <text:span text:style-name="T48">7.a 8.yellow 9.object</text:span> 10.in 11.the 12.scene 13..<text:line-break/>Q1: 15.if 16.present 17., 18.how 19.many <text:span text:style-name="T48">20.yellow 21.objects</text:span> 22.are 23.in 24.the 25.view 26.?<text:line-break/>A: <text:span text:style-name="T48">28.1</text:span><text:line-break/>Q2: 30.if 31.there 32.is <text:span text:style-name="T12">33.an 34.object</text:span> 35.behind <text:span text:style-name="T48">36.it</text:span> 37., 38.what 39.is <text:span text:style-name="T12">40.its</text:span> 41.size 42.?<text:line-break/>A: 44.small<text:line-break/>Q3: 46.how 47.about 48.color 49.?<text:line-break/>A: 51.blue<text:line-break/><text:soft-page-break/>Q4: 53.and 54.shape 55.?<text:line-break/>A: 57.cylinder<text:line-break/>Q5: 59.how 60.about <text:span text:style-name="T6">61.that 62.large 63.object</text:span> 64.?<text:line-break/>A: 66.sphere<text:line-break/>Q6: 68.how 69.many <text:span text:style-name="T59">70.objects</text:span> 71.does <text:span text:style-name="T12">72.the 73.above 74.blue 75.object</text:span> 76.have 77.to <text:span text:style-name="T12">78.its</text:span> 79.left 80.?<text:line-break/>A: <text:span text:style-name="T59">82.2</text:span><text:line-break/>Q7: 84.if 85.there 86.is <text:span text:style-name="T8">87.an 88.object</text:span> 89.right 90.of <text:span text:style-name="T6">91.the 92.earlier 93.ball</text:span> 94., 95.what 96.material 97.is <text:span text:style-name="T8">98.it</text:span> 99.?<text:line-break/>A: 101.rubber<text:line-break/>Q8: 103.does 104.the 105.picture 106.have <text:span text:style-name="T59">107.other 108.objects</text:span> 109.that 110.are 111.of 112.same 113.size 114.as <text:span text:style-name="T12">115.that 116.cylinder</text:span> 117.?<text:line-break/>A: 119.yes<text:line-break/>Q9: 121.if 122.there 123.is <text:span text:style-name="T42">124.an 125.object</text:span> 126.behind <text:span text:style-name="T12">127.the 128.aforementioned 129.blue 130.object</text:span> 131., 132.what 133.material 134.is <text:span text:style-name="T42">135.it</text:span> 136.?<text:line-break/>A: 138.rubber<text:line-break/>Q10: 140.are 141.there <text:span text:style-name="T59">142.more 143.objects</text:span> 144.in 145.the 146.scene 147.?<text:line-break/>A: 149.yes<text:line-break/><text:line-break/>==================================================<text:line-break/><text:span text:style-name="T18">REDO</text:span><text:line-break/>Dialog 8642,3, objects:<text:line-break/><text:span text:style-name="T55">0<text:tab/>sphere <text:s/>rubber cyan</text:span><text:line-break/><text:span text:style-name="T6">1<text:tab/> <text:s text:c="2"/>cyan</text:span><text:line-break/><text:span text:style-name="T8">2<text:tab/>sphere large metal red</text:span><text:line-break/>C: <text:span text:style-name="T12">0.a 1.matt 2.##e 3.thing</text:span> 4.stands 5.in 6.front <text:span text:style-name="T10">7.of </text:span><text:span text:style-name="T6">8.a 9.cy 10.##an 11.thing</text:span> 12.in 13.the 14.view 15..<text:line-break/>Q1: 17.any 18.purple 19.things 20.in 21.the 22.picture 23.?<text:line-break/>A: 25.no<text:line-break/>Q2: 27.if 28.there 29.is <text:span text:style-name="T12">30.a 31.thing</text:span> 32.in 33.front 34.of <text:span text:style-name="T6">35.the 36.previous 37.cy 38.##an 39.thing</text:span> 40., 41.what 42.color 43.is <text:span text:style-name="T12">44.it</text:span> 45.?<text:line-break/>A: 47.cy 48.##an<text:line-break/>Q3: 50.if 51.there 52.is <text:span text:style-name="T8">53.a 54.thing</text:span> 55.on 56.the 57.right 58.side 59.of <text:span text:style-name="T12">60.it</text:span> 61., 62.what 63.is <text:span text:style-name="T8">64.its</text:span> 65.size 66.?<text:line-break/>A: 68.large<text:line-break/>Q4: 70.what 71.about 72.color 73.?<text:line-break/>A: 75.red<text:line-break/>Q5: 77.what 78.about 79.shape 80.?<text:line-break/>A: 82.sphere<text:line-break/>Q6: 84.and 85.that 86.of <text:span text:style-name="T12">87.the 88.above 89.rubber 90.thing</text:span> 91.?<text:line-break/>A: 93.sphere<text:line-break/>Q7: 95.are 96.there <text:span text:style-name="T6">97.other 98.things</text:span> 99.that 100.share <text:span text:style-name="T12">101.its</text:span> 102.color 103.in 104.the 105.view 106.?<text:line-break/>A: 108.yes<text:line-break/>Q8: 110.how 111.many 112.other 113.things 114.share 115.similar 116.size 117.with <text:span text:style-name="T8">118.the 119.above 120.large 121.thing</text:span> 122.?<text:line-break/>A: 124.0<text:line-break/>Q9: 126.what 127.is 128.the 129.material 130.of <text:span text:style-name="T8">131.the 132.earlier 133.red 134.thing</text:span> 135.?<text:line-break/>A: 137.metal<text:line-break/>Q10: 139.are 140.there <text:span text:style-name="T12">141.things</text:span> 142.left 143.of <text:span text:style-name="T8">144.itself</text:span> 145.?<text:line-break/>A: 147.yes<text:line-break/><text:line-break/>==================================================<text:line-break/><text:line-break/>Dialog 11144,0, objects:<text:line-break/><text:span text:style-name="T47">6<text:tab/> <text:s/>rubber gray</text:span><text:line-break/><text:span text:style-name="T48">4<text:tab/>cylinder small metal yellow</text:span><text:line-break/>3<text:tab/> <text:s text:c="2"/><text:line-break/>0<text:tab/> <text:s text:c="2"/><text:line-break/><text:span text:style-name="T57">1<text:tab/> <text:s text:c="2"/>yellow</text:span><text:line-break/>2<text:tab/> <text:s text:c="2"/><text:line-break/>5<text:tab/> <text:s text:c="2"/><text:line-break/><text:soft-page-break/>C: 0.there 1.is <text:span text:style-name="T47">2.a 3.rubber 4.thing</text:span> 5.sitting 6.at 7.the 8.extreme 9.back 10.of 11.the 12.view 13..<text:line-break/>Q1: 15.if 16.there 17.is <text:span text:style-name="T48">18.a 19.thing</text:span> 20.on 21.the 22.left 23.side 24.of <text:span text:style-name="T47">25.it</text:span> 26., 27.what 28.is <text:span text:style-name="T48">29.its</text:span> 30.size 31.?<text:line-break/>A: 33.small<text:line-break/>Q2: 35.and 36.material 37.?<text:line-break/>A: 39.metal<text:line-break/>Q3: 41.and 42.color 43.?<text:line-break/>A: 45.yellow<text:line-break/>Q4: 47.and 48.that 49.of <text:span text:style-name="T47">50.the 51.earlier 52.rubber 53.thing</text:span> 54.?<text:line-break/>A: 56.gray<text:line-break/>Q5: 58.how 59.many 60.other 61.things 62.share <text:span text:style-name="T47">63.its</text:span> 64.color 65.?<text:line-break/>A: 67.0<text:line-break/>Q6: 69.what 70.number 71.of <text:span text:style-name="T59">72.things</text:span> 73.behind <text:span text:style-name="T48">74.the 75.aforementioned 76.metal 77.thing</text:span> 78.?<text:line-break/>A: <text:span text:style-name="T59">80.2</text:span><text:line-break/>Q7: 82.are 83.there <text:span text:style-name="T59">84.things</text:span> 85.in 86.front 87.of <text:span text:style-name="T48">88.the 89.above 90.yellow 91.thing</text:span> 92.?<text:line-break/>A: 94.yes<text:line-break/>Q8: 96.what 97.shape 98.is <text:span text:style-name="T48">99.that 100.yellow 101.thing</text:span> 102.?<text:line-break/>A: 104.cylinder<text:line-break/>Q9: 106.if 107.there 108.is <text:span text:style-name="T57">109.a 110.thing</text:span> 111.in 112.front 113.of <text:span text:style-name="T48">114.it</text:span> 115., 116.what 117.color 118.is <text:span text:style-name="T57">119.it</text:span> 120.?<text:line-break/>A: 122.yellow<text:line-break/>Q10: 124.how 125.many <text:span text:style-name="T59">126.things</text:span> 127.to <text:span text:style-name="T57">128.its</text:span> 129.front 130.in 131.the 132.scene 133.?<text:line-break/>A: <text:span text:style-name="T59">135.3</text:span><text:line-break/><text:line-break/>==================================================<text:line-break/><text:line-break/>Dialog 1226,4, objects:<text:line-break/><text:span text:style-name="T6">0<text:tab/> small rubber blue</text:span><text:line-break/><text:span text:style-name="T8">1<text:tab/>cylinder <text:s/>metal red</text:span><text:line-break/><text:span text:style-name="T48">2<text:tab/> <text:s/>metal yellow</text:span><text:line-break/>C: <text:span text:style-name="T6">0.a 1.tiny 2.object</text:span> 3.stands 4.left 5.of <text:span text:style-name="T8">6.a 7.red 8.object</text:span> 9.in 10.the 11.scene 12..<text:line-break/>Q1: 14.what 15.is 16.the 17.count 18.of 19.gray 20.objects 21.in 22.the 23.scene 24., 25.if 26.present 27.?<text:line-break/>A: 29.0<text:line-break/>Q2: 31.does <text:span text:style-name="T6">32.the 33.aforementioned 34.small 35.object</text:span> 36.have 37.objects 38.to <text:span text:style-name="T6">39.its</text:span> 40.left 41.?<text:line-break/>A: 43.no<text:line-break/>Q3: 45.what 46.is 47.the 48.color 49.of <text:span text:style-name="T6">50.the 51.earlier 52.small 53.object</text:span> 54.?<text:line-break/>A: 56.blue<text:line-break/>Q4: 58.if 59.there 60.is <text:span text:style-name="T8">61.an 62.object</text:span> 63.behind <text:span text:style-name="T6">64.it</text:span> 65., 66.what 67.shape 68.is <text:span text:style-name="T8">69.it</text:span> 70.?<text:line-break/>A: 72.cylinder<text:line-break/>Q5: 74.how 75.about 76.material 77.?<text:line-break/>A: 79.metal<text:line-break/>Q6: 81.and 82.that 83.of <text:span text:style-name="T6">84.the 85.earlier 86.tiny 87.object</text:span> 88.?<text:line-break/>A: 90.rubber<text:line-break/>Q7: 92.if 93.there 94.is <text:span text:style-name="T48">95.an 96.object</text:span> 97.behind <text:span text:style-name="T8">98.the 99.earlier 100.metal 101.object</text:span> 102., 103.what 104.material 105.is <text:span text:style-name="T48">106.it</text:span> 107.?<text:line-break/>A: 109.metal<text:line-break/>Q8: 111.any 112.green 113.objects 114.in 115.the 116.scene 117.?<text:line-break/>A: 119.no<text:line-break/>Q9: 121.if 122.there 123.is 1<text:span text:style-name="T48">24.an 125.object</text:span> 126.to 127.the 128.right 129.of <text:span text:style-name="T8">130.the 131.earlier 132.cylinder</text:span> 133., 134.what 135.is <text:span text:style-name="T48">136.its</text:span> 137.color 138.?<text:line-break/>A: 140.yellow<text:line-break/>Q10: 142.does 143.the 144.scene 145.have 146.other 147.objects 148.sharing <text:span text:style-name="T48">149.its</text:span> 150.color 151.?<text:line-break/>A: 153.no<text:line-break/><text:line-break/><text:soft-page-break/>==================================================<text:line-break/><text:line-break/>Dialog 866,4, objects:<text:line-break/><text:span text:style-name="T12">3<text:tab/>cylinder small metal cyan</text:span><text:line-break/><text:span text:style-name="T1">2<text:tab/>cylinder large <text:s/>green</text:span><text:line-break/>0<text:tab/> small <text:s/><text:line-break/>1<text:tab/> <text:s text:c="2"/><text:line-break/>5<text:tab/> <text:s text:c="2"/><text:line-break/><text:span text:style-name="T6">6<text:tab/> <text:s text:c="2"/>cyan</text:span><text:line-break/>7<text:tab/> small <text:s/><text:line-break/>4<text:tab/> small <text:s/><text:line-break/>C: <text:span text:style-name="T12">0.a 1.small 2.thing</text:span> 3.is 4.present 5.behind <text:span text:style-name="T1">6.a 7.green 8.thing</text:span> 9..<text:line-break/>Q1: 11.if 12.present 13., 14.how 15.many <text:span text:style-name="T1">16.green 17.things</text:span></text:p>
      <text:p text:style-name="Preformatted_20_Text"><text:s/>18.are 19.in 20.the 21.view 22.?<text:line-break/>A: <text:span text:style-name="T1">24.1</text:span><text:line-break/>Q2: 26.if 27.there 28.is <text:span text:style-name="T12">29.a 30.thing</text:span> 31.behind <text:span text:style-name="T1">32.it</text:span> 33., 34.what 35.material 36.is <text:span text:style-name="T12">37.it</text:span> 38.?<text:line-break/>A: 40.metal<text:line-break/>Q3: 42.and 43.shape 44.?<text:line-break/>A: 46.cylinder<text:line-break/>Q4: 48.what 49.about <text:span text:style-name="T1">50.the 51.previous 52.green 53.thing</text:span> 54.?<text:line-break/>A: 56.cylinder<text:line-break/>Q5: 58.does <text:span text:style-name="T12">59.that 60.tiny 61.thing</text:span> 62.have <text:span text:style-name="T59">63.things</text:span> 64.to <text:span text:style-name="T12">65.its</text:span> 66.right 67.?<text:line-break/>A: 69.yes<text:line-break/>Q6: 71.how 72.many <text:span text:style-name="T59">73.other 74.things</text:span> 75.are 76.of 77.same 78.size 79.as <text:span text:style-name="T12">80.that 81.small 82.thing</text:span> 83.?<text:line-break/>A: <text:span text:style-name="T59">85.3</text:span><text:line-break/>Q7: 87.if 88.there 89.is <text:span text:style-name="T6">90.a 91.thing</text:span> 92.on 93.the 94.right 95.side 96.of <text:span text:style-name="T12">97.the 98.above 99.metal 100.thing</text:span> 101., 102.what 103.color 104.is <text:span text:style-name="T6">105.it</text:span> 106.?<text:line-break/>A: 108.cy 109.##an<text:line-break/>Q8: 111.what 112.color 113.is <text:span text:style-name="T12">114.the 115.previous 116.metallic 117.thing</text:span> 118.?<text:line-break/>A: 120.cy 121.##an<text:line-break/>Q9: 123.what 124.size 125.is <text:span text:style-name="T1">126.the 127.above 128.green 129.thing</text:span> 130.?<text:line-break/>A: 132.large<text:line-break/>Q10: 134.how 135.many <text:span text:style-name="T59">136.things</text:span> 137.does <text:span text:style-name="T12">138.the 139.above 140.shiny 141.thing</text:span> 142.have 143.to <text:span text:style-name="T12">144.its</text:span> 145.behind 146.?<text:line-break/>A: <text:span text:style-name="T59">148.5</text:span><text:line-break/><text:line-break/>==================================================<text:line-break/><text:line-break/>Dialog 9935,0, objects:<text:line-break/><text:span text:style-name="T12">1<text:tab/>cylinder large metal cyan</text:span><text:line-break/><text:span text:style-name="T6">5<text:tab/> large rubber blue</text:span><text:line-break/>2<text:tab/> large <text:s/><text:line-break/><text:span text:style-name="T1">3<text:tab/> large <text:s/>green</text:span><text:line-break/>0<text:tab/> <text:s text:c="2"/><text:line-break/>4<text:tab/> <text:s text:c="2"/><text:line-break/>C: 0.there 1.is <text:span text:style-name="T12">2.a 3.metallic 4.cylinder</text:span> 5.to 6.the 7.front 8.of 9.all 10.objects 11..<text:line-break/>Q1: 13.if 14.there 15.is <text:span text:style-name="T6">16.an 17.object</text:span> 18.left 19.of <text:span text:style-name="T12">20.it</text:span> 21., 22.what 23.color 24.is <text:span text:style-name="T6">25.it</text:span> 26.?<text:line-break/>A: 28.blue<text:line-break/>Q2: 30.and 31.size 32.?<text:line-break/>A: 34.large<text:line-break/>Q3: 36.how 37.about <text:span text:style-name="T12">38.that 39.cylinder</text:span> 40.?<text:line-break/>A: 42.large<text:line-break/>Q4: 44.are 45.there 46.other 47.objects 48.that 49.share 50.the 51.same 52.color 53.with <text:span text:style-name="T6">54.the 55.earlier 56.blue 57.object</text:span> 58.?<text:line-break/>A: 60.no<text:line-break/>Q5: 62.what 63.color 64.is <text:span text:style-name="T12">65.the 66.above 67.cylinder</text:span> 68.?<text:line-break/>A: 70.cy 71.##an<text:line-break/>Q6: 73.what 74.number 75.of <text:span text:style-name="T59">76.other 77.objects</text:span> 78.are 79.of 80.same 81.size 82.with <text:span text:style-name="T6">83.the 84.aforementioned 85.blue 86.object</text:span> 87.?<text:line-break/><text:soft-page-break/>A: <text:span text:style-name="T59">89.3</text:span><text:line-break/>Q7: 91.what 92.is 93.the 94.count 95.of <text:span text:style-name="T12">96.cy 97.##an 98.objects</text:span> 99.in <text:span text:style-name="T40">100.this 101.group</text:span> 102.?<text:line-break/>A: <text:span text:style-name="T12">104.1</text:span><text:line-break/>Q8: 106.what 107.is 108.the 109.material 110.of <text:span text:style-name="T6">111.the 112.aforementioned 113.blue 114.object</text:span> 115.?<text:line-break/>A: 117.rubber<text:line-break/>Q9: 119.if 120.there 121.is <text:span text:style-name="T1">122.an 123.object</text:span> 124.on 125.the 126.left 127.side 128.of <text:span text:style-name="T6">129.it</text:span> 130., 131.what 132.is <text:span text:style-name="T1">133.its</text:span> 134.color 135.?<text:line-break/>A: 137.green<text:line-break/>Q10: 139.what 140.is 141.the 142.number 143.of <text:span text:style-name="T59">144.other 145.objects</text:span> 146.in 147.the 148.image 149.?<text:line-break/>A: <text:span text:style-name="T59">151.2</text:span><text:line-break/><text:line-break/>==================================================<text:line-break/><text:span text:style-name="T19">REDO</text:span><text:line-break/>Dialog 1123,3, objects:<text:line-break/><text:span text:style-name="T51">3<text:tab/>sphere small metal purple</text:span><text:line-break/><text:span text:style-name="T12">2<text:tab/>cube small <text:s/>cyan</text:span><text:line-break/><text:span text:style-name="T6">0<text:tab/> small <text:s/>blue</text:span><text:line-break/>1<text:tab/> <text:s text:c="2"/><text:line-break/>6<text:tab/> <text:s text:c="2"/><text:line-break/>4<text:tab/> <text:s text:c="2"/><text:line-break/>5<text:tab/> <text:s text:c="2"/><text:line-break/>C: <text:span text:style-name="T51">0.a 1.round 2.object</text:span> 3.stands 4.to 5.the 6.right 7.of <text:span text:style-name="T12">8.a 9.cy 10.##an 11.object</text:span> 12.in 13.the 14.view 15..<text:line-break/>Q1: 17.does 18.the 19.view 20.contain <text:span text:style-name="T7">21.any 2</text:span><text:span text:style-name="T6">2.blue 23.objects</text:span> 24.?<text:line-break/>A: 26.yes<text:line-break/>Q2: 28.if 29.there 30.is <text:span text:style-name="T6">31.an 32.object</text:span> 33.in 34.front 35.of <text:span text:style-name="T51">36.the 37.previous 38.sphere</text:span> 39., 40.what 41.size 42.is <text:span text:style-name="T6">43.it</text:span> 44.?<text:line-break/>A: 46.small<text:line-break/>Q3: 48.if 49.there 50.is <text:span text:style-name="T51">51.an 52.object</text:span> 53.behind <text:span text:style-name="T6">54.it</text:span> 55., 56.what 57.material 58.is <text:span text:style-name="T51">59.it</text:span> 60.?<text:line-break/>A: 62.metal<text:line-break/>Q4: 64.what 65.about 66.size 67.?<text:line-break/>A: 69.small<text:line-break/>Q5: 71.how 72.about <text:span text:style-name="T12">73.the 74.above 75.cy 76.##an 77.object</text:span> 78.?<text:line-break/>A: 80.small<text:line-break/>Q6: 82.what 83.is 84.the 85.color 86.of <text:span text:style-name="T51">87.the 88.above 89.metal 90.object</text:span> 91.?<text:line-break/>A: 93.purple<text:line-break/>Q7: 95.are 96.there 97.other 98.objects 99.in 100.the 101.scene 102.that 103.share 104.the 105.same 106.color 107.with <text:span text:style-name="T6">108.that 109.blue 110.object</text:span> 111.?<text:line-break/>A: 113.no<text:line-break/>Q8: 115.how 116.many <text:span text:style-name="T59">117.objects</text:span> 118.does <text:span text:style-name="T12">119.the 120.previous 121.cy 122.##an 123.object</text:span> 124.have 125.to <text:span text:style-name="T12">126.its</text:span> 127.right 128.?<text:line-break/>A: <text:span text:style-name="T59">130.3</text:span><text:line-break/>Q9: 132.what 133.shape 134.is <text:span text:style-name="T12">135.the 136.earlier 137.cy 138.##an 139.object</text:span> 140.?<text:line-break/>A: 142.cube<text:line-break/>Q10: 144.does <text:span text:style-name="T51">145.that 146.purple 147.object</text:span> 148.have <text:span text:style-name="T59">149.objects</text:span> 150.to <text:span text:style-name="T51">151.its</text:span> 152.left 153.?<text:line-break/>A: 155.yes<text:line-break/><text:line-break/>==================================================<text:line-break/><text:line-break/>Dialog 6630,3, objects:<text:line-break/><text:span text:style-name="T47">3<text:tab/>cylinder large <text:s/>gray</text:span><text:line-break/><text:span text:style-name="T54">1<text:tab/>cube large <text:s/></text:span><text:line-break/>5<text:tab/>cube large <text:s/><text:line-break/>8<text:tab/>cube <text:s text:c="2"/><text:line-break/><text:span text:style-name="T48">0<text:tab/>cylinder large rubber yellow</text:span><text:line-break/>2<text:tab/>cylinder large <text:s/>yellow<text:line-break/>9<text:tab/> large <text:s/>yellow<text:line-break/><text:span text:style-name="T6">6<text:tab/> small </text:span><text:s/><text:line-break/><text:soft-page-break/>4<text:tab/> large <text:s/><text:line-break/>7<text:tab/> large <text:s/><text:line-break/>C: 0.there 1.is <text:span text:style-name="T47">2.a 3.gray 4.thing</text:span> 5.in 6.front 7.of <text:span text:style-name="T54">8.a 9.big 10.thing </text:span>11..<text:line-break/>Q1: 13.any 14.blocks 15.?<text:line-break/>A: 17.yes<text:line-break/>Q2: 19.if 20.there 21.is <text:span text:style-name="T48">22.a 23.thing</text:span> 24.to 25.the 26.left 27.of <text:span text:style-name="T47">28.the 29.aforementioned 30.gray 31.thing</text:span> 32., 33.what 34.is <text:span text:style-name="T48">35.its</text:span> 36.color 37.?<text:line-break/>A: 39.yellow<text:line-break/>Q3: 41.what 42.is 43.the 44.material 45.of <text:span text:style-name="T48">46.this 47.thing</text:span> 48.?<text:line-break/>A: 50.rubber<text:line-break/>Q4: 52.what 53.about 54.shape 55.?<text:line-break/>A: 57.cylinder<text:line-break/>Q5: 59.what 60.about <text:span text:style-name="T47">61.that 62.gray 63.thing</text:span> 64.?<text:line-break/>A: 66.cylinder<text:line-break/>Q6: 68.how 69.many <text:span text:style-name="T59">70.other 71.things</text:span> 72.are 73.of 74.same 75.shape 76.as <text:span text:style-name="T48">77.the 78.above 79.yellow 80.thing</text:span> 81.?<text:line-break/>A: <text:span text:style-name="T59">83.2</text:span><text:line-break/>Q7: 85.how 86.many <text:span text:style-name="T59">87.other 88.things</text:span> 89.in 90.the 91.scene 92.are 93.of 94.same 95.color 96.as <text:span text:style-name="T48">97.the 98.previous 99.matt 100.##e 101.thing</text:span> 102.?<text:line-break/>A: <text:span text:style-name="T59">104.2</text:span><text:line-break/>Q8: 106.what 107.size 108.is <text:span text:style-name="T48">109.the 110.earlier 111.matt 112.##e 113.thing</text:span> 114.?<text:line-break/>A: 116.large<text:line-break/>Q9: 118.if 119.there 120.is <text:span text:style-name="T6">121.a 122.thing</text:span> 123.in 124.front 125.of <text:span text:style-name="T47">126.the 127.aforementioned 128.gray 129.thing</text:span> 130., 131.what 132.size 133.is <text:span text:style-name="T6">134.it</text:span> 135.?<text:line-break/>A: 137.small<text:line-break/>Q10: 139.how 140.many <text:span text:style-name="T59">141.other 142.things</text:span> 143.in 144.the 145.view 146.share 147.similar 148.size 149.with <text:span text:style-name="T48">150.the 151.above 152.matt 153.##e 154.thing</text:span> 155.?<text:line-break/>A: <text:span text:style-name="T59">157.7</text:span><text:line-break/><text:line-break/>==================================================<text:line-break/><text:span text:style-name="T20">REDO/RE-EXAMINE</text:span><text:line-break/>Dialog 7674,2, objects:<text:line-break/><text:span text:style-name="T8">0<text:tab/> large metal</text:span> <text:line-break/><text:span text:style-name="T1">4<text:tab/>sphere large metal</text:span> <text:line-break/><text:span text:style-name="T6">1<text:tab/> <text:s text:c="2"/>blue</text:span><text:line-break/><text:span text:style-name="T47">2<text:tab/> large rubber </text:span><text:line-break/>3<text:tab/> <text:s text:c="2"/><text:line-break/>C: 0.the 1.scene 2.has <text:span text:style-name="T38">3.a 4.shiny 5.thing</text:span> 6.in 7.front 8.of <text:span text:style-name="T1">9.a 10.sphere</text:span> 11..<text:line-break/>Q1: 13.what 14.is 15.the 16.number 17.of <text:span text:style-name="T49">18.other 19.things</text:span> 20.?<text:line-break/>A: <text:span text:style-name="T49">22.3</text:span><text:line-break/>Q2: 24.if 25.there 26.is <text:span text:style-name="T6">27.a 28.thing</text:span> 29.in 30.front 31.of <text:span text:style-name="T38">32.the 33.aforementioned 34.metal 35.thing</text:span> 36., 37.what 38.is <text:span text:style-name="T6">39.its</text:span> 40.color 41.?<text:line-break/>A: 43.blue<text:line-break/>Q3: 45.if 46.there 47.is <text:span text:style-name="T47">48.a 49.thing</text:span> 50.on 51.the 52.right 53.side 54.of <text:span text:style-name="T6">55.it</text:span> 56., 57.what 58.material 59.is <text:span text:style-name="T47">60.it</text:span> 61.?<text:line-break/>A: 63.rubber<text:line-break/>Q4: 65.how 66.about 67.size 68.?<text:line-break/>A: 70.large<text:line-break/>Q5: 72.how 73.about <text:span text:style-name="T38">74.the 75.previous 76.shiny 77.thing</text:span> 78.?<text:line-break/>A: 80.large<text:line-break/>Q6: 82.what 83.number 84.of 85.other 86.things 87.in 88.the 89.scene 90.share 91.similar 92.color 93.with <text:span text:style-name="T6">94.the 95.aforementioned 96.blue 97.thing</text:span> 98.?<text:line-break/>A: 100.0<text:line-break/>Q7: 102.if 103.there 104.is <text:span text:style-name="T2">105.a 106.thing</text:span> 107.to 108.the 109.right 110.of <text:span text:style-name="T38">111.the 112.earlier 113.metal 114.thing</text:span> 115., 116.what 117.size 118.is <text:span text:style-name="T2">119.it</text:span> 120.?<text:line-break/>A: 122.large<text:line-break/>Q8: 124.are 125.there 126.other 127.things 128.present 129.in 130.the 131.picture 132.sharing <text:span text:style-name="T2">133.its</text:span> 134.shape 135.?<text:line-break/>A: 137.no<text:line-break/>Q9: 139.if 140.there 141.is <text:span text:style-name="T1">142.a 143.thing</text:span> 144.behind <text:span text:style-name="T38">145.the 146.aforementioned 147.shiny 148.thing</text:span> 149., 150.what 151.material 152.is <text:span text:style-name="T1">153.it</text:span> <text:soft-page-break/>154.?<text:line-break/>A: 156.metal<text:line-break/>Q10: 158.what 159.number 160.of 161.things 162.right 163.of <text:span text:style-name="T47">164.the 165.previous 166.matt 167.##e 168.thing</text:span> 169.?<text:line-break/>A: 171.0<text:line-break/><text:line-break/>==================================================<text:line-break/><text:line-break/>Dialog 9795,1, objects:<text:line-break/><text:span text:style-name="T1">2<text:tab/>sphere large rubber </text:span><text:line-break/><text:span text:style-name="T51">6<text:tab/>cube large rubber purple</text:span><text:line-break/>0<text:tab/> large rubber <text:line-break/><text:span text:style-name="T37">1<text:tab/> large <text:s/>brown</text:span><text:line-break/>3<text:tab/> large rubber <text:line-break/>4<text:tab/> large <text:s/><text:line-break/>7<text:tab/> large rubber <text:line-break/>5<text:tab/> <text:s text:c="2"/><text:line-break/>C: 0.there 1.is <text:span text:style-name="T1">2.one 3.round 4.object</text:span> 5.in 6.the 7.scene 8..<text:line-break/>Q1: 10.if 11.there 12.is <text:span text:style-name="T51">13.an 14.object</text:span> 15.left 16.of <text:span text:style-name="T1">17.it</text:span> 18., 19.what 20.is <text:span text:style-name="T51">21.its</text:span> 22.color 23.?<text:line-break/>A: 25.purple<text:line-break/>Q2: 27.what 28.about 29.size 30.?<text:line-break/>A: 32.large<text:line-break/>Q3: 34.what 35.about 36.material 37.?<text:line-break/>A: 39.rubber<text:line-break/>Q4: 41.and 42.that 43.of <text:span text:style-name="T1">44.the 45.previous 46.round 47.object</text:span> 48.?<text:line-break/>A: 50.rubber<text:line-break/>Q5: 52.how 53.many <text:span text:style-name="T59">54.other 55.objects</text:span> 56.are 57.of 58.same 59.size 60.as <text:span text:style-name="T51">61.the 62.previous 63.big 64.object</text:span> 65.?<text:line-break/>A: <text:span text:style-name="T59">67.6</text:span><text:line-break/>Q6: 69.how 70.many <text:span text:style-name="T59">71.other 72.objects</text:span> 73.in 74.the 75.scene 76.share 77.similar 78.material 79.with <text:span text:style-name="T51">80.the 81.previous 82.purple 83.object</text:span> 84.?<text:line-break/>A: <text:span text:style-name="T59">86.4</text:span><text:line-break/>Q7: 88.are 89.there 90.other 91.objects 92.that 93.share 94.the 95.same 96.color 97.with <text:span text:style-name="T51">98.the 99.earlier 100.purple 101.object</text:span> 102.?<text:line-break/>A: 104.no<text:line-break/>Q8: 106.what 107.shape 108.is <text:span text:style-name="T51">109.the 110.above 111.purple 112.object</text:span> 113.?<text:line-break/>A: 115.cube<text:line-break/>Q9: 117.if 118.there 119.is <text:span text:style-name="T37">120.an 121.object</text:span> 122.in 123.front 124.of <text:span text:style-name="T51">125.it</text:span> 126., 127.what 128.is <text:span text:style-name="T37">129.its</text:span> 130.color 131.?<text:line-break/>A: 133.brown<text:line-break/>Q10: 135.does <text:span text:style-name="T37">136.it</text:span> 137.have <text:span text:style-name="T59">138.objects</text:span> 139.to <text:span text:style-name="T37">140.its</text:span> 141.behind 142.?<text:line-break/>A: 144.yes<text:line-break/><text:line-break/>==================================================<text:line-break/><text:span text:style-name="T21">REDO/RE-EXAMINE</text:span><text:line-break/>Dialog 161,3, objects:<text:line-break/><text:span text:style-name="T51">2<text:tab/>sphere </text:span><text:s text:c="2"/><text:line-break/><text:span text:style-name="T37">1<text:tab/> <text:s text:c="2"/>brown</text:span><text:line-break/><text:span text:style-name="T6">4<text:tab/>cube small rubber</text:span> <text:line-break/><text:span text:style-name="T12">5<text:tab/> <text:s/>metal cyan</text:span><text:line-break/><text:span text:style-name="T43">6<text:tab/> <text:s/>rubber </text:span><text:line-break/><text:span text:style-name="T1">3<text:tab/>cube <text:s/></text:span><text:s/><text:line-break/>C: 0.the 1.image 2.has <text:span text:style-name="T51">3.a 4.ball</text:span> 5.on 6.the 7.left 8.side 9.of <text:span text:style-name="T37">10.a 11.brown 12.thing</text:span> 13..<text:line-break/>Q1: 15.what 16.is 17.the 18.number 19.of 20.red 21.things 22.in 23.the 24.scene 25., 26.if 27.present 28.?<text:line-break/>A: 30.0<text:line-break/>Q2: 32.if 33.there 34.is <text:span text:style-name="T7">35.a 36.thing </text:span>37.in 38.front 39.of <text:span text:style-name="T51">40.the 41.above 42.round 43.thing</text:span> 44., 45.what 46.is <text:span text:style-name="T7">47.its</text:span> 48.shape 49.?<text:line-break/>A: 51.cube<text:line-break/>Q3: 53.if 54.there 55.is <text:span text:style-name="T12">56.a 57.thing</text:span> 58.in 59.front 60.of <text:span text:style-name="T7">61.it</text:span> 62., 63.what 64.color 65.is <text:span text:style-name="T12">66.it</text:span> 67.?<text:line-break/>A: 69.cy 70.##an<text:line-break/><text:soft-page-break/>Q4: 72.how 73.about 74.material 75.?<text:line-break/>A: 77.metal<text:line-break/>Q5: 79.what 80.about <text:span text:style-name="T6">81.that 82.block</text:span> 83.?<text:line-break/>A: 85.rubber<text:line-break/>Q6: 87.does <text:span text:style-name="T51">88.the 89.previous 90.round 91.thing</text:span> 92.have 93.things 94.to <text:span text:style-name="T51">95.its</text:span> 96.behind 97.?<text:line-break/>A: 99.no<text:line-break/>Q7: 101.if 102.there 103.is <text:span text:style-name="T43">104.a 105.thing</text:span> 106.on 107.the 108.left 109.side 110.of <text:span text:style-name="T6">111.the 112.aforementioned 113.cube</text:span> 114., 115.what 116.material 117.is <text:span text:style-name="T43">118.it </text:span>119.?<text:line-break/>A: 121.rubber<text:line-break/>Q8: 123.does <text:span text:style-name="T37">124.that 125.brown 126.thing</text:span> 127.have <text:span text:style-name="T1">128.things</text:span> 129.to <text:span text:style-name="T37">130.its</text:span> 131.right 132.?<text:line-break/>A: <text:span text:style-name="T11">134.yes</text:span><text:line-break/>Q9: 136.if 137.there 138.is <text:span text:style-name="T6">139.a 140.thing</text:span> 141.in 142.front 143.of <text:span text:style-name="T51">144.the 145.above 146.sphere</text:span> 147., 148.what 149.size 150.is <text:span text:style-name="T6">151.it</text:span> 152.?<text:line-break/>A: 154.small<text:line-break/>Q10: 156.how 157.many <text:span text:style-name="T1">158.other 159.things</text:span> 160.have <text:span text:style-name="T6">161.its</text:span> 162.shape 163.?<text:line-break/>A: <text:span text:style-name="T1">165.1</text:span><text:line-break/><text:line-break/>==================================================<text:line-break/><text:span text:style-name="T22">REDO</text:span><text:line-break/>Dialog 10556,4, objects:<text:line-break/><text:span text:style-name="T8">0<text:tab/>sphere small metal red</text:span><text:line-break/><text:span text:style-name="T12">3<text:tab/> <text:s/>rubber cyan</text:span><text:line-break/><text:span text:style-name="T6">2<text:tab/>sphere <text:s/>rubber</text:span> <text:line-break/><text:span text:style-name="T48">1<text:tab/> <text:s/>metal </text:span><text:line-break/>C: 0.the 1.scene 2.has <text:span text:style-name="T8">3.a 4.ball</text:span> 5.left 6.of <text:span text:style-name="T12">7.a 8.cy 9.##an 10.thing</text:span> 11..<text:line-break/>Q1: 13.any <text:span text:style-name="T59">14.other 15.things</text:span> 16.in 17.the 18.scene 19.?<text:line-break/>A: 21.yes<text:line-break/>Q2: 23.what 24.is 25.the 26.color 27.of <text:span text:style-name="T8">28.that 29.ball</text:span> 30.?<text:line-break/>A: 32.red<text:line-break/>Q3: 34.what 35.is <text:span text:style-name="T8">36.its</text:span> 37.size 38.?<text:line-break/>A: 40.small<text:line-break/>Q4: 42.and 43.material 44.?<text:line-break/>A: 46.metal<text:line-break/>Q5: 48.and 49.that 50.of <text:span text:style-name="T12">51.the 52.above 53.cy 54.##an 55.thing</text:span> 56.?<text:line-break/>A: 58.rubber<text:line-break/>Q6: 60.what 61.number 62.of <text:span text:style-name="T6">63.other 64.things</text:span> 65.share 66.similar 67.shape 68.with <text:span text:style-name="T8">69.the 70.above 71.small 72.thing</text:span> 73.?<text:line-break/>A: <text:span text:style-name="T6">75.1</text:span><text:line-break/>Q7: 77.if 78.there 79.is <text:span text:style-name="T7">80.a 81.thing</text:span> 82.behind <text:span text:style-name="T8">83.that 84.small 85.thing</text:span> 86., 87.what 88.material 89.is <text:span text:style-name="T7">90.it</text:span></text:p>
      <text:p text:style-name="Preformatted_20_Text"><text:s/>91.?<text:line-break/>A: 93.rubber<text:line-break/>Q8: 95.how 96.many <text:span text:style-name="T56">97.other 98.things</text:span> 99.have <text:span text:style-name="T7">100.its</text:span> 101.material 102.?<text:line-break/>A: <text:span text:style-name="T56">104.1</text:span><text:line-break/>Q9: 106.if 107.there 108.is <text:span text:style-name="T48">109.a 110.thing</text:span> 111.behind <text:span text:style-name="T12">112.it</text:span> 113., 114.what 115.is <text:span text:style-name="T48">116.its</text:span> 117.material 118.?<text:line-break/>A: 120.metal<text:line-break/>Q10: 122.what 123.is 124.the 125.number 126.of <text:span text:style-name="T59">127.things</text:span> 128.in 129.the 130.image 131.?<text:line-break/>A: <text:span text:style-name="T59">133.4</text:span><text:line-break/><text:line-break/>==================================================<text:line-break/><text:span text:style-name="T23">REDO/RE-EXAMINE</text:span><text:line-break/>Dialog 7733,1, objects:<text:line-break/><text:span text:style-name="T51">3<text:tab/>sphere large rubber purple</text:span><text:line-break/><text:span text:style-name="T1">4<text:tab/>cube small metal green</text:span><text:line-break/><text:span text:style-name="T41">5<text:tab/> small rubber green</text:span><text:line-break/>0<text:tab/> <text:s text:c="2"/><text:line-break/>1<text:tab/> <text:s text:c="2"/><text:line-break/>2<text:tab/> small <text:s/><text:line-break/>C: 0.there 1.is <text:span text:style-name="T51">2.one 3.matt 4.##e 5.sphere</text:span> 6.in 7.the 8.image 9..<text:line-break/><text:soft-page-break/>Q1: 11.if 12.there 13.is <text:span text:style-name="T1">14.a 15.thing</text:span> 16.to 17.the 18.right 19.of <text:span text:style-name="T51">20.it</text:span> 21., 22.what 23.is <text:span text:style-name="T1">24.its</text:span> 25.shape 26.?<text:line-break/>A: 28.cube<text:line-break/>Q2: 30.what 31.about 32.material 33.?<text:line-break/>A: 35.metal<text:line-break/>Q3: 37.and 38.color 39.?<text:line-break/>A: 41.green<text:line-break/>Q4: 43.and 44.that 45.of <text:span text:style-name="T51">46.the 47.aforementioned 48.matt 49.##e 50.thing</text:span> 51.?<text:line-break/>A: 53.purple<text:line-break/>Q5: 55.are 56.there <text:span text:style-name="T41">57.other 58.things</text:span> 59.in 60.the 61.picture 62.that 63.share 64.the 65.same 66.color 67.with <text:span text:style-name="T1">68.the 69.previous 70.cube</text:span> 71.?<text:line-break/>A: 73.yes<text:line-break/>Q6: 75.what 76.is 77.the 78.count 79.of <text:span text:style-name="T59">80.things</text:span> <text:span text:style-name="T51">81.the 82.previous 83.round 84.thing</text:span> 85.has 86.to <text:span text:style-name="T51">87.its</text:span> 88.behind 89.?<text:line-break/>A: <text:span text:style-name="T59">91.4</text:span><text:line-break/>Q7: 93.what 94.is 95.the 96.size 97.of <text:span text:style-name="T51">98.the 99.aforementioned 100.purple 101.thing</text:span> 102.?<text:line-break/>A: 104.large<text:line-break/>Q8: 106.what 107.number 108.of <text:span text:style-name="T41">109.other 110.things</text:span> 111.share 112.similar 113.color 114.with <text:span text:style-name="T1">115.the 116.above 117.block</text:span> 118.?<text:line-break/>A: <text:span text:style-name="T41">120.1</text:span><text:line-break/>Q9: 122.what 123.is <text:span text:style-name="T41">124.its</text:span> 125.material 126.?<text:line-break/>A: 128.rubber<text:line-break/>Q10: 130.does 131.the 132.picture 133.contain <text:span text:style-name="T59">134.any 135.tiny 136.things</text:span> 137.?<text:line-break/>A: 139.yes<text:line-break/><text:line-break/>==================================================<text:line-break/><text:span text:style-name="T24">REDO/RE-EXAMINE</text:span><text:line-break/>Dialog 5258,2, objects:<text:line-break/><text:span text:style-name="T48">0<text:tab/>cylinder large metal yellow</text:span><text:line-break/><text:span text:style-name="T53">4<text:tab/>cylinder </text:span><text:s text:c="2"/><text:line-break/><text:span text:style-name="T6">2<text:tab/>sphere small metal blue</text:span><text:line-break/>3<text:tab/> <text:s text:c="2"/>yellow<text:line-break/>C: 0.the 1.picture 2.has <text:span text:style-name="T59">3.2 4.cylinders</text:span> 5..<text:line-break/>Q1: 7.how 8.many <text:span text:style-name="T48">9.shiny 10.objects</text:span> 11.among <text:span text:style-name="T40">12.them</text:span> 13.?<text:line-break/>A: <text:span text:style-name="T48">15.1</text:span><text:line-break/>Q2: 17.if 18.there 19.is <text:span text:style-name="T6">20.an 21.object</text:span> 22.right 23.of <text:span text:style-name="T48">24.it</text:span> 25., 26.what 27.shape 28.is <text:span text:style-name="T6">29.it</text:span> 30.?<text:line-break/>A: 32.sphere<text:line-break/>Q3: 34.how 35.about 36.size 37.?<text:line-break/>A: 39.small<text:line-break/>Q4: 41.what 42.about <text:span text:style-name="T48">43.the 44.aforementioned 45.metallic 46.object</text:span> 47.?<text:line-break/>A: 49.large<text:line-break/>Q5: 51.what 52.color 53.is <text:span text:style-name="T48">54.it</text:span> 55.?<text:line-break/>A: 57.yellow<text:line-break/>Q6: 59.how 60.about <text:span text:style-name="T6">61.that 62.tiny 63.object</text:span> 64.?<text:line-break/>A: 66.blue<text:line-break/>Q7: 68.are 69.there <text:span text:style-name="T53">70.other 71.objects</text:span> 72.in 73.the 74.view 75.that 76.share 77.the 78.same 79.color 80.with <text:span text:style-name="T48">81.the 82.aforementioned 83.yellow 84.object</text:span> 85.?<text:line-break/>A: <text:span text:style-name="T53">87.yes</text:span><text:line-break/>Q8: 89.how 90.many 91.cy 92.##an 93.objects 94.in <text:span text:style-name="T53">95.the 96.group</text:span> 97.?<text:line-break/>A: 99.0<text:line-break/>Q9: 101.what 102.material 103.is <text:span text:style-name="T6">104.the 105.aforementioned 106.small 107.object</text:span> 108.?<text:line-break/>A: 110.metal<text:line-break/>Q10: 112.what 113.number 114.of <text:span text:style-name="T53">115.other 116.objects</text:span> 117.share 118.similar 119.color 120.with <text:span text:style-name="T48">121.that 122.large 123.object</text:span> 124.?<text:line-break/>A: <text:span text:style-name="T53">126.1</text:span><text:line-break/><text:line-break/>==================================================<text:line-break/><text:line-break/>Dialog 11720,0, objects:<text:line-break/><text:span text:style-name="T12">0<text:tab/>sphere large metal cyan</text:span><text:line-break/><text:soft-page-break/><text:span text:style-name="T51">9<text:tab/>cylinder <text:s/>rubber purple</text:span><text:line-break/>2<text:tab/>cylinder <text:s text:c="2"/><text:line-break/>4<text:tab/>cylinder <text:s text:c="2"/>cyan<text:line-break/>7<text:tab/>cylinder <text:s/>metal <text:line-break/>1<text:tab/> <text:s/>metal <text:line-break/><text:span text:style-name="T6">5<text:tab/> <text:s/>rubber </text:span><text:line-break/>6<text:tab/> <text:s text:c="2"/><text:line-break/>8<text:tab/> <text:s text:c="2"/><text:line-break/>C: <text:span text:style-name="T12">0.the 1.foremost 2.thing</text:span> 3.in 4.the 5.image 6.is <text:span text:style-name="T12">7.a 8.cy 9.##an 10.thing</text:span> 11..<text:line-break/>Q1: 13.if 14.there 15.is <text:span text:style-name="T51">16.a 17.thing</text:span> 18.left 19.of <text:span text:style-name="T12">20.it</text:span> 21., 22.what 23.is <text:span text:style-name="T51">24.its</text:span> 25.material 26.?<text:line-break/>A: 28.rubber<text:line-break/>Q2: 30.what 31.about 32.color 33.?<text:line-break/>A: 35.purple<text:line-break/>Q3: 37.and 38.shape 39.?<text:line-break/>A: 41.cylinder<text:line-break/>Q4: 43.and 44.that 45.of <text:span text:style-name="T12">46.that 47.cy 48.##an 49.thing</text:span> 50.?<text:line-break/>A: 52.sphere<text:line-break/>Q5: 54.how 55.many <text:span text:style-name="T59">56.other 57.things</text:span> 58.have 59.the 60.same 61.shape 62.as <text:span text:style-name="T51">63.the 64.aforementioned 65.cylinder</text:span> 66.?<text:line-break/>A: <text:span text:style-name="T59">68.3</text:span><text:line-break/>Q6: 70.what 71.is 72.the 73.number 74.of <text:span text:style-name="T59">75.metal 76.things</text:span> 77., 78.if 79.present 80.?<text:line-break/>A: <text:span text:style-name="T59">82.3</text:span><text:line-break/>Q7: 84.if 85.there 86.is <text:span text:style-name="T6">87.a 88.thing</text:span> 89.in 90.front 91.of <text:span text:style-name="T51">92.that 93.rubber 94.thing</text:span> 95., 96.what 97.material 98.is <text:span text:style-name="T6">99.it</text:span> 100.?<text:line-break/>A: 102.rubber<text:line-break/>Q8: 104.does <text:span text:style-name="T51">105.the 106.previous 107.purple 108.thing</text:span> 109.have <text:span text:style-name="T59">110.things</text:span> 111.to <text:span text:style-name="T51">112.its</text:span> 113.front 114.?<text:line-break/>A: 116.yes<text:line-break/>Q9: 118.if 119.there 120.is <text:span text:style-name="T12">121.a 122.thing</text:span> 123.on 124.the 125.right 126.side 127.of <text:span text:style-name="T51">128.the 129.earlier 130.purple 131.thing</text:span> 132., 133.what 134.size 135.is <text:span text:style-name="T12">136.it</text:span> 137.?<text:line-break/>A: 139.large<text:line-break/>Q10: 141.are 142.there <text:span text:style-name="T59">143.other 144.things</text:span> 145.present 146.in 147.the 148.view 149.sharing <text:span text:style-name="T12">150.its</text:span> 151.color 152.?<text:line-break/>A: 154.yes<text:line-break/><text:line-break/>==================================================<text:line-break/><text:line-break/>Dialog 6743,1, objects:<text:line-break/><text:span text:style-name="T51">6<text:tab/>sphere small <text:s/>purple</text:span><text:line-break/><text:span text:style-name="T39">3<text:tab/>cylinder small rubber purple</text:span><text:line-break/><text:span text:style-name="T48">7<text:tab/>cylinder small </text:span><text:s/><text:line-break/>0<text:tab/>cylinder <text:s text:c="2"/><text:line-break/>2<text:tab/>cylinder <text:s text:c="2"/><text:line-break/>4<text:tab/>cylinder small <text:s/><text:line-break/>5<text:tab/>cylinder <text:s text:c="2"/><text:line-break/>9<text:tab/>cylinder small <text:s/><text:line-break/>1<text:tab/> small <text:s/><text:line-break/>8<text:tab/> small <text:s/><text:line-break/>C: 0.the 1.scene 2.has <text:span text:style-name="T67">3.exactly 4.one 5.ball</text:span> 6..<text:line-break/>Q1: 8.if 9.there 10.is <text:span text:style-name="T39">11.a 12.thing </text:span>13.on 14.the 15.right 16.side 17.of <text:span text:style-name="T51">18.it</text:span> 19., 20.what 21.shape 22.is <text:span text:style-name="T39">23.it</text:span> 24.?<text:line-break/>A: 26.cylinder<text:line-break/>Q2: 28.and 29.material 30.?<text:line-break/>A: 32.rubber<text:line-break/>Q3: 34.how 35.about 36.color 37.?<text:line-break/>A: 39.purple<text:line-break/>Q4: 41.and 42.that 43.of <text:span text:style-name="T51">44.the 45.previous 46.sphere</text:span> 47.?<text:line-break/>A: 49.purple<text:line-break/>Q5: 51.how 52.many <text:span text:style-name="T48">53.things</text:span> 54.are 55.present 56.on 57.the 58.right 59.side 60.of <text:span text:style-name="T39">61.the 62.earlier 63.matt 64.##e 65.thing</text:span> 66.?<text:line-break/><text:soft-page-break/>A: <text:span text:style-name="T48">68.1</text:span><text:line-break/>Q6: 70.does 71.the 72.view 73.have <text:span text:style-name="T54">74.other 75.things</text:span> 76.that 77.are 78.of 79.same 80.shape 81.as <text:span text:style-name="T39">82.the 83.above 84.rubber 85.thing</text:span> 86.?<text:line-break/>A: 88.yes<text:line-break/>Q7: 90.how 91.many 92.round 93.things 94.in <text:span text:style-name="T54">95.the 96.group</text:span> 97.?<text:line-break/>A: 99.0<text:line-break/>Q8: 101.if 102.there 103.is <text:span text:style-name="T48">104.a 105.thing</text:span> 106.right 107.of <text:span text:style-name="T39">108.the 109.previous 110.matt 111.##e 112.thing</text:span> 113., 114.what 115.size 116.is <text:span text:style-name="T48">117.it</text:span> 118.?<text:line-break/>A: 120.small<text:line-break/>Q9: 122.what 123.is 124.the 125.size 126.of <text:span text:style-name="T39">127.the 128.earlier 129.matt 130.##e 131.thing</text:span> 132.?<text:line-break/>A: 134.small<text:line-break/>Q10: 136.are 137.there <text:span text:style-name="T59">138.other 139.things</text:span> 140.that 141.share <text:span text:style-name="T39">142.its</text:span> 143.size 144.in 145.the 146.view 147.?<text:line-break/>A: 149.yes<text:line-break/><text:line-break/>==================================================<text:line-break/><text:line-break/>Dialog 10659,1, objects:<text:line-break/><text:span text:style-name="T6">5<text:tab/>cylinder small rubber blue</text:span><text:line-break/><text:span text:style-name="T8">6<text:tab/>sphere small <text:s/>red</text:span><text:line-break/>3<text:tab/> <text:s text:c="2"/><text:line-break/>4<text:tab/> <text:s text:c="2"/><text:line-break/>0<text:tab/> <text:s text:c="2"/><text:line-break/><text:span text:style-name="T1">1<text:tab/>sphere</text:span> <text:s text:c="2"/><text:line-break/>2<text:tab/> <text:s text:c="2"/><text:line-break/>7<text:tab/> <text:s text:c="2"/><text:line-break/>C: 0.the 1.picture 2.has <text:span text:style-name="T6">3.a 4.blue 5.matt 6.##e 7.thing</text:span> 8..<text:line-break/>Q1: 10.if 11.there 12.is <text:span text:style-name="T8">13.a 14.thing</text:span> 15.to 16.the 17.left 18.of <text:span text:style-name="T6">19.it</text:span> 20., 21.what 22.is <text:span text:style-name="T8">23.its</text:span> 24.shape 25.?<text:line-break/>A: 27.sphere<text:line-break/>Q2: 29.and 30.color 31.?<text:line-break/>A: 33.red<text:line-break/>Q3: 35.how 36.about 37.size 38.?<text:line-break/>A: 40.small<text:line-break/>Q4: 42.how 43.about <text:span text:style-name="T6">44.that 45.matt 46.##e 47.thing</text:span> 48.?<text:line-break/>A: 50.small<text:line-break/>Q5: 52.how 53.many <text:span text:style-name="T59">54.things</text:span> 55.does <text:span text:style-name="T8">56.that 57.round 58.thing</text:span> 59.have 60.to <text:span text:style-name="T8">61.its</text:span> 62.front 63.?<text:line-break/>A: <text:span text:style-name="T59">65.2</text:span><text:line-break/>Q6: 67.how 68.many <text:span text:style-name="T59">69.things</text:span> 70.are 71.present 72.in 73.front 74.of <text:span text:style-name="T6">75.the 76.earlier 77.matt 78.##e 79.thing</text:span> 80.?<text:line-break/>A: <text:span text:style-name="T59">82.7</text:span><text:line-break/>Q7: 84.what 85.shape 86.is <text:span text:style-name="T6">87.the 88.previous 89.matt 90.##e 91.thing</text:span> 92.?<text:line-break/>A: 94.cylinder<text:line-break/>Q8: 96.are 97.there <text:span text:style-name="T1">98.other 99.things</text:span> 100.in 101.the 102.image 103.that 104.share 105.the 106.same 107.shape 108.with <text:span text:style-name="T8">109.the 110.earlier 111.round 112.thing</text:span> 113.?<text:line-break/>A: 115.yes<text:line-break/>Q9: 117.if 118.there 119.is 120.a 121.thing 122.behind <text:span text:style-name="T6">123.the 124.aforementioned 125.matt 126.##e 127.thing</text:span> 128., 129.what 130.size 131.is 132.it 133.?<text:line-break/>A: 135.none<text:line-break/>Q10: 137.how 138.many <text:span text:style-name="T1">139.other 140.things</text:span> 141.have 142.the 143.same 144.shape 145.as <text:span text:style-name="T8">146.the 147.previous 148.red 149.thing</text:span> 150.?<text:line-break/>A: <text:span text:style-name="T1">152.1</text:span><text:line-break/><text:line-break/>==================================================<text:line-break/><text:line-break/>Dialog 631,0, objects:<text:line-break/><text:span text:style-name="T6">1<text:tab/>sphere large rubber blue</text:span><text:line-break/><text:span text:style-name="T8">2<text:tab/>sphere small rubber red</text:span><text:line-break/>0<text:tab/> <text:s/>rubber <text:line-break/><text:soft-page-break/><text:span text:style-name="T51">3<text:tab/> small rubber</text:span> <text:line-break/>4<text:tab/> <text:s text:c="2"/><text:line-break/>C: <text:span text:style-name="T6">0.a 1.ball</text:span> 2.is 3.at 4.the 5.extreme 6.left 7..<text:line-break/>Q1: 9.if 10.there 11.is <text:span text:style-name="T8">12.an 13.object</text:span> 14.behind <text:span text:style-name="T6">15.it</text:span> 16., 17.what 18.is <text:span text:style-name="T8">19.its</text:span> 20.color 21.?<text:line-break/>A: 23.red<text:line-break/>Q2: 25.and 26.material 27.?<text:line-break/>A: 29.rubber<text:line-break/>Q3: 31.what 32.about 33.size 34.?<text:line-break/>A: 36.small<text:line-break/>Q4: 38.and 39.that 40.of <text:span text:style-name="T6">41.the 42.earlier 43.round 44.object</text:span> 45.?<text:line-break/>A: 47.large<text:line-break/>Q5: 49.how 50.many <text:span text:style-name="T59">51.other 52.objects</text:span> 53.are 54.of 55.same 56.material 57.as <text:span text:style-name="T8">58.the 59.previous 60.matt 61.##e 62.object</text:span> 63.?<text:line-break/>A: <text:span text:style-name="T59">65.3</text:span><text:line-break/>Q6: 67.what 68.number 69.of <text:span text:style-name="T51">70.other 71.objects</text:span> 72.share 73.similar 74.size 75.with <text:span text:style-name="T8">76.the 77.above 78.tiny 79.object</text:span> 80.?<text:line-break/>A: <text:span text:style-name="T51">82.1</text:span><text:line-break/>Q7: 84.what 85.is 86.the 87.color 88.of <text:span text:style-name="T6">89.the 90.previous 91.ball</text:span> 92.?<text:line-break/>A: 94.blue<text:line-break/>Q8: 96.any <text:span text:style-name="T59">97.other 98.objects</text:span> 99.?<text:line-break/>A: 101.yes<text:line-break/>Q9: 103.if 104.there 105.is <text:span text:style-name="T8">106.an 107.object</text:span> 108.to 109.the 110.right 111.of <text:span text:style-name="T6">112.the 113.earlier 114.big 115.object</text:span> 116., 117.what 118.is <text:span text:style-name="T8">119.its</text:span> 120.shape 121.?<text:line-break/>A: 123.sphere<text:line-break/>Q10: 125.does <text:span text:style-name="T6">126.the 127.above 128.blue 129.object</text:span> 130.have <text:span text:style-name="T59">131.objects</text:span> 132.to <text:span text:style-name="T6">133.its</text:span> 134.right 135.?<text:line-break/>A: 137.yes<text:line-break/><text:line-break/>==================================================<text:line-break/><text:line-break/>Dialog 13511,3, objects:<text:line-break/><text:span text:style-name="T51">1<text:tab/>cylinder large rubber purple</text:span><text:line-break/><text:span text:style-name="T8">7<text:tab/>cube <text:s/>rubber red</text:span><text:line-break/><text:span text:style-name="T6">5<text:tab/>sphere <text:s text:c="2"/>purple</text:span><text:line-break/>3<text:tab/> <text:s text:c="2"/>purple<text:line-break/>0<text:tab/> <text:s text:c="2"/><text:line-break/>C: <text:span text:style-name="T51">0.a 1.large 2.object</text:span> 3.is 4.present 5.right 6.of <text:span text:style-name="T8">7.a 8.red 9.object</text:span> 10.in 11.the 12.image 13..<text:line-break/>Q1: 15.are 16.there <text:span text:style-name="T59">17.other 18.objects</text:span> 19.?<text:line-break/>A: 21.yes<text:line-break/>Q2: 23.if 24.there 25.is <text:span text:style-name="T8">26.an 27.object</text:span> 28.left 29.of <text:span text:style-name="T51">30.the 31.aforementioned 32.big 33.object</text:span> 34., 35.what 36.is <text:span text:style-name="T8">37.its</text:span> 38.material 39.?<text:line-break/>A: 41.rubber<text:line-break/>Q3: 43.if 44.there 45.is <text:span text:style-name="T6">46.an 47.object</text:span> 48.in 49.front 50.of <text:span text:style-name="T8">51.it</text:span> 52., 53.what 54.color 55.is <text:span text:style-name="T6">56.it</text:span> 57.?<text:line-break/>A: 59.purple<text:line-break/>Q4: 61.and 62.shape 63.?<text:line-break/>A: 65.sphere<text:line-break/>Q5: 67.what 68.about <text:span text:style-name="T51">69.the 70.previous 71.big 72.object</text:span> 73.?<text:line-break/>A: 75.cylinder<text:line-break/>Q6: 77.how 78.many <text:span text:style-name="T59">79.other 80.objects</text:span> 81.in 82.the 83.picture 84.are 85.of 86.same 87.color 88.as <text:span text:style-name="T6">89.the 90.earlier 91.purple 92.object</text:span> 93.?<text:line-break/>A: <text:span text:style-name="T59">95.2</text:span><text:line-break/>Q7: 97.what 98.shape 99.is <text:span text:style-name="T8">100.the 101.above 102.matt 103.##e 104.object</text:span> 105.?<text:line-break/>A: 107.cube<text:line-break/>Q8: 109.are 110.there <text:span text:style-name="T59">111.objects</text:span> 112.in 113.front 114.of <text:span text:style-name="T8">115.itself</text:span> 116.?<text:line-break/>A: 118.yes<text:line-break/>Q9: 120.what 121.material 122.is <text:span text:style-name="T51">123.that 124.big 125.object</text:span> 126.?<text:line-break/>A: 128.rubber<text:line-break/>Q10: 130.what 131.number 132.of <text:span text:style-name="T6">133.spheres</text:span> 134.are 135.present 136.in 137.the 138.image 139.?<text:line-break/>A: <text:span text:style-name="T6">141.1</text:span><text:line-break/><text:soft-page-break/><text:line-break/>==================================================<text:line-break/><text:line-break/>Dialog 3819,3, objects:<text:line-break/><text:span text:style-name="T48">1<text:tab/>cylinder large </text:span><text:s/><text:line-break/><text:span text:style-name="T50">5<text:tab/> small metal </text:span><text:line-break/>0<text:tab/> large <text:s/><text:line-break/>2<text:tab/> large <text:s/><text:line-break/>3<text:tab/> large <text:s/><text:line-break/><text:span text:style-name="T37">4<text:tab/>cylinder large rubber brown</text:span><text:line-break/>6<text:tab/> <text:s text:c="2"/><text:line-break/>C: 0.the 1.scene 2.has <text:span text:style-name="T48">3.a 4.cylinder</text:span> 5.on 6.the 7.right 8.side 9.of <text:span text:style-name="T50">10.a 11.metallic 12.object</text:span> 13..<text:line-break/>Q1: 15.how 16.many <text:span text:style-name="T59">17.other 18.objects</text:span> 19.are 20.in 21.the 22.image 23.?<text:line-break/>A: <text:span text:style-name="T59">25.5</text:span><text:line-break/>Q2: 27.if 28.there 29.is <text:span text:style-name="T47">30.an 31.object</text:span> 32.on 33.the 34.left 35.side 36.of <text:span text:style-name="T48">37.the 38.earlier 39.cylinder</text:span> 40., 41.what 42.is <text:span text:style-name="T47">43.its</text:span> 44.size 45.?<text:line-break/>A: 47.small<text:line-break/>Q3: 49.if 50.there 51.is <text:span text:style-name="T37">52.an 53.object</text:span> 54.in 55.front 56.of <text:span text:style-name="T47">57.it</text:span> 58., 59.what 60.is <text:span text:style-name="T37">61.its</text:span> 62.material 63.?<text:line-break/>A: 65.rubber<text:line-break/>Q4: 67.what 68.about 69.size 70.?<text:line-break/>A: 72.large<text:line-break/>Q5: 74.what 75.about <text:span text:style-name="T48">76.that 77.cylinder</text:span> 78.?<text:line-break/>A: 80.large<text:line-break/>Q6: 82.are 83.there <text:span text:style-name="T59">84.other 85.objects</text:span> 86.in 87.the 88.picture 89.that 90.are</text:p>
      <text:p text:style-name="Preformatted_20_Text"><text:s/>91.of 92.same 93.size 94.as <text:span text:style-name="T37">95.the 96.above 97.matt 98.##e 99.object</text:span> 100.?<text:line-break/>A: 102.yes<text:line-break/>Q7: 104.what 105.number 106.of <text:span text:style-name="T47">107.objects</text:span> 108.are 109.present 110.behind <text:span text:style-name="T37">111.the 112.earlier 113.rubber 114.object</text:span> 115.?<text:line-break/>A: <text:span text:style-name="T47">117.1</text:span><text:line-break/>Q8: 119.if 120.there 121.is <text:span text:style-name="T37">122.an 123.object</text:span> 124.to 125.the 126.left 127.of <text:span text:style-name="T47">128.it</text:span> 129., 130.what 131.is <text:span text:style-name="T37">132.its</text:span> 133.shape 134.?<text:line-break/>A: 136.cylinder<text:line-break/>Q9: 138.what 139.color 140.is <text:span text:style-name="T37">141.it</text:span> 142.?<text:line-break/>A: 144.brown<text:line-break/>Q10: 146.how 147.many <text:span text:style-name="T59">148.other 149.objects</text:span> 150.have <text:span text:style-name="T37">151.its</text:span> 152.size 153.?<text:line-break/>A: <text:span text:style-name="T59">155.4</text:span><text:line-break/><text:line-break/>==================================================<text:line-break/><text:line-break/>Dialog 2111,3, objects:<text:line-break/><text:span text:style-name="T37">0<text:tab/>cylinder small rubber brown</text:span><text:line-break/><text:span text:style-name="T47">1<text:tab/> small metal gray</text:span><text:line-break/><text:span text:style-name="T48">2<text:tab/> small metal yellow</text:span><text:line-break/>5<text:tab/> <text:s/>metal <text:line-break/>6<text:tab/> <text:s/>metal <text:line-break/>3<text:tab/> <text:s/>rubber <text:line-break/>4<text:tab/> <text:s/>rubber <text:line-break/>C: 0.there 1.is <text:span text:style-name="T37">2.a 3.cylinder</text:span> 4.on 5.the 6.right 7.side 8.of <text:span text:style-name="T47">9.a 10.tiny 11.object</text:span> 12..<text:line-break/>Q1: 14.what 15.is 16.the 17.number 18.of <text:span text:style-name="T37">19.brown 20.objects</text:span> 21.in 22.the 23.picture 24., 25.if 26.present 27.?<text:line-break/>A: <text:span text:style-name="T37">29.1</text:span><text:line-break/>Q2: 31.if 32.there 33.is <text:span text:style-name="T37">34.an 35.object</text:span> 36.on 37.the 38.right 39.side 40.of <text:span text:style-name="T47">41.the 42.previous 43.tiny 44.object</text:span> 45., 46.what 47.material 48.is <text:span text:style-name="T37">49.it</text:span> 50.?<text:line-break/>A: 52.rubber<text:line-break/>Q3: 54.if 55.there 56.is <text:span text:style-name="T48">57.an 58.object</text:span> 59.in 60.front 61.of <text:span text:style-name="T37">62.it</text:span> 63., 64.what 65.is <text:span text:style-name="T48">66.its</text:span> 67.material 68.?<text:line-break/>A: 70.metal<text:line-break/>Q4: 72.and 73.color 74.?<text:line-break/>A: 76.yellow<text:line-break/>Q5: 78.what 79.about <text:span text:style-name="T47">80.the 81.aforementioned 82.tiny 83.object</text:span> 84.?<text:line-break/>A: 86.gray<text:line-break/><text:soft-page-break/>Q6: 88.does 89.the 90.picture 91.have <text:span text:style-name="T59">92.other 93.objects</text:span> 94.that 95.are 96.of 97.same 98.material 99.as <text:span text:style-name="T48">100.the 101.earlier 102.shiny 103.object</text:span> 104.?<text:line-break/>A: 106.yes<text:line-break/>Q7: 108.how 109.many <text:span text:style-name="T59">110.objects</text:span> 111.are 112.present 113.in 114.front 115.of <text:span text:style-name="T37">116.the 117.above 118.brown 119.object</text:span> 120.?<text:line-break/>A: <text:span text:style-name="T59">122.4</text:span><text:line-break/>Q8: 124.what 125.is 126.the 127.size 128.of <text:span text:style-name="T37">129.the 130.aforementioned 131.matt 132.##e 133.object</text:span> 134.?<text:line-break/>A: 136.small<text:line-break/>Q9: 138.if 139.there 140.is <text:span text:style-name="T48">141.an 142.object</text:span> 143.to 144.the 145.right 146.of <text:span text:style-name="T37">147.it</text:span> 148., 149.what 150.size 151.is <text:span text:style-name="T48">152.it</text:span> 153.?<text:line-break/>A: 155.small<text:line-break/>Q10: 157.what 158.is 159.the 160.count 161.of <text:span text:style-name="T59">162.rubber 163.objects</text:span> 164.in 165.the 166.picture 167., 168.if 169.present 170.?<text:line-break/>A: <text:span text:style-name="T59">172.3</text:span><text:line-break/><text:line-break/>==================================================<text:line-break/><text:line-break/>Dialog 8842,0, objects:<text:line-break/><text:span text:style-name="T12">1<text:tab/>cylinder <text:s/>rubber </text:span><text:line-break/><text:span text:style-name="T48">3<text:tab/>cylinder large metal yellow</text:span><text:line-break/><text:span text:style-name="T6">0<text:tab/>cylinder <text:s/>rubber blue</text:span><text:line-break/>2<text:tab/> <text:s/>metal <text:line-break/>5<text:tab/>cylinder <text:s/>metal <text:line-break/>7<text:tab/>cylinder <text:s/>metal <text:line-break/>8<text:tab/> <text:s/>metal <text:line-break/>4<text:tab/> <text:s text:c="2"/><text:line-break/>6<text:tab/> <text:s text:c="2"/><text:line-break/>C: 0.there 1.is <text:span text:style-name="T12">2.a 3.rubber 4.cylinder</text:span> 5.to 6.the 7.back 8.of <text:span text:style-name="T59">9.all 10.things</text:span> 11..<text:line-break/>Q1: 13.if 14.there 15.is <text:span text:style-name="T48">16.a 17.thing</text:span> 18.right 19.of <text:span text:style-name="T12">20.it</text:span> 21., 22.what 23.material 24.is <text:span text:style-name="T48">25.it</text:span> 26.?<text:line-break/>A: 28.metal<text:line-break/>Q2: 30.what 31.about 32.size 33.?<text:line-break/>A: 35.large<text:line-break/>Q3: 37.how 38.about 39.shape 40.?<text:line-break/>A: 42.cylinder<text:line-break/>Q4: 44.if 45.there 46.is <text:span text:style-name="T6">47.a 48.thing</text:span> 49.left 50.of <text:span text:style-name="T12">51.the 52.aforementioned 53.matt 54.##e 55.thing</text:span> 56., 57.what 58.is <text:span text:style-name="T6">59.its</text:span> 60.color 61.?<text:line-break/>A: 63.blue<text:line-break/>Q5: 65.what 66.number 67.of <text:span text:style-name="T59">68.other 69.things</text:span> 70.in 71.the 72.image 73.share 74.similar 75.material 76.with <text:span text:style-name="T48">77.the 78.aforementioned 79.shiny 80.thing</text:span> 81.?<text:line-break/>A: <text:span text:style-name="T59">83.4</text:span><text:line-break/>Q6: 85.if 86.there 87.is <text:span text:style-name="T48">88.a 89.thing</text:span> 90.in 91.front 92.of <text:span text:style-name="T12">93.the 94.aforementioned 95.rubber 96.thing</text:span> 97., 98.what 99.color 100.is <text:span text:style-name="T48">101.it</text:span> 102.?<text:line-break/>A: 104.yellow<text:line-break/>Q7: 106.what 107.number 108.of <text:span text:style-name="T59">109.things</text:span> 110.are 111.present 112.to 113.the 114.left 115.of <text:span text:style-name="T12">116.the 117.aforementioned 118.rubber 119.thing</text:span> 120.?<text:line-break/>A: <text:span text:style-name="T59">122.5</text:span><text:line-break/>Q8: 124.does 125.the 126.scene 127.contain 128.any 129.purple 130.things 131.?<text:line-break/>A: 133.no<text:line-break/>Q9: 135.what 136.material 137.is <text:span text:style-name="T6">138.the 139.above 140.blue 141.thing</text:span> 142.?<text:line-break/>A: 144.rubber<text:line-break/>Q10: 146.how 147.many <text:span text:style-name="T59">148.other 149.things</text:span> 150.in 151.the 152.view 153.share 154.similar 155.shape 156.with <text:span text:style-name="T48">157.the 158.aforementioned 159.large 160.thing</text:span> 161.?<text:line-break/>A: <text:span text:style-name="T59">163.4</text:span><text:line-break/><text:line-break/>==================================================<text:line-break/><text:line-break/>Dialog 2783,0, objects:<text:line-break/><text:span text:style-name="T51">2<text:tab/>cube small metal purple</text:span><text:line-break/><text:span text:style-name="T8">0<text:tab/>cylinder <text:s/>rubber red</text:span><text:line-break/><text:span text:style-name="T1">1<text:tab/>cylinder large rubber </text:span><text:line-break/><text:soft-page-break/><text:span text:style-name="T48">3<text:tab/> <text:s/>metal </text:span><text:line-break/>C: <text:span text:style-name="T51">0.the 1.mid 2.##most 3.object</text:span> 4.in 5.the 6.view 7.is <text:span text:style-name="T51">8.a 9.purple 10.metal 11.object</text:span> 12..<text:line-break/>Q1: 14.if 15.there 16.is <text:span text:style-name="T8">17.an 18.object</text:span> 19.behind <text:span text:style-name="T51">20.it</text:span> 21., 22.what 23.is <text:span text:style-name="T8">24.its</text:span> 25.color 26.?<text:line-break/>A: 28.red<text:line-break/>Q2: 30.what 31.about 32.shape 33.?<text:line-break/>A: 35.cylinder<text:line-break/>Q3: 37.what 38.about <text:span text:style-name="T51">39.the 40.aforementioned 41.metal 42.object</text:span> 43.?<text:line-break/>A: 45.cube<text:line-break/>Q4: 47.how 48.many 49.other 50.objects 51.in 52.the 53.view 54.are 55.of 56.same 57.color 58.as <text:span text:style-name="T8">59.the 60.aforementioned 61.cylinder</text:span> 62.?<text:line-break/>A: 64.0<text:line-break/>Q5: 66.if 67.there 68.is <text:span text:style-name="T1">69.an 70.object</text:span> 71.in 72.front 73.of <text:span text:style-name="T51">74.the 75.aforementioned 76.purple 77.object</text:span> 78., 79.what 80.shape 81.is <text:span text:style-name="T1">82.it</text:span> 83.?<text:line-break/>A: 85.cylinder<text:line-break/>Q6: 87.what 88.size 89.is <text:span text:style-name="T51">90.that 91.shiny 92.object</text:span> 93.?<text:line-break/>A: 95.small<text:line-break/>Q7: 97.are 98.there <text:span text:style-name="T59">99.any 100.matt 101.##e 102.objects</text:span> 103.in 104.the 105.picture 106.?<text:line-break/>A: 108.yes<text:line-break/>Q8: 110.how 111.many <text:span text:style-name="T48">112.other 113.objects</text:span> 114.in 115.the 116.picture 117.are 118.of 119.same 120.material 121.as <text:span text:style-name="T51">122.the 123.aforementioned 124.metal 125.object</text:span> 126.?<text:line-break/>A: <text:span text:style-name="T48">128.1</text:span><text:line-break/>Q9: 130.if 131.there 132.is <text:span text:style-name="T1">133.an 134.object</text:span> 135.to 136.the 137.right 138.of <text:span text:style-name="T51">139.the 140.previous 141.purple 142.object</text:span> 143., 144.what 145.is <text:span text:style-name="T1">146.its</text:span> 147.size 148.?<text:line-break/>A: 150.large<text:line-break/>Q10: 152.what 153.number 154.of <text:span text:style-name="T59">155.shiny 156.objects</text:span> 157.are 158.present 159.?<text:line-break/>A: <text:span text:style-name="T59">161.2</text:span><text:line-break/><text:line-break/>==================================================<text:line-break/><text:line-break/>Dialog 4389,4, objects:<text:line-break/><text:span text:style-name="T51">0<text:tab/>cube large <text:s/>purple</text:span><text:line-break/><text:span text:style-name="T1">3<text:tab/>cube large <text:s/>green</text:span><text:line-break/><text:span text:style-name="T47">2<text:tab/>sphere <text:s/>metal gray</text:span><text:line-break/>C: <text:span text:style-name="T51">0.a 1.cube</text:span> 2.is 3.present 4.on 5.the 6.right 7.side 8.of <text:span text:style-name="T1">9.a 10.green 11.thing</text:span> 12..<text:line-break/>Q1: 14.are 15.there <text:span text:style-name="T51">16.any 17.purple 18.things</text:span> 19.in 20.the 21.picture 22.?<text:line-break/>A: 24.yes<text:line-break/>Q2: 26.if 27.there 28.is <text:span text:style-name="T47">29.a 30.thing</text:span> 31.behind <text:span text:style-name="T1">32.the 33.above 34.green 35.thing</text:span> 36., 37.what 38.material 39.is <text:span text:style-name="T47">40.it</text:span> 41.?<text:line-break/>A: 43.metal<text:line-break/>Q3: 45.what 46.about <text:span text:style-name="T47">47.its</text:span> 48.color 49.?<text:line-break/>A: 51.gray<text:line-break/>Q4: 53.how 54.about 55.shape 56.?<text:line-break/>A: 58.sphere<text:line-break/>Q5: 60.and 61.that 62.of <text:span text:style-name="T1">63.the 64.above 65.green 66.thing</text:span> 67.?<text:line-break/>A: 69.cube<text:line-break/>Q6: 71.if 72.there 73.is <text:span text:style-name="T51">74.a 75.thing</text:span> 76.behind <text:span text:style-name="T47">77.that 78.gray 79.thing</text:span> 80., 81.what 82.is <text:span text:style-name="T51">83.its</text:span> 84.size 85.?<text:line-break/>A: 87.large<text:line-break/>Q7: 89.does 90.the 91.scene 92.have 93.other 94.things 95.that 96.share 97.the 98.same 99.shape 100.with <text:span text:style-name="T47">101.the 102.previous 103.metallic 104.thing</text:span> 105.?<text:line-break/>A: 107.no<text:line-break/>Q8: 109.how 110.many 111.other 112.things 113.share 114.similar 115.shape 116.with <text:span text:style-name="T47">117.that 118.gray 119.thing</text:span> 120.?<text:line-break/>A: 122.0<text:line-break/>Q9: 124.if 125.there 126.is <text:span text:style-name="T1">127.a 128.thing</text:span> 129.to 130.the 131.left 132.of <text:span text:style-name="T51">133.the 134.above 135.big 136.thing</text:span> 137., 138.what 139.is <text:span text:style-name="T1">140.its</text:span> 141.size 142.?<text:line-break/>A: 144.large<text:line-break/>Q10: 146.does <text:span text:style-name="T1">147.it</text:span> 148.have 149.things 150.to 151.to 152.the 153.left 154.of <text:soft-page-break/><text:span text:style-name="T1">155.itself</text:span> 156.in 157.the 158.picture 159.?<text:line-break/>A: 161.no<text:line-break/><text:line-break/>==================================================<text:line-break/><text:line-break/>Dialog 13469,2, objects:<text:line-break/><text:span text:style-name="T1">0<text:tab/> small <text:s/>green</text:span><text:line-break/><text:span text:style-name="T47">4<text:tab/>sphere small <text:s/>gray</text:span><text:line-break/>2<text:tab/>sphere small <text:s/><text:line-break/><text:span text:style-name="T8">3<text:tab/>cube <text:s/>rubber </text:span><text:line-break/>C: <text:span text:style-name="T59">0.a 1.number 2.of 3.cylinders</text:span> 4.are 5.present 6..<text:line-break/>Q1: 8.what 9.is 10.the 11.number 12.of <text:span text:style-name="T1">13.green 14.things</text:span> 15., 16.if 17.present 18.?<text:line-break/>A: <text:span text:style-name="T1">20.1</text:span><text:line-break/>Q2: 22.if 23.there 24.is <text:span text:style-name="T47">25.a 26.thing</text:span> 27.in 28.front 29.of <text:span text:style-name="T1">30.it</text:span> 31., 32.what 33.is <text:span text:style-name="T47">34.its</text:span> 35.color 36.?<text:line-break/>A: 38.gray<text:line-break/>Q3: 40.how 41.about 42.shape 43.?<text:line-break/>A: 45.sphere<text:line-break/>Q4: 47.what 48.about 49.size 50.?<text:line-break/>A: 52.small<text:line-break/>Q5: 54.how 55.about <text:span text:style-name="T1">56.the 57.aforementioned 58.green 59.thing</text:span> 60.?<text:line-break/>A: 62.small<text:line-break/>Q6: 64.are 65.there 66.things 67.in 68.front 69.of <text:span text:style-name="T47">70.that 71.sphere</text:span> 72.?<text:line-break/>A: 74.no<text:line-break/>Q7: 76.are 77.there <text:span text:style-name="T59">78.other 79.things</text:span> 80.that 81.are 82.of 83.same 84.shape 85.as <text:span text:style-name="T47">86.the 87.above 88.sphere</text:span> 89.?<text:line-break/>A: 91.yes<text:line-break/>Q8: 93.if 94.there 95.is <text:span text:style-name="T8">96.a 97.thing</text:span> 98.on 99.the 100.left 101.side 102.of <text:span text:style-name="T1">103.the 104.previous 105.green 106.thing</text:span> 107., 108.what 109.shape 110.is <text:span text:style-name="T8">111.it</text:span> 112.?<text:line-break/>A: 114.cube<text:line-break/>Q9: 116.what 117.is 118.the 119.material 120.of <text:span text:style-name="T8">121.this 122.thing</text:span> 123.?<text:line-break/>A: 125.rubber<text:line-break/>Q10: 127.does 128.the 129.view 130.have <text:span text:style-name="T59">131.other 132.things</text:span> 133.that 134.share 135.the 136.same 137.size 138.with <text:span text:style-name="T47">139.the 140.previous 141.gray 142.thing</text:span> 143.?<text:line-break/>A: 145.yes<text:line-break/><text:line-break/>==================================================<text:line-break/><text:span text:style-name="T25">REDO/RE-EXAMINE</text:span><text:line-break/>Dialog 8993,2, objects:<text:line-break/><text:span text:style-name="T37">3<text:tab/> small metal brown</text:span><text:line-break/><text:span text:style-name="T6">1<text:tab/> large rubber blue</text:span><text:line-break/><text:span text:style-name="T47">0<text:tab/> large metal </text:span><text:line-break/><text:span text:style-name="T1">2<text:tab/> small </text:span><text:s/><text:line-break/>C: <text:span text:style-name="T37">0.a 1.metallic 2.object</text:span> 3.stands 4.in 5.front 6.of <text:span text:style-name="T6">7.a 8.blue 9.object</text:span> 10.in 11.the 12.picture 13..<text:line-break/>Q1: 15.are 16.there 17.any 18.red 19.objects 20.in 21.the 22.image 23.?<text:line-break/>A: 25.no<text:line-break/>Q2: 27.what 28.is 29.the 30.size 31.of <text:span text:style-name="T37">32.the 33.earlier 34.metal 35.object</text:span> 36.?<text:line-break/>A: 38.small<text:line-break/>Q3: 40.if 41.there 42.is <text:span text:style-name="T47">43.an 44.object</text:span> 45.in 46.front 47.of <text:span text:style-name="T37">48.it</text:span> 49., 50.what 51.size 52.is <text:span text:style-name="T47">53.it</text:span> 54.?<text:line-break/>A: 56.large<text:line-break/>Q4: 58.what 59.about 60.material 61.?<text:line-break/>A: 63.metal<text:line-break/>Q5: 65.and 66.that 67.of <text:span text:style-name="T6">68.the 69.earlier 70.blue 71.object</text:span> 72.?<text:line-break/>A: 74.rubber<text:line-break/>Q6: 76.if 77.there 78.is <text:span text:style-name="T37">79.an 80.object</text:span> 81.to 82.the 83.right 84.of <text:span text:style-name="T47">85.the 86.aforementioned 87.big 88.object</text:span> 89., 90.what 91.color 92.is <text:span text:style-name="T37">93.it</text:span> 94.?<text:line-break/>A: 96.brown<text:line-break/>Q7: 98.does <text:span text:style-name="T47">99.the 100.previous 101.large 102.object</text:span> 103.have 104.objects 105.to <text:span text:style-name="T47">106.its</text:span> 107.front 108.?<text:line-break/>A: 110.no<text:line-break/><text:soft-page-break/>Q8: 112.what 113.number 114.of <text:span text:style-name="T1">115.other 116.objects</text:span> 117.share 118.similar 119.size 120.with <text:span text:style-name="T37">121.that 122.small 123.object</text:span> 124.?<text:line-break/>A: <text:span text:style-name="T1">126.1</text:span><text:line-break/>Q9: 128.if 129.there 130.is <text:span text:style-name="T6">131.an 132.object</text:span> 133.in 134.front 135.of <text:span text:style-name="T1">136.it</text:span> 137., 138.what 139.is <text:span text:style-name="T6">140.its</text:span> 141.size 142.?<text:line-break/>A: 144.large<text:line-break/>Q10: 146.does 147.the 148.scene 149.have <text:span text:style-name="T47">150.other 151.objects</text:span> 152.sharing <text:span text:style-name="T6">153.its</text:span> 154.size 155.?<text:line-break/>A: 157.yes<text:line-break/><text:line-break/>==================================================<text:line-break/><text:line-break/>Dialog 9510,3, objects:<text:line-break/><text:span text:style-name="T51">3<text:tab/>cube large metal purple</text:span><text:line-break/><text:span text:style-name="T1">1<text:tab/> <text:s/>rubber green</text:span><text:line-break/><text:span text:style-name="T6">0<text:tab/> large rubber </text:span><text:line-break/>2<text:tab/> <text:s/>metal <text:line-break/>4<text:tab/> <text:s/>metal <text:line-break/>C: <text:span text:style-name="T51">0.a 1.block</text:span> 2.stands 3.on 4.the 5.left 6.side 7.of <text:span text:style-name="T1">8.a 9.green 10.object</text:span> 11..<text:line-break/>Q1: 13.what 14.is 15.the 16.count 17.of 18.spheres 19., 20.if 21.present 22.?<text:line-break/>A: 24.0<text:line-break/>Q2: 26.if 27.there 28.is <text:span text:style-name="T6">29.an 30.object</text:span> 31.to 32.the 33.left 34.of <text:span text:style-name="T51">35.the 36.previous 37.block</text:span> 38., 39.what 40.material 41.is <text:span text:style-name="T6">42.it</text:span> 43.?<text:line-break/>A: 45.rubber<text:line-break/>Q3: 47.if 48.there 49.is <text:span text:style-name="T51">50.an 51.object</text:span> 52.on 53.the 54.right 55.side 56.of <text:span text:style-name="T6">57.it</text:span> 58., 59.what 60.color 61.is <text:span text:style-name="T51">62.it</text:span> 63.?<text:line-break/>A: 65.purple<text:line-break/>Q4: 67.how 68.about 69.material 70.?<text:line-break/>A: 72.metal<text:line-break/>Q5: 74.what 75.about <text:span text:style-name="T1">76.the 77.previous 78.green 79.object</text:span> 80.?<text:line-break/>A: 82.rubber<text:line-break/>Q6: 84.what 85.number 86.of <text:span text:style-name="T59">87.other 88.objects</text:span> 89.are 90.of 91.same 92.material 93.with <text:span text:style-name="T51">94.the 95.aforementioned 96.cube</text:span> 97.?<text:line-break/>A: <text:span text:style-name="T59">99.2</text:span><text:line-break/>Q7: 101.what 102.is 103.the 104.size 105.of <text:span text:style-name="T51">106.the 107.previous 108.cube</text:span> 109.?<text:line-break/>A: 111.large<text:line-break/>Q8: 113.are 114.there 115.objects 116.present 117.in 118.front 119.of <text:span text:style-name="T1">120.the 121.aforementioned 122.green 123.object</text:span></text:p>
      <text:p text:style-name="P1"><text:s/>124.?<text:line-break/>A: 126.no<text:line-break/>Q9: 128.if 129.there 130.is <text:span text:style-name="T6">131.an 132.object</text:span> 133.in 134.front 135.of <text:span text:style-name="T51">136.the 137.above 138.block</text:span> 139., 140.what 141.size 142.is <text:span text:style-name="T6">143.it</text:span> 144.?<text:line-break/>A: 146.large<text:line-break/>Q10: 148.are 149.there 150.brown 151.objects 152.in 153.the 154.view 155.?<text:line-break/>A: 157.no<text:line-break/><text:line-break/>==================================================<text:line-break/><text:line-break/>Dialog 2939,1, objects:<text:line-break/><text:span text:style-name="T51">3<text:tab/>sphere <text:s text:c="2"/>purple</text:span><text:line-break/><text:span text:style-name="T1">2<text:tab/>cylinder <text:s/>metal </text:span><text:line-break/><text:span text:style-name="T8">0<text:tab/>cube <text:s/>metal red</text:span><text:line-break/>C: 0.there 1.is <text:span text:style-name="T51">2.a 3.purple 4.thing</text:span> 5..<text:line-break/>Q1: 7.if 8.there 9.is <text:span text:style-name="T1">10.a 11.thing</text:span> 12.to 13.the 14.right 15.of <text:span text:style-name="T51">16.it</text:span> 17., 18.what 19.material 20.is <text:span text:style-name="T1">21.it</text:span> 22.?<text:line-break/>A: 24.metal<text:line-break/>Q2: 26.and 27.shape 28.?<text:line-break/>A: 30.cylinder<text:line-break/>Q3: 32.what 33.about <text:span text:style-name="T51">34.the 35.earlier 36.purple 37.thing</text:span> 38.?<text:line-break/>A: 40.sphere<text:line-break/>Q4: 42.how 43.many 44.other 45.things 46.have <text:span text:style-name="T51">47.its</text:span> 48.color 49.in 50.the 51.image 52.?<text:line-break/>A: 54.0<text:line-break/>Q5: 56.does <text:span text:style-name="T51">57.the 58.previous 59.ball</text:span> 60.have 61.things 62.to <text:span text:style-name="T51">63.its</text:span> 64.left <text:soft-page-break/>65.?<text:line-break/>A: 67.no<text:line-break/>Q6: 69.how 70.many <text:span text:style-name="T59">71.things</text:span> 72.does <text:span text:style-name="T51">73.that 74.purple 75.thing</text:span> 76.have 77.to <text:span text:style-name="T51">78.its</text:span> 79.behind 80.?<text:line-break/>A: <text:span text:style-name="T59">82.2</text:span><text:line-break/>Q7: 84.if 85.there 86.is <text:span text:style-name="T8">87.a 88.thing</text:span> 89.behind <text:span text:style-name="T51">90.the 91.earlier 92.purple 93.thing</text:span> 94., 95.what 96.is <text:span text:style-name="T8">97.its</text:span> 98.shape 99.?<text:line-break/>A: 101.cube<text:line-break/>Q8: 103.what 104.about <text:span text:style-name="T8">105.its</text:span> 106.color 107.?<text:line-break/>A: 109.red<text:line-break/>Q9: 111.what 112.about 113.material 114.?<text:line-break/>A: 116.metal<text:line-break/>Q10: 118.what 119.is 120.the 121.count 122.of <text:span text:style-name="T59">123.things</text:span> 124.to <text:span text:style-name="T8">125.its</text:span> 126.left 127.?<text:line-break/>A: <text:span text:style-name="T59">129.2</text:span><text:line-break/><text:line-break/>==================================================<text:line-break/><text:line-break/>Dialog 1329,0, objects:<text:line-break/><text:span text:style-name="T1">6<text:tab/>cylinder <text:s/>rubber</text:span> <text:line-break/><text:span text:style-name="T51">9<text:tab/>cylinder large <text:s/>purple</text:span><text:line-break/><text:span text:style-name="T47">4<text:tab/>cube small metal </text:span><text:line-break/>0<text:tab/>cube small <text:s/><text:line-break/>1<text:tab/>cube small <text:s/><text:line-break/>2<text:tab/> <text:s text:c="2"/><text:line-break/>3<text:tab/> <text:s text:c="2"/><text:line-break/>5<text:tab/> small <text:s/><text:line-break/>7<text:tab/> small <text:s/><text:line-break/>8<text:tab/> small <text:s/><text:line-break/>C: <text:span text:style-name="T1">0.a 1.rubber 2.thing </text:span>3.is 4.at 5.the 6.extreme 7.front 8..<text:line-break/>Q1: 10.if 11.there 12.is <text:span text:style-name="T51">13.a 14.thing</text:span> 15.to 16.the 17.left 18.of <text:span text:style-name="T1">19.it</text:span> 20., 21.what 22.is <text:span text:style-name="T51">23.its</text:span> 24.size 25.?<text:line-break/>A: 27.large<text:line-break/>Q2: 29.what 30.is <text:span text:style-name="T51">31.its</text:span> 32.color 33.?<text:line-break/>A: 35.purple<text:line-break/>Q3: 37.and 38.shape 39.?<text:line-break/>A: 41.cylinder<text:line-break/>Q4: 43.and 44.that 45.of <text:span text:style-name="T1">46.the 47.aforementioned 48.rubber 49.thing</text:span> 50.?<text:line-break/>A: 52.cylinder<text:line-break/>Q5: 54.what 55.number 56.of <text:span text:style-name="T1">57.other 58.things</text:span> 59.share 60.similar 61.shape 62.with <text:span text:style-name="T51">63.the 64.previous 65.purple 66.thing</text:span> 67.?<text:line-break/>A: <text:span text:style-name="T1">69.1</text:span><text:line-break/>Q6: 71.if 72.there 73.is <text:span text:style-name="T47">74.a 75.thing</text:span> 76.in 77.front 78.of <text:span text:style-name="T51">79.the 80.previous 81.large 82.thing</text:span> 83., 84.what 85.is <text:span text:style-name="T47">86.its</text:span> 87.material 88.?<text:line-break/>A: 90.metal<text:line-break/>Q7: 92.what 93.is 94.the 95.count 96.of <text:span text:style-name="T59">97.things</text:span> <text:span text:style-name="T51">98.the 99.previous 100.large 101.thing</text:span> 102.has 103.to <text:span text:style-name="T51">104.its</text:span> 105.behind 106.?<text:line-break/>A: <text:span text:style-name="T59">108.7</text:span><text:line-break/>Q8: 110.are 111.there <text:span text:style-name="T59">112.cube 113.##s</text:span> 114.among <text:span text:style-name="T59">115.them</text:span> 116.?<text:line-break/>A: 118.yes<text:line-break/>Q9: 120.if 121.there 122.is <text:span text:style-name="T47">123.a 124.thing</text:span> 125.in 126.front 127.of <text:span text:style-name="T51">128.the 129.above 130.big 131.thing</text:span> 132., 133.what 134.is <text:span text:style-name="T47">135.its</text:span> 136.shape 137.?<text:line-break/>A: 139.cube<text:line-break/>Q10: 141.what 142.number 143.of <text:span text:style-name="T59">144.small 145.things</text:span> 146.are 147.present 148.in 149.the 150.scene 151.?<text:line-break/>A: <text:span text:style-name="T59">153.6</text:span><text:line-break/><text:line-break/>==================================================<text:line-break/><text:span text:style-name="T26">REDO/RE-EXAMINE</text:span><text:line-break/>Dialog 10395,1, objects:<text:line-break/><text:span text:style-name="T1">2<text:tab/>cylinder large rubber</text:span> <text:line-break/><text:span text:style-name="T12">3<text:tab/>sphere <text:s/>rubber</text:span> <text:line-break/><text:span text:style-name="T51">0<text:tab/> large</text:span> <text:s/><text:line-break/>4<text:tab/> <text:s text:c="2"/><text:line-break/><text:soft-page-break/>5<text:tab/> <text:s text:c="2"/><text:line-break/>1<text:tab/>sphere <text:s text:c="2"/><text:line-break/>6<text:tab/> <text:s text:c="2"/><text:line-break/>C: 0.no 1.other 2.cylinder 3.except 4.for <text:span text:style-name="T1">5.one</text:span> 6..<text:line-break/>Q1: 8.if 9.there 10.is <text:span text:style-name="T12">11.an 12.object</text:span> 13.behind <text:span text:style-name="T1">14.it</text:span> 15., 16.what 17.shape 18.is <text:span text:style-name="T12">19.it</text:span> 20.?<text:line-break/>A: 22.sphere<text:line-break/>Q2: 24.and 25.material 26.?<text:line-break/>A: 28.rubber<text:line-break/>Q3: 30.and 31.that 32.of <text:span text:style-name="T1">33.that 34.cylinder</text:span> 35.?<text:line-break/>A: 37.rubber<text:line-break/>Q4: 39.how 40.many <text:span text:style-name="T59">41.objects</text:span> 42.on 43.the 44.right 45.side 46.of <text:span text:style-name="T12">47.the 48.aforementioned 49.round 50.object</text:span> 51.?<text:line-break/>A: <text:span text:style-name="T59">53.4</text:span><text:line-break/>Q5: 55.if 56.there 57.is <text:span text:style-name="T65">58.an 59.object</text:span> 60.to 61.the 62.right 63.of <text:span text:style-name="T12">64.the 65.aforementioned 66.ball</text:span> 67., 68.what 69.size 70.is <text:span text:style-name="T65">71.it</text:span> 72.?<text:line-break/>A: 74.large<text:line-break/>Q6: 76.if 77.there 78.is <text:span text:style-name="T2">79.an 80.object</text:span> 81.in 82.front 83.of <text:span text:style-name="T12">84.the 85.above 86.sphere</text:span> 87., 88.what 89.size 90.is <text:span text:style-name="T2">91.it</text:span> 92.?<text:line-break/>A: 94.large<text:line-break/>Q7: 96.are 97.there <text:span text:style-name="T59">98.objects</text:span> 99.present 100.in 101.front 102.of <text:span text:style-name="T2">103.itself </text:span>104.in 105.the 106.scene 107.?<text:line-break/>A: 109.yes<text:line-break/>Q8: 111.how 112.about 113.to <text:span text:style-name="T2">114.its</text:span> 115.left 116.?<text:line-break/>A: 118.yes<text:line-break/>Q9: 120.if 121.there 122.is <text:span text:style-name="T46">123.an 124.object</text:span> 125.in 126.front 127.of <text:span text:style-name="T1">128.the 129.earlier 130.cylinder</text:span> 131., 132.what 133.shape 134.is <text:span text:style-name="T46">135.it</text:span> 136.?<text:line-break/>A: 138.sphere<text:line-break/>Q10: 140.what 141.is 142.the 143.count 144.of 145.other 146.objects 147.?<text:line-break/>A: 149.0<text:line-break/><text:line-break/>==================================================<text:line-break/><text:line-break/>Dialog 11573,2, objects:<text:line-break/>0<text:tab/> small <text:s/><text:line-break/>1<text:tab/> small <text:s/><text:line-break/>3<text:tab/> small <text:s/><text:line-break/><text:span text:style-name="T1">4<text:tab/>sphere small metal green</text:span><text:line-break/>5<text:tab/> small <text:s/><text:line-break/><text:span text:style-name="T51">7<text:tab/>sphere small metal purple</text:span><text:line-break/>2<text:tab/> <text:s text:c="2"/><text:line-break/>6<text:tab/> <text:s text:c="2"/><text:line-break/>C: 0.there 1.are <text:span text:style-name="T59">2.6 3.small 4.objects</text:span> 5.in 6.the 7.view 8..<text:line-break/>Q1: 10.what 11.is 12.the 13.number 14.of <text:span text:style-name="T51">15.purple 16.objects</text:span><text:span text:style-name="T11"> 17.in </text:span><text:span text:style-name="T40">18.this 19.group</text:span> 20.?<text:line-break/>A: 22.1<text:line-break/>Q2: 24.if 25.there 26.is <text:span text:style-name="T1">27.an 28.object</text:span> 29.in 30.front 31.of <text:span text:style-name="T51">32.it</text:span> 33., 34.what 35.material 36.is <text:span text:style-name="T1">37.it</text:span> 38.?<text:line-break/>A: 40.metal<text:line-break/>Q3: 42.what 43.about 44.shape 45.?<text:line-break/>A: 47.sphere<text:line-break/>Q4: 49.what 50.about <text:span text:style-name="T51">51.the 52.previous 53.purple 54.object</text:span> 55.?<text:line-break/>A: 57.sphere<text:line-break/>Q5: 59.does <text:span text:style-name="T1">60.the 61.earlier 62.shiny 63.object</text:span> 64.have <text:span text:style-name="T59">65.objects</text:span> 66.to <text:span text:style-name="T1">67.its</text:span> 68.behind 69.?<text:line-break/>A: 71.yes<text:line-break/>Q6: 73.what 74.is 75.the 76.color 77.of <text:span text:style-name="T1">78.that 79.shiny 80.object</text:span> 81.?<text:line-break/>A: 83.green<text:line-break/>Q7: 85.how 86.many <text:span text:style-name="T59">87.objects</text:span> 88.behind <text:span text:style-name="T51">89.that 90.purple 91.object</text:span> 92.?<text:line-break/>A: <text:span text:style-name="T59">94.5</text:span><text:line-break/>Q8: 96.if 97.there 98.is 99.an 100.object 101.to 102.the 103.right 104.of <text:span text:style-name="T51">105.the 106.above 107.purple 108.object</text:span> 109., 110.what 111.size 112.is 113.it 114.?<text:line-break/>A: 116.none<text:line-break/><text:soft-page-break/>Q9: 118.what 119.material 120.is <text:span text:style-name="T51">121.the 122.above 123.purple 124.object</text:span> 125.?<text:line-break/>A: 127.metal<text:line-break/>Q10: 129.how 130.many 131.objects 132.to <text:span text:style-name="T51">133.its</text:span> 134.right 135.in 136.the 137.view 138.?<text:line-break/>A: 140.0<text:line-break/><text:line-break/>==================================================<text:line-break/><text:line-break/>Dialog 1627,2, objects:<text:line-break/><text:span text:style-name="T47">5<text:tab/> small <text:s/>gray</text:span><text:line-break/><text:span text:style-name="T8">0<text:tab/> large metal red</text:span><text:line-break/>6<text:tab/> <text:s text:c="2"/>red<text:line-break/><text:span text:style-name="T6">9<text:tab/> large rubber blue</text:span><text:line-break/><text:span text:style-name="T12">3<text:tab/> <text:s text:c="2"/>blue</text:span><text:line-break/>1<text:tab/> <text:s text:c="2"/><text:line-break/>2<text:tab/> <text:s text:c="2"/><text:line-break/>4<text:tab/> <text:s text:c="2"/><text:line-break/>8<text:tab/> <text:s text:c="2"/><text:line-break/><text:span text:style-name="T1">7<text:tab/> <text:s/>metal </text:span><text:line-break/>C: <text:span text:style-name="T47">0.a 1.gray 2.object</text:span> 3.stands 4.to 5.the 6.left 7.of <text:span text:style-name="T8">8.a 9.metal 10.object</text:span> 11.in 12.the 13.image 14..<text:line-break/>Q1: 16.does 17.the 18.image 19.contain <text:span text:style-name="T59">20.any 21.red 22.objects</text:span> 23.?<text:line-break/>A: 25.yes<text:line-break/>Q2: 27.if 28.there 29.is <text:span text:style-name="T8">30.an 31.object</text:span> 32.to 33.the 34.right 35.of <text:span text:style-name="T47">36.the 37.earlier 38.gray 39.object</text:span> 40., 41.what 42.is <text:span text:style-name="T8">43.its</text:span> 44.size 45.?<text:line-break/>A: 47.large<text:line-break/>Q3: 49.if 50.there 51.is <text:span text:style-name="T6">52.an 53.object</text:span> 54.behind <text:span text:style-name="T8">55.it</text:span> 56., 57.what 58.material 59.is <text:span text:style-name="T6">60.it</text:span> 61.?<text:line-break/>A: 63.rubber<text:line-break/>Q4: 65.how 66.about 67.size 68.?<text:line-break/>A: 70.large<text:line-break/>Q5: 72.and 73.that 74.of <text:span text:style-name="T47">75.the 76.aforementioned 77.gray 78.object</text:span> 79.?<text:line-break/>A: 81.small<text:line-break/>Q6: 83.if 84.there 85.is <text:span text:style-name="T12">86.an 87.object</text:span> 88.on 89.the 90.right 91.side 92.of <text:span text:style-name="T6">93.the 94.above 95.rubber 96.object</text:span> 97., 98.what 99.color 100.is <text:span text:style-name="T12">101.it</text:span> 102.?<text:line-break/>A: 104.blue<text:line-break/>Q7: 106.are 107.there <text:span text:style-name="T7">108.other 109.objects</text:span> 110.in 111.the 112.view 113.sharing <text:span text:style-name="T12">114.its</text:span> 115.color 116.?<text:line-break/>A: 118.yes<text:line-break/>Q8: 120.what 121.is 122.the 123.count 124.of <text:span text:style-name="T59">125.objects</text:span> <text:span text:style-name="T47">126.the 127.above 128.tiny 129.object</text:span> 130.has 131.to <text:span text:style-name="T47">132.its</text:span> 133.behind 134.?<text:line-break/>A: <text:span text:style-name="T59">136.8</text:span><text:line-break/>Q9: 138.if 139.there 140.is <text:span text:style-name="T1">141.an 142.object</text:span> 143.in 144.front 145.of <text:span text:style-name="T47">146.the 147.previous 148.tiny 149.object</text:span> 150., 151.what 152.material 153.is <text:span text:style-name="T1">154.it</text:span> 155.?<text:line-break/>A: 157.metal<text:line-break/>Q10: 159.how 160.many 161.other 162.objects 163.have 164.the 165.same 166.color 167.as <text:span text:style-name="T47">168.the 169.aforementioned 170.small 171.object</text:span> 172.?<text:line-break/>A: 174.0<text:line-break/><text:line-break/>==================================================<text:line-break/><text:line-break/>Dialog <text:bookmark-start text:name="__DdeLink__3543_1275005761"/>12355<text:bookmark-end text:name="__DdeLink__3543_1275005761"/>,2, objects:<text:line-break/>4<text:tab/> <text:s text:c="2"/>green<text:line-break/><text:span text:style-name="T1">6<text:tab/> large rubber green</text:span><text:line-break/><text:span text:style-name="T48">5<text:tab/>cylinder small metal yellow</text:span><text:line-break/>1<text:tab/> <text:s text:c="2"/><text:line-break/>2<text:tab/> <text:s text:c="2"/><text:line-break/><text:span text:style-name="T51">7<text:tab/> <text:s text:c="2"/>purple</text:span><text:line-break/>C: 0.there 1.are <text:span text:style-name="T59">2.many 3.large 4.things</text:span> 5..<text:line-break/>Q1: 7.are 8.there <text:span text:style-name="T54">9.green 10.things</text:span> 11.in 12.the 13.picture 14.?<text:line-break/>A: 16.yes<text:line-break/>Q2: 18.how 19.many <text:span text:style-name="T1">20.matt 21.##e 22.things</text:span> 23.among <text:span text:style-name="T54">24.them</text:span> 25.?<text:line-break/>A: <text:span text:style-name="T1">27.1</text:span><text:line-break/>Q3: 29.if 30.there 31.is <text:span text:style-name="T48">32.a 33.thing</text:span> 34.behind <text:span text:style-name="T1">35.it</text:span> 36., 37.what 38.is <text:span text:style-name="T48">39.its</text:span> <text:soft-page-break/>40.shape 41.?<text:line-break/>A: 43.cylinder<text:line-break/>Q4: 45.what 46.about 47.color 48.?<text:line-break/>A: 50.yellow<text:line-break/>Q5: 52.and 53.size 54.?<text:line-break/>A: 56.small<text:line-break/>Q6: 58.and 59.that 60.of <text:span text:style-name="T1">61.the 62.above 63.rubber 64.thing</text:span> 65.?<text:line-break/>A: 67.large<text:line-break/>Q7: 69.what 70.material 71.is <text:span text:style-name="T48">72.the 73.earlier 74.cylinder</text:span> 75.?<text:line-break/>A: 77.metal<text:line-break/>Q8: 79.how 80.many <text:span text:style-name="T59">81.other 82.things</text:span> 83.are 84.in 85.the 86.view 87.?<text:line-break/>A: <text:span text:style-name="T59">89.2</text:span><text:line-break/>Q9: 91.if 92.there 93.is <text:span text:style-name="T51">94.a 95.thing</text:span> 96.to 97.the 98.left 99.of <text:span text:style-name="T1">100.that 101.rubber 102.thing</text:span> 103., 104.what 105.is <text:span text:style-name="T51">106.its</text:span> 107.color 108.?<text:line-break/>A: 110.purple<text:line-break/>Q10: 112.does <text:span text:style-name="T48">113.that 114.yellow 115.thing</text:span> 116.have <text:span text:style-name="T2">117.things</text:span> 118.to <text:span text:style-name="T48">119.its</text:span> 120.front 121.?<text:line-break/>A: 123.yes<text:line-break/><text:line-break/>==================================================<text:line-break/><text:span text:style-name="T27">REDO/RE-EXAMINE</text:span><text:line-break/>Dialog 6434,2, objects:<text:line-break/>3<text:tab/> <text:s text:c="2"/>cyan<text:line-break/><text:span text:style-name="T12">5<text:tab/>cylinder small <text:s/>cyan</text:span><text:line-break/><text:span text:style-name="T1">2<text:tab/>sphere small metal green</text:span><text:line-break/>0<text:tab/> <text:s text:c="2"/><text:line-break/><text:span text:style-name="T8">4<text:tab/> <text:s/>metal </text:span></text:p>
      <text:p text:style-name="P1"><text:span text:style-name="T36">NEED ONE MORE OBJECT</text:span><text:line-break/>C: 0.the 1.image 2.has <text:span text:style-name="T59">3.2 4.cy 5.##an 6.objects</text:span> 7..<text:line-break/>Q1: 9.what 10.is 11.the 12.number 13.of <text:span text:style-name="T12">14.cylinders</text:span><text:span text:style-name="T10"> 15.in </text:span><text:span text:style-name="T59">16.this 17.group</text:span> 18.?<text:line-break/>A: <text:span text:style-name="T12">20.1</text:span><text:line-break/>Q2: 22.if 23.there 24.is <text:span text:style-name="T1">25.an 26.object</text:span> 27.in 28.front 29.of <text:span text:style-name="T12">30.it</text:span> 31., 32.what 33.color 34.is <text:span text:style-name="T1">35.it</text:span> 36.?<text:line-break/>A: 38.green<text:line-break/>Q3: 40.how 41.about 42.material 43.?<text:line-break/>A: 45.metal<text:line-break/>Q4: 47.what 48.about 49.size 50.?<text:line-break/>A: 52.small<text:line-break/>Q5: 54.and 55.that 56.of <text:span text:style-name="T12">57.that 58.cylinder</text:span> 59.?<text:line-break/>A: 61.small<text:line-break/>Q6: 63.does 64.the 65.image 66.contain 67.any 68.purple 69.objects 70.?<text:line-break/>A: 72.no<text:line-break/>Q7: 74.how 75.many <text:span text:style-name="T8">76.objects</text:span> 77.does <text:span text:style-name="T1">78.the 79.earlier 80.metallic 81.object</text:span> 82.have 83.to <text:span text:style-name="T1">84.its</text:span> 85.front 86.?<text:line-break/>A: <text:span text:style-name="T8">88.1</text:span><text:line-break/>Q8: 90.what 91.is 92.the 93.shape 94.of <text:span text:style-name="T1">95.that 96.metal 97.object</text:span> 98.?<text:line-break/>A: 100.sphere<text:line-break/>Q9: 102.if 103.there 104.is <text:span text:style-name="T54">105.an 106.object</text:span> 107.behind <text:span text:style-name="T58">108.the 109.previous 110.cylinder</text:span> 111., 112.what 113.is <text:span text:style-name="T54">114.its</text:span> 115.material 116.?<text:line-break/>A: 118.metal<text:line-break/>Q10: 120.does 121.the 122.scene 123.contain 124.any 125.cube 126.##s 127.?<text:line-break/>A: 129.no<text:line-break/><text:line-break/>==================================================<text:line-break/><text:span text:style-name="T28">REDO/RE-EXAMINE</text:span><text:line-break/>Dialog 7956,2, objects:<text:line-break/><text:span text:style-name="T6">1<text:tab/> <text:s/>metal blue</text:span><text:line-break/><text:span text:style-name="T47">2<text:tab/>cylinder large metal gray</text:span><text:line-break/>4<text:tab/> <text:s/>metal <text:line-break/><text:span text:style-name="T1">5<text:tab/> small metal green</text:span><text:line-break/><text:span text:style-name="T45">7<text:tab/> <text:s/>metal brown</text:span><text:line-break/><text:span text:style-name="T8">6<text:tab/> <text:s text:c="2"/>gray</text:span><text:line-break/>C: 0.there 1.are <text:span text:style-name="T59">2.5 3.metal 4.things</text:span> 5.in 6.the 7.picture 8..<text:line-break/>Q1: 10.do <text:span text:style-name="T59">11.they</text:span> 12.have <text:span text:style-name="T45">13.brown 14.things</text:span> 15.?<text:line-break/><text:soft-page-break/>A: <text:span text:style-name="T11">17.yes</text:span><text:line-break/>Q2: 19.what 20.is 21.the 22.count 23.of 24.cy 25.##an 26.things 27.among <text:span text:style-name="T46">28.them</text:span> 29.?<text:line-break/>A: 31.0<text:line-break/>Q3: 33.if 34.there 35.is <text:span text:style-name="T6">36.a 37.thing</text:span> 38.left 39.of <text:span text:style-name="T45">40.that 41.brown 42.thing</text:span> 43., 44.what 45.is <text:span text:style-name="T6">46.its</text:span> 47.color 48.?<text:line-break/>A: 50.blue<text:line-break/>Q4: 52.if 53.there 54.is <text:span text:style-name="T47">55.a 56.thing</text:span> 57.in 58.front 59.of <text:span text:style-name="T45">60.the 61.aforementioned 62.brown 63.thing</text:span> 64., 65.what 66.shape 67.is <text:span text:style-name="T47">68.it</text:span> 69.?<text:line-break/>A: 71.cylinder<text:line-break/>Q5: 73.if 74.there 75.is <text:span text:style-name="T1">76.a 77.thing </text:span>78.in 79.front 80.of <text:span text:style-name="T47">81.it</text:span> 82., 83.what 84.is <text:span text:style-name="T1">85.its</text:span> 86.size 87.?<text:line-break/>A: 89.small<text:line-break/>Q6: 91.what 92.about 93.color 94.?<text:line-break/>A: 96.green<text:line-break/>Q7: 98.how 99.about <text:span text:style-name="T47">100.the 101.aforementioned 102.cylinder</text:span> 103.?<text:line-break/>A: 105.gray<text:line-break/>Q8: 107.how 108.many <text:span text:style-name="T59">109.other 110.things</text:span> 111.have <text:span text:style-name="T47">112.its</text:span> 113.material 114.?<text:line-break/>A: <text:span text:style-name="T59">116.4</text:span><text:line-break/>Q9: 118.what 119.size 120.is <text:span text:style-name="T47">121.the 122.above 123.gray 124.thing</text:span></text:p>
      <text:p text:style-name="Preformatted_20_Text"><text:s/>125.?<text:line-break/>A: 127.large<text:line-break/>Q10: 129.how 130.many <text:span text:style-name="T8">131.other 132.things</text:span> 133.share <text:span text:style-name="T47">134.its</text:span> 135.color 136.?<text:line-break/>A: <text:span text:style-name="T8">138.1</text:span><text:line-break/><text:line-break/>==================================================<text:line-break/><text:line-break/>Dialog 4288,2, objects:<text:line-break/><text:span text:style-name="T48">2<text:tab/>cube large rubber yellow</text:span><text:line-break/><text:span text:style-name="T1">3<text:tab/>cube <text:s/>rubber green</text:span><text:line-break/><text:span text:style-name="T39">0<text:tab/>cube large <text:s/>yellow</text:span><text:line-break/>1<text:tab/>cube <text:s text:c="2"/><text:line-break/>C: 0.there 1.are <text:span text:style-name="T59">2.2 3.rubber 4.things</text:span> 5..<text:line-break/>Q1: <text:span text:style-name="T59">7.any 8.blocks</text:span> 9.in 10.the 11.view 12.?<text:line-break/>A: 14.yes<text:line-break/>Q2: 16.what 17.is 18.the 19.count 20.of <text:span text:style-name="T1">21.green 22.things</text:span> 23.in <text:span text:style-name="T59">24.this 25.group</text:span> 26.?<text:line-break/>A: <text:span text:style-name="T1">28.1</text:span><text:line-break/>Q3: 30.if 31.there 32.is 33.a 34.thing 35.on 36.the 37.right 38.side 39.of <text:span text:style-name="T1">40.it</text:span> 41., 42.what 43.is 44.its 45.material 46.?<text:line-break/>A: 48.none<text:line-break/>Q4: 50.if 51.there 52.is <text:span text:style-name="T39">53.a 54.thing</text:span> 55.behind <text:span text:style-name="T1">56.that 57.green 58.thing</text:span> 59., 60.what 61.is <text:span text:style-name="T39">62.its</text:span> 63.size 64.?<text:line-break/>A: 66.large<text:line-break/>Q5: 68.if 69.there 70.is 71.a 72.thing 73.on 74.the 75.right 76.side 77.of <text:span text:style-name="T1">78.the 79.previous 80.green 81.thing</text:span> 82., 83.what 84.material 85.is 86.it 87.?<text:line-break/>A: 89.none<text:line-break/>Q6: 91.what 92.color 93.is <text:span text:style-name="T39">94.the 95.previous 96.large 97.thing</text:span> 98.?<text:line-break/>A: 100.yellow<text:line-break/>Q7: 102.how 103.many <text:span text:style-name="T48">104.other 105.things</text:span> 106.in 107.the 108.scene 109.share 110.similar 111.material 112.with <text:span text:style-name="T1">113.the 114.previous 115.green 116.thing</text:span> 117.?<text:line-break/>A: <text:span text:style-name="T48">119.1</text:span><text:line-break/>Q8: 121.what 122.is 123.the 124.color 125.of <text:span text:style-name="T48">126.this 127.thing</text:span> 128.?<text:line-break/>A: 130.yellow<text:line-break/>Q9: 132.what 133.about 134.size 135.?<text:line-break/>A: 137.large<text:line-break/>Q10: 139.any 140.blue 141.things 142.?<text:line-break/>A: 144.no<text:line-break/><text:line-break/>==================================================<text:line-break/><text:span text:style-name="T29">REDO/RE-EXAMINE (NEED OBJECTS)</text:span><text:line-break/>Dialog 11541,0, objects:<text:line-break/><text:span text:style-name="T51">0<text:tab/>cylinder large metal </text:span><text:line-break/><text:span text:style-name="T47">5<text:tab/>cube <text:s/>rubber gray</text:span><text:line-break/><text:soft-page-break/>1<text:tab/> <text:s text:c="2"/><text:line-break/>2<text:tab/>sphere <text:s text:c="2"/><text:line-break/><text:span text:style-name="T48">3<text:tab/>sphere small </text:span><text:s/><text:line-break/>4<text:tab/>sphere <text:s text:c="2"/><text:line-break/>6<text:tab/> <text:s text:c="2"/><text:line-break/>7<text:tab/> <text:s text:c="2"/><text:line-break/>C: <text:span text:style-name="T51">0.the 1.right 2.##most 3.object</text:span> 4.in 5.the 6.image 7.is <text:span text:style-name="T51">8.a 9.big 10.object</text:span> 11..<text:line-break/>Q1: 13.if 14.there 15.is <text:span text:style-name="T47">16.an 17.object</text:span> 18.behind <text:span text:style-name="T51">19.it</text:span> 20., 21.what 22.material 23.is <text:span text:style-name="T47">24.it</text:span> 25.?<text:line-break/>A: 27.rubber<text:line-break/>Q2: 29.how 30.about 31.color 32.?<text:line-break/>A: 34.gray<text:line-break/>Q3: 36.how 37.about 38.shape 39.?<text:line-break/>A: 41.cube<text:line-break/>Q4: 43.what 44.about <text:span text:style-name="T51">45.the 46.aforementioned 47.big 48.object</text:span> 49.?<text:line-break/>A: 51.cylinder<text:line-break/>Q5: 53.how 54.many <text:span text:style-name="T59">55.objects</text:span> 56.does <text:span text:style-name="T47">57.the 58.previous 59.block</text:span> 60.have 61.to <text:span text:style-name="T47">62.its</text:span> 63.left 64.?<text:line-break/>A: <text:span text:style-name="T59">66.1</text:span><text:line-break/>Q6: 68.what 69.material 70.is <text:span text:style-name="T51">71.that 72.big 73.object</text:span> 74.?<text:line-break/>A: 76.metal<text:line-break/>Q7: 78.how 79.many <text:span text:style-name="T59">80.objects</text:span> 81.are 82.present 83.right 84.of <text:span text:style-name="T47">85.the 86.earlier 87.gray 88.object</text:span> 89.?<text:line-break/>A: <text:span text:style-name="T59">91.6</text:span><text:line-break/>Q8: 93.are 94.there <text:span text:style-name="T59">95.objects</text:span> 96.present 97.behind <text:span text:style-name="T47">98.the 99.previous 100.matt 101.##e 102.object</text:span> 103.?<text:line-break/>A: 105.yes<text:line-break/>Q9: 107.if 108.there 109.is <text:span text:style-name="T48">110.an 111.object</text:span> 112.in 113.front 114.of <text:span text:style-name="T51">115.the 116.previous 117.big 118.object</text:span> 119., 120.what 121.is <text:span text:style-name="T48">122.its</text:span> 123.size 124.?<text:line-break/>A: 126.small<text:line-break/>Q10: <text:span text:style-name="T59">128.any 129.balls</text:span> 130.in 131.the 132.view 133.?<text:line-break/>A: 135.yes<text:line-break/><text:line-break/>==================================================<text:line-break/><text:span text:style-name="T30">REDO/RE-EXAMINE</text:span><text:line-break/>Dialog 1467,1, objects:<text:line-break/><text:span text:style-name="T12">0<text:tab/>cube small <text:s/>cyan</text:span><text:line-break/><text:span text:style-name="T1">8<text:tab/> small rubber </text:span><text:line-break/>4<text:tab/>cube small <text:s/><text:line-break/>1<text:tab/> small rubber <text:line-break/><text:span text:style-name="T48">2<text:tab/> small rubber yellow</text:span><text:line-break/><text:span text:style-name="T37">5<text:tab/> small <text:s/>brown</text:span><text:line-break/>6<text:tab/> small <text:s/><text:line-break/><text:span text:style-name="T6">3<text:tab/>cube </text:span><text:s text:c="2"/><text:line-break/>C: 0.the 1.view 2.has <text:span text:style-name="T12">3.exactly 4.one 5.cy 6.##an 7.cube</text:span> 8..<text:line-break/>Q1: 10.if 11.there 12.is <text:span text:style-name="T1">13.a 14.thing</text:span> 15.right 16.of <text:span text:style-name="T12">17.it</text:span> 18., 19.what 20.is <text:span text:style-name="T1">21.its</text:span> 22.material 23.?<text:line-break/>A: 25.rubber<text:line-break/>Q2: 27.how 28.about 29.size 30.?<text:line-break/>A: 32.small<text:line-break/>Q3: 34.what 35.about <text:span text:style-name="T12">36.the 37.earlier 38.block</text:span> 39.?<text:line-break/>A: 41.small<text:line-break/>Q4: 43.if 44.there 45.is <text:span text:style-name="T54">46.a 47.thing</text:span> 48.in 49.front 50.of <text:span text:style-name="T1">51.the 52.above 53.matt 54.##e 55.thing</text:span> 56., 57.what 58.is <text:span text:style-name="T54">59.its</text:span> 60.shape 61.?<text:line-break/>A: 63.cube<text:line-break/>Q5: 65.how 66.many <text:span text:style-name="T59">67.other 68.things</text:span> 69.in 70.the 71.picture 72.share 73.similar 74.size 75.with <text:span text:style-name="T1">76.the 77.aforementioned 78.matt 79.##e 80.thing</text:span> 81.?<text:line-break/>A: <text:span text:style-name="T59">83.6</text:span><text:line-break/>Q6: 85.does 86.the 87.scene 88.have <text:span text:style-name="T59">89.other 90.things</text:span> 91.that 92.share 93.the 94.same 95.material 96.with <text:span text:style-name="T1">97.the 98.aforementioned 99.rubber 100.thing</text:span> 101.?<text:line-break/>A: 103.yes<text:line-break/>Q7: 105.are 106.there <text:span text:style-name="T48">107.yellow 108.things</text:span> 109.?<text:line-break/>A: <text:span text:style-name="T48">111.yes</text:span><text:line-break/><text:soft-page-break/>Q8: 113.if 114.there 115.is <text:span text:style-name="T6">116.a 117.thing</text:span> 118.on 119.the 120.left 121.side 122.of <text:span text:style-name="T12">123.the 124.previous 125.cy 126.##an 127.thing</text:span> 128., 129.what 130.shape 131.is <text:span text:style-name="T6">132.it</text:span> 133.?<text:line-break/>A: 135.cube<text:line-break/>Q9: 137.if 138.there 139.is <text:span text:style-name="T37">140.a 141.thing</text:span> 142.in 143.front 144.of <text:span text:style-name="T6">145.it</text:span> 146., 147.what 148.color 149.is <text:span text:style-name="T37">150.it</text:span> 151.?<text:line-break/>A: 153.brown<text:line-break/>Q10: 155.does <text:span text:style-name="T48">156.that 157.yellow 158.thing</text:span> 159.have 160.things 161.to <text:span text:style-name="T48">162.its</text:span> 163.right 164.?<text:line-break/>A: 166.no<text:line-break/><text:line-break/>==================================================<text:line-break/><text:line-break/>Dialog 2976,3, objects:<text:line-break/><text:span text:style-name="T1">0<text:tab/>sphere <text:s/>rubber </text:span><text:line-break/><text:span text:style-name="T6">3<text:tab/> large rubber blue</text:span><text:line-break/><text:span text:style-name="T8">1<text:tab/>cylinder <text:s/>rubber red</text:span><text:line-break/><text:span text:style-name="T12">2<text:tab/> <text:s/>metal</text:span> <text:line-break/>C: 0.the 1.image 2.has <text:span text:style-name="T1">3.a 4.matt 5.##e 6.thing</text:span> 7.in 8.front 9.of <text:span text:style-name="T6">10.a 11.blue 12.thing</text:span> 13..<text:line-break/>Q1: 15.what 16.is 17.the 18.number 19.of <text:span text:style-name="T1">20.round 21.things</text:span> 22.in 23.the 24.view 25., 26.if 27.present 28.?<text:line-break/>A: <text:span text:style-name="T1">30.1</text:span><text:line-break/>Q2: 32.if 33.there 34.is <text:span text:style-name="T8">35.a 36.thing</text:span> 37.in 38.front 39.of <text:span text:style-name="T1">40.it</text:span> 41., 42.what 43.color 44.is <text:span text:style-name="T8">45.it</text:span> 46.?<text:line-break/>A: 48.red<text:line-break/>Q3: 50.how 51.about 52.shape 53.?<text:line-break/>A: 55.cylinder<text:line-break/>Q4: 57.what 58.about 59.material 60.?<text:line-break/>A: 62.rubber<text:line-break/>Q5: 64.how 65.about <text:span text:style-name="T6">66.the 67.earlier 68.blue 69.thing</text:span> 70.?<text:line-break/>A: 72.rubber<text:line-break/>Q6: 74.are 75.there 76.other 77.things 78.that 79.share 80.the 81.same 82.color 83.with <text:span text:style-name="T8">84.that 85.cylinder</text:span> 86.?<text:line-break/>A: 88.no<text:line-break/>Q7: 90.what 91.is 92.the 93.size 94.of <text:span text:style-name="T6">95.the 96.previous 97.blue 98.thing </text:span>99.?<text:line-break/>A: 101.large<text:line-break/>Q8: 103.any 104.yellow 105.things 106.?<text:line-break/>A: 108.no<text:line-break/>Q9: 110.if 111.there 112.is <text:span text:style-name="T12">113.a 114.thing</text:span> 115.to 116.the 117.left 118.of <text:span text:style-name="T6">119.that 120.large 121.thing</text:span> 122., 123.what 124.material 125.is <text:span text:style-name="T12">126.it</text:span> 127.?<text:line-break/>A: 129.metal<text:line-break/>Q10: 131.are 132.there 133.things 134.present 135.to <text:span text:style-name="T12">136.its</text:span> 137.front 138.in 139.the 140.view 141.?<text:line-break/>A: 143.no<text:line-break/><text:line-break/>==================================================<text:line-break/><text:line-break/>Dialog 2019,0, objects:<text:line-break/><text:span text:style-name="T48">3<text:tab/> small rubber</text:span> <text:line-break/><text:span text:style-name="T8">4<text:tab/> small <text:s/>red</text:span><text:line-break/><text:span text:style-name="T6">7<text:tab/> small rubber blue</text:span><text:line-break/>0<text:tab/> <text:s/>rubber <text:line-break/>1<text:tab/> small rubber <text:line-break/><text:span text:style-name="T1">2<text:tab/> large rubber </text:span><text:line-break/>6<text:tab/> <text:s/>rubber <text:line-break/><text:span text:style-name="T39">8<text:tab/> large </text:span><text:s/><text:line-break/>C: <text:span text:style-name="T48">0.a 1.small 2.thing</text:span> 3.is 4.to 5.the 6.back 7.of <text:span text:style-name="T59">8.all 9.things</text:span> 10.in 11.the 12.picture 13..<text:line-break/>Q1: 15.what 16.number 17.of <text:span text:style-name="T8">18.red 19.things</text:span> 20.are 21.present 22.?<text:line-break/>A: <text:span text:style-name="T8">24.1</text:span><text:line-break/>Q2: 26.if 27.there 28.is <text:span text:style-name="T6">29.a 30.thing</text:span> 31.in 32.front 33.of <text:span text:style-name="T48">34.the 35.earlier 36.tiny 37.thing</text:span> 38., 39.what 40.is <text:span text:style-name="T6">41.its</text:span> 42.material 43.?<text:line-break/>A: 45.rubber<text:line-break/><text:soft-page-break/>Q3: 47.what 48.about <text:span text:style-name="T6">49.its</text:span> 50.color 51.?<text:line-break/>A: 53.blue<text:line-break/>Q4: 55.and 56.size 57.?<text:line-break/>A: 59.small<text:line-break/>Q5: 61.how 62.about <text:span text:style-name="T8">63.the 64.aforementioned 65.red 66.thing</text:span> 67.?<text:line-break/>A: 69.small<text:line-break/>Q6: 71.what 72.number 73.of <text:span text:style-name="T59">74.other 75.things</text:span> 76.in 77.the 78.picture 79.are 80.of 81.same 82.material 83.with <text:span text:style-name="T6">84.the 85.previous 86.rubber 87.thing</text:span> 88.?<text:line-break/>A: <text:span text:style-name="T59">90.5</text:span><text:line-break/>Q7: 92.if 93.there 94.is <text:span text:style-name="T1">95.a 96.thing</text:span> 97.in 98.front 99.of <text:span text:style-name="T6">100.the 101.above 102.blue 103.thing</text:span> 104., 105.what 106.is <text:span text:style-name="T1">107.its</text:span> 108.size 109.?<text:line-break/>A: 111.large<text:line-break/>Q8: 113.does 114.the 115.view 116.have <text:span text:style-name="T59">117.other 118.things</text:span> 119.?<text:line-break/>A: 121.yes<text:line-break/>Q9: 123.if 124.there 125.is <text:span text:style-name="T39">126.a 127.thing</text:span> 128.to 129.the 130.right 131.of <text:span text:style-name="T1">132.that 133.large 134.thing</text:span> 135., 136.what 137.is <text:span text:style-name="T39">138.its</text:span> 139.size 140.?<text:line-break/>A: 142.large<text:line-break/>Q10: 144.does 145.the 146.view 147.have <text:span text:style-name="T59">148.other 149.things</text:span> 150.that 151.share 152.the 153.same 154.size 155.with <text:span text:style-name="T6">156.the 157.previous 158.blue 159.thing</text:span> 160.?<text:line-break/>A: 162.yes<text:line-break/><text:line-break/>==================================================<text:line-break/><text:span text:style-name="T31">REDO/RE-EXAMINE</text:span><text:line-break/>Dialog 14216,0, objects:<text:line-break/><text:span text:style-name="T47">3<text:tab/> small metal </text:span><text:line-break/><text:span text:style-name="T1">0<text:tab/> large metal green</text:span><text:line-break/><text:span text:style-name="T46">1<text:tab/>cube <text:s/>metal </text:span><text:line-break/>2<text:tab/> <text:s text:c="2"/><text:line-break/>4<text:tab/> <text:s text:c="2"/><text:line-break/>C: <text:span text:style-name="T47">0.a 1.metallic 2.thing</text:span> 3.is 4.at 5.the 6.extreme 7.left 8.of 9.the 10.picture 11..<text:line-break/>Q1: 13.if 14.there 15.is <text:span text:style-name="T1">16.a 17.thing</text:span> 18.to 19.the 20.right 21.of <text:span text:style-name="T47">22.it</text:span> 23., 24.what 25.is <text:span text:style-name="T1">26.its</text:span> 27.color 28.?<text:line-break/>A: 30.green<text:line-break/>Q2: 32.how 33.about 34.size 35.?<text:line-break/>A: 37.large<text:line-break/>Q3: 39.what 40.about <text:span text:style-name="T47">41.the 42.earlier 43.metal 44.thing</text:span> 45.?<text:line-break/>A: 47.small<text:line-break/>Q4: 49.are 50.there <text:span text:style-name="T59">51.things</text:span> 52.to 53.the 54.right 55.of <text:span text:style-name="T1">56.the 57.previous 58.green 59.thing</text:span> 60.?<text:line-break/>A: 62.yes<text:line-break/>Q5: 64.how 65.many <text:span text:style-name="T46">66.things</text:span> 67.are 68.present 69.behind <text:span text:style-name="T47">70.the 71.earlier 72.small 73.thing</text:span> 74.?<text:line-break/>A: <text:span text:style-name="T46">76.1</text:span><text:line-break/>Q6: 78.what 79.is 80.the 81.material 82.of <text:span text:style-name="T46">83.this 84.thing</text:span> 85.?<text:line-break/>A: 87.metal<text:line-break/>Q7: 89.and 90.that 91.of <text:span text:style-name="T1">92.the 93.above 94.big 95.thing</text:span> 96.?<text:line-break/>A: 98.metal<text:line-break/>Q8: 100.what 101.is 102.the 103.number 104.of 105.other 106.things 107.?<text:line-break/>A: 109.0<text:line-break/>Q9: 111.if 112.there 113.is <text:span text:style-name="T46">114.a 115.thing</text:span> 116.behind <text:span text:style-name="T47">117.the 118.aforementioned 119.small 120.thing</text:span> 121., 122.what 123.is <text:span text:style-name="T46">124.its</text:span> 125.shape 126.?<text:line-break/>A: 128.cube<text:line-break/>Q10: 130.how 131.many <text:span text:style-name="T59">132.things</text:span> 133.to <text:span text:style-name="T46">134.its</text:span> 135.left 136.?<text:line-break/>A: <text:span text:style-name="T59">138.2</text:span><text:line-break/><text:line-break/>==================================================<text:line-break/><text:line-break/>Dialog 3868,3, objects:<text:line-break/><text:span text:style-name="T1">1<text:tab/>cylinder <text:s/>metal </text:span><text:line-break/><text:span text:style-name="T6">6<text:tab/>sphere <text:s/>rubber blue</text:span><text:line-break/><text:span text:style-name="T47">0<text:tab/> large <text:s/></text:span><text:line-break/>2<text:tab/>cylinder large <text:s/><text:line-break/><text:soft-page-break/><text:span text:style-name="T58">3<text:tab/> <text:s/>rubber cyan</text:span><text:line-break/>4<text:tab/> <text:s text:c="2"/><text:line-break/>5<text:tab/> large <text:s/><text:line-break/>C: 0.there 1.is <text:span text:style-name="T1">2.a 3.metal 4.thing</text:span> 5.on 6.the 7.right 8.side 9.of <text:span text:style-name="T6">10.a 11.round 12.thing</text:span> 13.in 14.the 15.image 16..<text:line-break/>Q1: 18.how 19.many <text:span text:style-name="T59">20.other 21.things</text:span> 22.are 23.in 24.the 25.image 26.?<text:line-break/>A: <text:span text:style-name="T59">28.5</text:span><text:line-break/>Q2: 30.if 31.there 32.is <text:span text:style-name="T1">33.a 34.thing</text:span> 35.right 36.of <text:span text:style-name="T6">37.the 38.previous 39.round 40.thing</text:span> 41., 42.what 43.is <text:span text:style-name="T1">44.its</text:span> 45.shape 46.?<text:line-break/>A: 48.cylinder<text:line-break/>Q3: 50.if 51.there 52.is <text:span text:style-name="T58">53.a 54.thing</text:span> 55.in 56.front 57.of <text:span text:style-name="T2">58.it</text:span> 59., 60.what 61.is <text:span text:style-name="T58">62.its</text:span> 63.material 64.?<text:line-break/>A: 66.rubber<text:line-break/>Q4: 68.and 69.color 70.?<text:line-break/>A: 72.cy 73.##an<text:line-break/>Q5: 75.and 76.that 77.of <text:span text:style-name="T6">78.the 79.previous 80.sphere</text:span> 81.?<text:line-break/>A: 83.blue<text:line-break/>Q6: 85.what 86.number 87.of 88.other 89.things 90.in 91.the 92.picture 93.share 94.similar 95.material 96.with <text:span text:style-name="T1">97.the 98.aforementioned 99.cylinder</text:span> 100.?<text:line-break/>A: 102.0<text:line-break/>Q7: 104.does 105.the 106.scene 107.have <text:span text:style-name="T63">108.other 109.things</text:span> 110.that 111.share 112.the 113.same 114.shape 115.with <text:span text:style-name="T1">116.the 117.above 118.cylinder</text:span> 119.?<text:line-break/>A: 121.yes<text:line-break/>Q8: 123.if 124.there 125.is <text:span text:style-name="T47">126.a 127.thing</text:span> 128.in 129.front 130.of <text:span text:style-name="T6">131.the 132.previous 133.sphere</text:span> 134., 135.what 136.size 137.is <text:span text:style-name="T47">138.it</text:span> 139.?<text:line-break/>A: 141.large<text:line-break/>Q9: 143.what 144.material 145.is <text:span text:style-name="T6">146.that 147.ball</text:span> 148.?<text:line-break/>A: 150.rubber<text:line-break/>Q10: 152.does 153.the 154.view 155.have <text:span text:style-name="T59">156.other 157.things</text:span> 158.that 159.share 160.the 161.same 162.size 163.with <text:span text:style-name="T47">164.the 165.above 166.large 167.thing</text:span> 168.?<text:line-break/>A: 170.yes<text:line-break/><text:line-break/>==================================================<text:line-break/><text:line-break/>Dialog 10502,1, objects:<text:line-break/><text:span text:style-name="T47">3<text:tab/>cylinder <text:s text:c="2"/>gray</text:span><text:line-break/><text:span text:style-name="T48">2<text:tab/>sphere large rubber yellow</text:span><text:line-break/><text:span text:style-name="T51">0<text:tab/> <text:s text:c="2"/>purple</text:span><text:line-break/>1<text:tab/> <text:s text:c="2"/><text:line-break/>4<text:tab/> <text:s text:c="2"/><text:line-break/><text:span text:style-name="T8">5<text:tab/> <text:s/>rubber</text:span> <text:line-break/>C: 0.there 1.is <text:span text:style-name="T47">2.one 3.gray 4.object</text:span> 5..<text:line-break/>Q1: 7.if 8.there 9.is <text:span text:style-name="T48">10.an 11.object</text:span> 12.to 13.the 14.left 15.of <text:span text:style-name="T47">16.it</text:span> 17., 18.what 19.size 20.is <text:span text:style-name="T48">21.it</text:span> 22.?<text:line-break/>A: 24.large<text:line-break/>Q2: 26.how 27.about 28.color 29.?<text:line-break/>A: 31.yellow<text:line-break/>Q3: 33.what 34.about 35.shape 36.?<text:line-break/>A: 38.sphere<text:line-break/>Q4: 40.what 41.about <text:span text:style-name="T47">42.that 43.gray 44.object</text:span> 45.?<text:line-break/>A: 47.cylinder<text:line-break/>Q5: 49.does <text:span text:style-name="T48">50.the 51.above 52.large 53.object</text:span> 54.have <text:span text:style-name="T59">55.objects</text:span> 56.to <text:span text:style-name="T48">57.its</text:span> 58.right 59.?<text:line-break/>A: 61.yes<text:line-break/>Q6: 63.how 64.many <text:span text:style-name="T51">65.purple 66.objects</text:span> 67.in <text:span text:style-name="T40">68.the 69.group</text:span> 70.?<text:line-break/>A: <text:span text:style-name="T51">72.1</text:span><text:line-break/>Q7: 74.are 75.there <text:span text:style-name="T51">76.objects</text:span> 77.present</text:p>
      <text:p text:style-name="P2"><text:s/>78.behind <text:span text:style-name="T48">79.that 80.big 81.object</text:span> 82.?<text:line-break/>A: 84.yes<text:line-break/>Q8: 86.if 87.there 88.is <text:span text:style-name="T8">89.an 90.object</text:span> 91.on 92.the 93.right 94.side 95.of <text:span text:style-name="T47">96.the 97.above 98.cylinder</text:span> 99., 100.what 101.material 102.is <text:span text:style-name="T8">103.it</text:span> 104.?<text:line-break/>A: 106.rubber<text:line-break/>Q9: 108.what 109.is 110.the 111.material 112.of <text:span text:style-name="T48">113.the 114.previous 115.yellow 116.object</text:span> 117.?<text:line-break/><text:soft-page-break/>A: 119.rubber<text:line-break/>Q10: 121.what 122.is 123.the 124.number 125.of 126.other 127.objects 128.?<text:line-break/>A: 130.0<text:line-break/><text:line-break/>==================================================<text:line-break/><text:line-break/>Dialog 12832,2, objects:<text:line-break/><text:span text:style-name="T8">2<text:tab/>cube <text:s/>rubber </text:span><text:line-break/><text:span text:style-name="T37">3<text:tab/>cylinder small rubber brown</text:span><text:line-break/>0<text:tab/> <text:s/>metal <text:line-break/><text:span text:style-name="T48">1<text:tab/>cylinder <text:s/>metal yellow</text:span><text:line-break/>C: 0.there 1.is <text:span text:style-name="T8">2.a 3.cube</text:span> 4.in 5.front 6.of <text:span text:style-name="T37">7.a 8.brown 9.thing</text:span> 10.in 11.the 12.picture 13..<text:line-break/>Q1: <text:span text:style-name="T59">15.any 16.metallic 17.things </text:span>18.?<text:line-break/>A: 20.yes<text:line-break/>Q2: 22.how 23.many <text:span text:style-name="T8">24.things</text:span> 25.does <text:span text:style-name="T37">26.the 27.aforementioned 28.brown 29.thing</text:span> 30.have 31.to <text:span text:style-name="T37">32.its</text:span> 33.front 34.?<text:line-break/>A: <text:span text:style-name="T8">36.1</text:span><text:line-break/>Q3: 38.if 39.there 40.is <text:span text:style-name="T37">41.a 42.thing</text:span> 43.behind <text:span text:style-name="T8">44.it</text:span> 45., 46.what 47.is <text:span text:style-name="T37">48.its</text:span> 49.size 50.?<text:line-break/>A: 52.small<text:line-break/>Q4: 54.and 55.material 56.?<text:line-break/>A: 58.rubber<text:line-break/>Q5: 60.how 61.about <text:span text:style-name="T8">62.the 63.previous 64.cube</text:span> 65.?<text:line-break/>A: 67.rubber<text:line-break/>Q6: 69.if 70.there 71.is <text:span text:style-name="T48">72.a 73.thing</text:span> 74.behind <text:span text:style-name="T37">75.the 76.aforementioned 77.small 78.thing</text:span> 79., 80.what 81.shape 82.is <text:span text:style-name="T48">83.it</text:span> 84.?<text:line-break/>A: 86.cylinder<text:line-break/>Q7: 88.what 89.shape 90.is <text:span text:style-name="T37">91.the 92.previous 93.tiny 94.thing</text:span> 95.?<text:line-break/>A: 97.cylinder<text:line-break/>Q8: 99.does 100.the 101.picture 102.have 103.other 104.things 105.sharing <text:span text:style-name="T37">106.its</text:span> 107.color 108.?<text:line-break/>A: 110.no<text:line-break/>Q9: 112.if 113.there 114.is <text:span text:style-name="T48">115.a 116.thing</text:span> 117.on 118.the 119.left 120.side 121.of <text:span text:style-name="T8">122.that 123.block</text:span> 124., 125.what 126.color 127.is <text:span text:style-name="T48">128.it</text:span> 129.?<text:line-break/>A: 131.yellow<text:line-break/>Q10: 133.how 134.many 135.other 136.things 137.have <text:span text:style-name="T48">138.its</text:span> 139.color 140.?<text:line-break/>A: 142.0<text:line-break/><text:line-break/>==================================================<text:line-break/><text:line-break/>Dialog 7110,4, objects:<text:line-break/><text:span text:style-name="T12">1<text:tab/>sphere large rubber cyan</text:span><text:line-break/><text:span text:style-name="T51">2<text:tab/> large <text:s/>purple</text:span><text:line-break/>4<text:tab/> large <text:s/>blue<text:line-break/>5<text:tab/> <text:s text:c="2"/>blue<text:line-break/>9<text:tab/> <text:s text:c="2"/>blue<text:line-break/><text:span text:style-name="T1">6<text:tab/>sphere large rubber </text:span><text:line-break/>0<text:tab/> large rubber <text:line-break/>3<text:tab/> large rubber <text:line-break/>7<text:tab/> large rubber <text:line-break/>8<text:tab/> large <text:s/><text:line-break/>C: <text:span text:style-name="T12">0.a 1.ball</text:span> 2.is 3.present 4.behind <text:span text:style-name="T51">5.a 6.purple 7.object</text:span> 8..<text:line-break/>Q1: 10.does 11.the 12.view 13.contain <text:span text:style-name="T59">14.any 15.blue 16.objects</text:span> 17.?<text:line-break/>A: 19.yes<text:line-break/>Q2: 21.what 22.is 23.the 24.material 25.of <text:span text:style-name="T12">26.the 27.earlier 28.sphere</text:span> 29.?<text:line-break/>A: 31.rubber<text:line-break/>Q3: 33.what 34.about <text:span text:style-name="T12">35.its</text:span> 36.color 37.?<text:line-break/>A: 39.cy 40.##an<text:line-break/>Q4: 42.and 43.size 44.?<text:line-break/>A: 46.large<text:line-break/>Q5: 48.and 49.that 50.of <text:span text:style-name="T51">51.the 52.above 53.purple 54.object</text:span> 55.?<text:line-break/>A: 57.large<text:line-break/>Q6: 59.if 60.there 61.is <text:span text:style-name="T1">62.an 63.object</text:span> 64.left 65.of <text:span text:style-name="T12">66.the 67.above 68.ball</text:span> <text:soft-page-break/>69., 70.what 71.is <text:span text:style-name="T1">72.its</text:span> 73.shape 74.?<text:line-break/>A: 76.sphere<text:line-break/>Q7: 78.how 79.many 80.objects 81.on 82.the 83.left 84.side 85.of <text:span text:style-name="T51">86.the 87.previous 88.purple 89.object</text:span> 90.?<text:line-break/>A: 92.0<text:line-break/>Q8: 94.what 95.number 96.of <text:span text:style-name="T59">97.other 98.objects</text:span> 99.share 100.similar 101.material 102.with <text:span text:style-name="T12">103.that 104.cy 105.##an 106.object</text:span> 107.?<text:line-break/>A: <text:span text:style-name="T59">109.4</text:span><text:line-break/>Q9: 111.if 112.there 113.is <text:span text:style-name="T1">114.an 115.object</text:span> 116.to 117.the 118.left 119.of <text:span text:style-name="T12">120.that 121.cy 122.##an 123.object</text:span> 124., 125.what 126.is <text:span text:style-name="T1">127.its</text:span> 128.size 129.?<text:line-break/>A: 131.large<text:line-break/>Q10: 133.what 134.is 135.the 136.count 137.of <text:span text:style-name="T59">138.other 139.objects</text:span> 140.that 141.share <text:span text:style-name="T1">142.its</text:span> 143.size 144.?<text:line-break/>A: <text:span text:style-name="T59">146.7</text:span><text:line-break/><text:line-break/>==================================================<text:line-break/><text:line-break/>Dialog 13612,1, objects:<text:line-break/><text:span text:style-name="T8">2<text:tab/>sphere large metal red</text:span><text:line-break/><text:span text:style-name="T1">6<text:tab/>cube <text:s/>rubber green</text:span><text:line-break/>1<text:tab/> <text:s text:c="2"/><text:line-break/>5<text:tab/> <text:s text:c="2"/><text:line-break/>7<text:tab/> <text:s text:c="2"/><text:line-break/>C: 0.there 1.is <text:span text:style-name="T8">2.a 3.round 4.object</text:span> 5..<text:line-break/>Q1: 7.if 8.there 9.is <text:span text:style-name="T1">10.an 11.object</text:span> 12.right 13.of <text:span text:style-name="T8">14.it</text:span> 15., 16.what 17.is <text:span text:style-name="T1">18.its</text:span> 19.shape 20.?<text:line-break/>A: 22.cube<text:line-break/>Q2: 24.and 25.color 26.?<text:line-break/>A: 28.green<text:line-break/>Q3: 30.how 31.about 32.material 33.?<text:line-break/>A: 35.rubber<text:line-break/>Q4: 37.how 38.about <text:span text:style-name="T8">39.the 40.aforementioned 41.sphere</text:span> 42.?<text:line-break/>A: 44.metal<text:line-break/>Q5: 46.does <text:span text:style-name="T1">47.the 48.above 49.block</text:span> 50.have 51.objects 52.to <text:span text:style-name="T1">53.its</text:span> 54.behind 55.?<text:line-break/>A: 57.no<text:line-break/>Q6: 59.what 60.number 61.of 62.objects 63.behind <text:span text:style-name="T1">64.the 65.aforementioned 66.matt 67.##e 68.object</text:span> 69.?<text:line-break/>A: 71.0<text:line-break/>Q7: 73.what 74.is 75.the 76.size 77.of <text:span text:style-name="T8">78.the 79.previous 80.shiny 81.object</text:span> 82.?<text:line-break/>A: 84.large<text:line-break/>Q8: 86.how 87.many <text:span text:style-name="T59">88.objects</text:span> 89.are 90.present 91.to <text:span text:style-name="T8">92.its</text:span> 93.right 94.in 95.the 96.view 97.?<text:line-break/>A: <text:span text:style-name="T59">99.4</text:span><text:line-break/>Q9: 101.what 102.color 103.is <text:span text:style-name="T8">104.the 105.aforementioned 106.big 107.object</text:span> 108.?<text:line-break/>A: 110.red<text:line-break/>Q10: 112.what 113.is 114.the 115.count 116.of 117.other 118.objects 119.that 120.share <text:span text:style-name="T8">121.its</text:span> 122.shape 123.?<text:line-break/>A: 125.0<text:line-break/><text:line-break/>==================================================<text:line-break/><text:line-break/>Dialog 3253,2, objects:<text:line-break/><text:span text:style-name="T48">6<text:tab/>sphere large rubber yellow</text:span><text:line-break/><text:span text:style-name="T37">4<text:tab/>cylinder <text:s/>rubber brown</text:span><text:line-break/>1<text:tab/> <text:s/>rubber <text:line-break/><text:span text:style-name="T1">5<text:tab/>sphere <text:s/>rubber </text:span><text:line-break/><text:span text:style-name="T47">3<text:tab/>cylinder small </text:span><text:s/><text:line-break/>C: <text:span text:style-name="T48">0.a 1.yellow 2.thing</text:span> 3.stands 4.on 5.the 6.left 7.side 8.of <text:span text:style-name="T37">9.a 10.brown 11.thing</text:span> 12.in 13.the 14.image 15..<text:line-break/>Q1: 17.what 18.is 19.the 20.number 21.of <text:span text:style-name="T59">22.rubber 23.things</text:span> 24., 25.if 26.present 27.?<text:line-break/><text:soft-page-break/>A: <text:span text:style-name="T59">29.4</text:span><text:line-break/>Q2: 31.any 32.green 33.things 34.among <text:span text:style-name="T40">35.them</text:span> 36.?<text:line-break/>A: 38.no<text:line-break/>Q3: 40.if 41.there 42.is <text:span text:style-name="T47">43.a 44.thing</text:span> 45.behind <text:span text:style-name="T48">46.the 47.aforementioned 48.yellow 49.thing</text:span> 50., 51.what 52.shape 53.is <text:span text:style-name="T47">54.it</text:span> 55.?<text:line-break/>A: 57.cylinder<text:line-break/>Q4: 59.what 60.is <text:span text:style-name="T47">61.its</text:span> 62.size 63.?<text:line-break/>A: 65.small<text:line-break/>Q5: 67.what 68.about <text:span text:style-name="T48">69.that 70.yellow 71.thing</text:span> 72.?<text:line-break/>A: 74.large<text:line-break/>Q6: 76.what 77.about <text:span text:style-name="T48">78.its</text:span> 79.shape 80.?<text:line-break/>A: 82.sphere<text:line-break/>Q7: 84.what 85.about <text:span text:style-name="T37">86.that 87.brown 88.thing</text:span> 89.?<text:line-break/>A: 91.cylinder<text:line-break/>Q8: 93.does <text:span text:style-name="T48">94.the 95.earlier 96.large 97.thing</text:span> 98.have <text:span text:style-name="T59">99.things</text:span> 100.to <text:span text:style-name="T48">101.its</text:span> 102.front 103.?<text:line-break/>A: 105.yes<text:line-break/>Q9: 107.if 108.there 109.is <text:span text:style-name="T1">110.a 111.thing</text:span> 112.in 113.front 114.of <text:span text:style-name="T48">115.the 116.previous 117.yellow 118.thing</text:span> 119., 120.what 121.shape 122.is <text:span text:style-name="T1">123.it</text:span> 124.?<text:line-break/>A: 126.sphere<text:line-break/>Q10: 128.does <text:span text:style-name="T1">129.it</text:span> 130.have <text:span text:style-name="T37">131.things</text:span> 132.to 133.in 134.front 135.of <text:span text:style-name="T1">136.itself</text:span> 137.in 138.the 139.image 140.?<text:line-break/>A: 142.yes<text:line-break/><text:line-break/>==================================================<text:line-break/><text:line-break/>Dialog 3973,4, objects:<text:line-break/><text:span text:style-name="T8">2<text:tab/>cube <text:s/>rubber red</text:span><text:line-break/><text:span text:style-name="T47">1<text:tab/>cylinder small metal gray</text:span><text:line-break/><text:span text:style-name="T12">0<text:tab/>cube <text:s text:c="2"/>cyan</text:span><text:line-break/><text:span text:style-name="T1">3<text:tab/> <text:s/>metal cyan</text:span><text:line-break/>C: <text:span text:style-name="T8">0.a 1.matt 2.##e 3.object</text:span> 4.stands 5.to 6.the 7.left 8.of <text:span text:style-name="T47">9.a 10.cylinder</text:span> 11.in 12.the 13.scene 14..<text:line-break/>Q1: 16.if 17.present 18., 19.how 20.many <text:span text:style-name="T59">21.blocks</text:span> 22.are 23.in 24.the 25.picture 26.?<text:line-break/>A: <text:span text:style-name="T59">28.2</text:span><text:line-break/>Q2: 30.if 31.there 32.is <text:span text:style-name="T1">33.an 34.object</text:span> 35.on 36.the 37.right 38.side 39.of <text:span text:style-name="T47">40.the 41.above 42.cylinder</text:span> 43., 44.what 45.is <text:span text:style-name="T1">46.its</text:span> 47.color 48.?<text:line-break/>A: 50.cy 51.##an<text:line-break/>Q3: 53.if 54.there 55.is <text:span text:style-name="T47">56.an 57.object</text:span> 58.on 59.the 60.left 61.side 62.of <text:span text:style-name="T1">63.it</text:span> 64., 65.what 66.is <text:span text:style-name="T47">67.its</text:span> 68.material 69.?<text:line-break/>A: 71.metal<text:line-break/>Q4: 73.what 74.about 75.color 76.?<text:line-break/>A: 78.gray<text:line-break/>Q5: 80.how 81.about <text:span text:style-name="T8">82.that 83.matt 84.##e 85.object</text:span> 86.?<text:line-break/>A: 88.red<text:line-break/>Q6: 90.how 91.many 92.other 93.objects 94.in 95.the 96.view 97.have 98.the 99.same 100.color 101.as <text:span text:style-name="T47">102.the 103.earlier 104.metal 105.object</text:span> 106.?<text:line-break/>A: 108.0<text:line-break/>Q7: 110.does 111.the 112.view 113.have <text:span text:style-name="T1">114.other 115.objects</text:span> 116.that 117.are 118.of 119.same 120.material 121.as <text:span text:style-name="T47">122.the 123.above 124.metallic 125.object</text:span> 126.?<text:line-break/>A: <text:span text:style-name="T1">128.yes</text:span><text:line-break/>Q8: 130.if 131.there 132.is <text:span text:style-name="T47">133.an 134.object</text:span> 135.on 136.the 137.right 138.side 139.of <text:span text:style-name="T8">140.the 141.aforementioned 142.rubber 143.object</text:span> 144., 145.what 146.is <text:span text:style-name="T47">147.its</text:span> 148.size 149.?<text:line-break/>A: 151.small<text:line-break/>Q9: 153.if 154.there 155.is <text:span text:style-name="T12">156.an 157.object</text:span> 158.on 159.the 160.right 161.side 162.of <text:span text:style-name="T1">163.the 164.earlier 165.cy 166.##an 167.object</text:span> 168., 169.what 170.color 171.is <text:span text:style-name="T12">172.it</text:span> 173.?<text:line-break/>A: 175.cy 176.##an<text:line-break/>Q10: 178.what 179.number 180.of 181.brown 182.objects 183.are 184.present 185.?<text:line-break/>A: 187.0<text:line-break/><text:line-break/><text:soft-page-break/>==================================================<text:line-break/><text:line-break/>Dialog 8868,0, objects:<text:line-break/><text:span text:style-name="T6">1<text:tab/>sphere large rubber blue</text:span><text:line-break/><text:span text:style-name="T1">3<text:tab/> <text:s/>rubber blue</text:span><text:line-break/>0<text:tab/> <text:s text:c="2"/><text:line-break/><text:span text:style-name="T47">2<text:tab/> <text:s text:c="2"/>gray</text:span><text:line-break/>C: <text:span text:style-name="T6">0.a 1.blue 2.ball</text:span> 3.is 4.to 5.the 6.front 7.of <text:span text:style-name="T59">8.all 9.things</text:span> 10..<text:line-break/>Q1: 12.if 13.there 14.is <text:span text:style-name="T1">15.a 16.thing</text:span> 17.right 18.of <text:span text:style-name="T6">19.it</text:span> 20., 21.what 22.is <text:span text:style-name="T1">23.its</text:span> 24.color 25.?<text:line-break/>A: 27.blue<text:line-break/>Q2: 29.what 30.about 31.material 32.?<text:line-break/>A: 34.rubber<text:line-break/>Q3: 36.how 37.about <text:span text:style-name="T6">38.the 39.above 40.round 41.thing</text:span> 42.?<text:line-break/>A: 44.rubber<text:line-break/>Q4: 46.what 47.is 48.the 49.count 50.of <text:span text:style-name="T59">51.other 52.things</text:span> 53.?<text:line-break/>A: <text:span text:style-name="T59">55.2</text:span><text:line-break/>Q5: 57.if 58.there 59.is 60.a 61.thing 62.on 63.the 64.left 65.side 66.of <text:span text:style-name="T6">67.the 68.above 69.sphere</text:span> 70., 71.what 72.shape 73.is 74.it 75.?<text:line-break/>A: 77.none<text:line-break/>Q6: 79.if 80.there 81.is <text:span text:style-name="T47">82.a 83.thing</text:span> 84.behind <text:span text:style-name="T6">85.the 86.aforementioned 87.sphere</text:span> 88., 89.what 90.color 91.is <text:span text:style-name="T47">92.it</text:span> 93.?<text:line-break/>A: 95.gray<text:line-break/>Q7: 97.are 98.there <text:span text:style-name="T1">99.other 100.things</text:span> 101.in 102.the 103.image 104.that 105.are 106.of 107.same 108.color 109.as <text:span text:style-name="T6">110.the 111.above 112.sphere</text:span> 113.?<text:line-break/>A: 115.yes<text:line-break/>Q8: 117.are 118.there <text:span text:style-name="T59">119.things</text:span> 120.present 121.to 122.the 123.right 124.of <text:span text:style-name="T6">125.the 126.previous 127.round 128.thing </text:span>129.?<text:line-break/>A: 131.yes<text:line-break/>Q9: 133.what 134.is 135.the 136.size 137.of <text:span text:style-name="T6">138.the 139.above 140.round 141.thing</text:span> 142.?<text:line-break/>A: 144.large<text:line-break/>Q10: 146.what 147.number 148.of <text:span text:style-name="T1">149.other 150.things</text:span> 151.share <text:span text:style-name="T6">152.its</text:span> 153.color 154.?<text:line-break/>A: <text:span text:style-name="T1">156.1</text:span><text:line-break/><text:line-break/>==================================================<text:line-break/><text:line-break/>Dialog 5834,0, objects:<text:line-break/><text:span text:style-name="T51">2<text:tab/>cylinder large <text:s/>purple</text:span><text:line-break/><text:span text:style-name="T8">5<text:tab/> small <text:s/>red</text:span><text:line-break/><text:span text:style-name="T6">4<text:tab/> large </text:span><text:s/><text:line-break/><text:span text:style-name="T12">6<text:tab/>cylinder <text:s text:c="2"/>cyan</text:span><text:line-break/>3<text:tab/>cylinder <text:s text:c="2"/><text:line-break/>C:<text:span text:style-name="T51"> 0.a 1.cylinder</text:span> 2.is 3.at 4.the 5.extreme 6.right 7.of 8.the 9.picture 10..<text:line-break/>Q1: 12.if 13.there 14.is <text:span text:style-name="T8">15.a 16.thing</text:span> 17.behind <text:span text:style-name="T51">18.it</text:span> 19., 20.what 21.size 22.is <text:span text:style-name="T8">23.it</text:span> 24.?<text:line-break/>A: 26.small<text:line-break/>Q2: 28.and 29.color 30.?<text:line-break/>A: 32.red<text:line-break/>Q3: 34.and 35.that 36.of <text:span text:style-name="T51">37.that 38.cylinder</text:span> 39.?<text:line-break/>A: 41.purple<text:line-break/>Q4: 43.does 44.the 45.image 46.have 47.other 48.things 49.that 50.share 51.the 52.same 53.size 54.with <text:span text:style-name="T8">55.the 56.above 57.red 58.thing</text:span> 59.?<text:line-break/>A: 61.no<text:line-break/>Q5: 63.what 64.is 65.the 66.count 67.of <text:span text:style-name="T6">68.things</text:span> <text:span text:style-name="T8">69.the 70.above 71.small 72.thing</text:span> 73.has 74.to <text:span text:style-name="T8">75.its</text:span> 76.behind 77.?<text:line-break/>A: <text:span text:style-name="T6">79.1</text:span><text:line-break/>Q6: 81.what 82.size 83.is <text:span text:style-name="T6">84.it</text:span> 85.?<text:line-break/>A: 87.large<text:line-break/>Q7: 89.how 90.about <text:span text:style-name="T51">91.the 92.earlier 93.cylinder</text:span> 94.?<text:line-break/>A: 96.large<text:line-break/>Q8: 98.how 99.many 100.other 101.things 102.have 103.the 104.same 105.color 106.as <text:span text:style-name="T8">107.the 108.previous 109.small 110.thing</text:span> 111.?<text:line-break/><text:soft-page-break/>A: 113.0<text:line-break/>Q9: 115.if 116.there 117.is <text:span text:style-name="T12">118.a 119.thing</text:span> 120.in 121.front 122.of <text:span text:style-name="T51">123.the 124.previous 125.cylinder</text:span> 126., 127.what 128.is <text:span text:style-name="T12">129.its</text:span> 130.color 131.?<text:line-break/>A: 133.cy 134.##an<text:line-break/>Q10: 136.does 137.the 138.picture 139.have <text:span text:style-name="T59">140.other 141.things</text:span> 142.that 143.share 144.the 145.same 146.shape 147.with <text:span text:style-name="T51">148.the 149.previous 150.cylinder</text:span> 151.?<text:line-break/>A: 153.yes<text:line-break/><text:line-break/>==================================================<text:line-break/><text:line-break/>Dialog 4869,3, objects:<text:line-break/><text:span text:style-name="T51">1<text:tab/>sphere <text:s/>metal</text:span> <text:line-break/><text:span text:style-name="T48">2<text:tab/> <text:s/>metal yellow</text:span><text:line-break/><text:span text:style-name="T1">0<text:tab/>cylinder <text:s/>metal green</text:span><text:line-break/><text:span text:style-name="T6">3<text:tab/> <text:s text:c="2"/>blue</text:span><text:line-break/>C: <text:span text:style-name="T51">0.a 1.metal 2.thing</text:span> 3.stands 4.on 5.the 6.left 7.side 8.of <text:span text:style-name="T48">9.a 10.yellow 11.thing</text:span> 12.in 13.the 14.scene 15..<text:line-break/>Q1: 17.does 18.the 19.view 20.contain 21.any 22.cube 23.##s 24.?<text:line-break/>A: 26.no<text:line-break/>Q2: 28.what 29.shape 30.is <text:span text:style-name="T51">31.the 32.previous 33.shiny 34.thing</text:span> 35.?<text:line-break/>A: 37.sphere<text:line-break/>Q3: 39.if 40.there 41.is <text:span text:style-name="T1">42.a 43.thing</text:span> 44.on 45.the 46.left</text:p>
      <text:p text:style-name="Preformatted_20_Text"><text:s/>47.side 48.of <text:span text:style-name="T51">49.it</text:span> 50., 51.what 52.color 53.is <text:span text:style-name="T1">54.it</text:span> 55.?<text:line-break/>A: 57.green<text:line-break/>Q4: 59.and 60.material 61.?<text:line-break/>A: 63.metal<text:line-break/>Q5: 65.and 66.that 67.of <text:span text:style-name="T48">68.that 69.yellow 70.thing</text:span> 71.?<text:line-break/>A: 73.metal<text:line-break/>Q6: 75.if 76.there 77.is <text:span text:style-name="T1">78.a 79.thing</text:span> 80.on 81.the 82.left 83.side 84.of <text:span text:style-name="T51">85.the 86.previous 87.sphere</text:span> 88., 89.what 90.shape 91.is <text:span text:style-name="T1">92.it</text:span> 93.?<text:line-break/>A: 95.cylinder<text:line-break/>Q7: 97.what 98.number 99.of 100.other 101.things 102.in 103.the 104.scene 105.are 106.of 107.same 108.shape 109.with <text:span text:style-name="T51">110.the 111.earlier 112.round 113.thing</text:span> 114.?<text:line-break/>A: 116.0<text:line-break/>Q8: 118.does <text:span text:style-name="T51">119.the 120.aforementioned 121.ball</text:span> 122.have 123.things 124.to <text:span text:style-name="T51">125.its</text:span> 126.front 127.?<text:line-break/>A: 129.no<text:line-break/>Q9: 131.if 132.there 133.is<text:span text:style-name="T6"> 134.a 135.thing</text:span> 136.behind <text:span text:style-name="T1">137.that 138.cylinder</text:span> 139., 140.what 141.is <text:span text:style-name="T6">142.its </text:span>143.color 144.?<text:line-break/>A: 146.blue<text:line-break/>Q10: 148.how 149.many <text:span text:style-name="T59">150.things </text:span><text:span text:style-name="T11">151.in 152.total</text:span> 153.?<text:line-break/>A: <text:span text:style-name="T59">155.4</text:span><text:line-break/><text:line-break/>==================================================<text:line-break/><text:line-break/>Dialog 8829,0, objects:<text:line-break/><text:span text:style-name="T45">0<text:tab/> large metal brown</text:span><text:line-break/><text:span text:style-name="T51">2<text:tab/>cube small metal purple</text:span><text:line-break/><text:span text:style-name="T8">1<text:tab/> small metal</text:span> <text:line-break/>3<text:tab/> <text:s/>metal <text:line-break/>4<text:tab/> <text:s/>metal <text:line-break/>C: 0.there 1.is <text:span text:style-name="T45">2.a 3.big 4.metallic 5.thing</text:span> 6.sitting 7.at 8.the 9.extreme 10.back 11.of 12.the 13.image 14..<text:line-break/>Q1: 16.if 17.there 18.is <text:span text:style-name="T51">19.a 20.thing</text:span> 21.in 22.front 23.of <text:span text:style-name="T45">24.it</text:span> 25., 26.what 27.shape 28.is <text:span text:style-name="T51">29.it</text:span> 30.?<text:line-break/>A: 32.cube<text:line-break/>Q2: 34.what 35.about 36.size 37.?<text:line-break/>A: 39.small<text:line-break/>Q3: 41.how 42.about 43.material 44.?<text:line-break/>A: 46.metal<text:line-break/>Q4: 48.what 49.about 50.color 51.?<text:line-break/>A: 53.purple<text:line-break/><text:soft-page-break/>Q5: 55.how 56.many <text:span text:style-name="T51">57.things</text:span> 58.are 59.present 60.on 61.the 62.left 63.side 64.of <text:span text:style-name="T45">65.the 66.aforementioned 67.large 68.thing</text:span> 69.?<text:line-break/>A: <text:span text:style-name="T51">71.1</text:span><text:line-break/>Q6: 73.how 74.many <text:span text:style-name="T59">75.other 76.things</text:span> 77.have 78.the 79.same 80.material 81.as <text:span text:style-name="T45">82.the 83.earlier 84.big 85.thing</text:span> 86.?<text:line-break/>A: <text:span text:style-name="T59">88.4</text:span><text:line-break/>Q7: 90.what 91.is 92.the 93.color 94.of <text:span text:style-name="T45">95.the 96.earlier 97.big 98.thing</text:span> 99.?<text:line-break/>A: 101.brown<text:line-break/>Q8: 103.are 104.there 105.other 106.things 107.that 108.share <text:span text:style-name="T45">109.its</text:span> 110.color 111.in 112.the 113.view 114.?<text:line-break/>A: 116.no<text:line-break/>Q9: 118.if 119.there 120.is <text:span text:style-name="T8">121.a 122.thing</text:span> 123.to 124.the 125.right 126.of <text:span text:style-name="T45">127.the 128.aforementioned 129.large 130.thing</text:span> 131., 132.what 133.size 134.is <text:span text:style-name="T8">135.it</text:span> 136.?<text:line-break/>A: 138.small<text:line-break/>Q10: 140.what 141.is 142.the 143.count 144.of <text:span text:style-name="T59">145.things</text:span> 146.to <text:span text:style-name="T8">147.its</text:span> 148.left 149.?<text:line-break/>A: <text:span text:style-name="T59">151.2</text:span><text:line-break/><text:line-break/>==================================================<text:line-break/><text:line-break/>Dialog 3228,3, objects:<text:line-break/><text:span text:style-name="T8">3<text:tab/>sphere small metal red</text:span><text:line-break/><text:span text:style-name="T1">5<text:tab/>sphere <text:s text:c="2"/>green</text:span><text:line-break/><text:span text:style-name="T48">6<text:tab/>cylinder <text:s/>metal yellow</text:span><text:line-break/>4<text:tab/> <text:s/>metal <text:line-break/>C: <text:span text:style-name="T8">0.a 1.shiny 2.object</text:span> 3.stands 4.on 5.the 6.right 7.side 8.of <text:span text:style-name="T1">9.a 10.green 11.object</text:span> 12..<text:line-break/>Q1: 14.are 15.there 16.any 17.blue 18.objects 19.in 20.the 21.view 22.?<text:line-break/>A: 24.no<text:line-break/>Q2: 26.what 27.is 28.the 29.size 30.of <text:span text:style-name="T8">31.the 32.above 33.metal 34.object</text:span> 35.?<text:line-break/>A: 37.small<text:line-break/>Q3: 39.if 40.there 41.is <text:span text:style-name="T48">42.an 43.object</text:span> 44.behind <text:span text:style-name="T8">45.it</text:span> 46., 47.what 48.color 49.is <text:span text:style-name="T48">50.it</text:span> 51.?<text:line-break/>A: 53.yellow<text:line-break/>Q4: 55.how 56.about 57.shape 58.?<text:line-break/>A: 60.cylinder<text:line-break/>Q5: 62.how 63.about <text:span text:style-name="T8">64.the 65.previous 66.tiny 67.object</text:span> 68.?<text:line-break/>A: 70.sphere<text:line-break/>Q6: 72.are 73.there 74.objects 75.present 76.left 77.of <text:span text:style-name="T1">78.the 79.earlier 80.green 81.object</text:span> 82.?<text:line-break/>A: 84.no<text:line-break/>Q7: 86.if 87.there 88.is <text:span text:style-name="T1">89.an 90.object</text:span> 91.to 92.the 93.left 94.of <text:span text:style-name="T8">95.the 96.previous 97.tiny 98.object</text:span> 99., 100.what 101.is <text:span text:style-name="T1">102.its</text:span> 103.shape 104.?<text:line-break/>A: 106.sphere<text:line-break/>Q8: 108.what 109.number 110.of 111.objects 112.are 113.present 114.in 115.front 116.of <text:span text:style-name="T8">117.the 118.above 119.metallic 120.object</text:span> 121.?<text:line-break/>A: 123.0<text:line-break/>Q9: 125.what 126.color 127.is <text:span text:style-name="T8">128.the 129.above 130.small 131.object</text:span> 132.?<text:line-break/>A: 134.red<text:line-break/>Q10: 136.how 137.many <text:span text:style-name="T59">138.other 139.objects</text:span> 140.in 141.the 142.scene 143.have <text:span text:style-name="T8">144.its</text:span> 145.material 146.?<text:line-break/>A: <text:span text:style-name="T59">148.2</text:span><text:line-break/><text:line-break/>==================================================<text:line-break/><text:span text:style-name="T32">REDO/RE-EXAMINE</text:span><text:line-break/>Dialog 2640,2, objects:<text:line-break/><text:span text:style-name="T1">1<text:tab/>cube small rubber green</text:span><text:line-break/><text:span text:style-name="T47">3<text:tab/> <text:s/>metal </text:span><text:line-break/><text:span text:style-name="T51">0<text:tab/> large rubber </text:span><text:line-break/><text:span text:style-name="T45">2<text:tab/> small rubber </text:span><text:line-break/>C: <text:span text:style-name="T1">0.a 1.small 2.object</text:span> 3.is 4.present 5.behind <text:span text:style-name="T47">6.a 7.metal 8.object</text:span> 9.in 10.the 11.image 12..<text:line-break/>Q1: 14.what 15.is 16.the 17.number 18.of <text:span text:style-name="T59">19.other 20.objects</text:span> 21.?<text:line-break/><text:soft-page-break/>A: <text:span text:style-name="T59">23.2</text:span><text:line-break/>Q2: 25.if 26.there 27.is <text:span text:style-name="T51">28.an 29.object</text:span> 30.left 31.of <text:span text:style-name="T1">32.the 33.aforementioned 34.small 35.object</text:span> 36., 37.what 38.is <text:span text:style-name="T51">39.its</text:span> 40.size 41.?<text:line-break/>A: 43.large<text:line-break/>Q3: 45.if 46.there 47.is <text:span text:style-name="T1">48.an 49.object</text:span> 50.on 51.the 52.right 53.side 54.of <text:span text:style-name="T51">55.it</text:span> 56., 57.what 58.is <text:span text:style-name="T1">59.its</text:span> 60.color 61.?<text:line-break/>A: 63.green<text:line-break/>Q4: 65.what 66.about 67.material 68.?<text:line-break/>A: 70.rubber<text:line-break/>Q5: 72.what 73.about <text:span text:style-name="T51">74.the 75.above 76.big 77.object</text:span> 78.?<text:line-break/>A: 80.rubber<text:line-break/>Q6: 82.are 83.there <text:span text:style-name="T45">84.other 85.objects</text:span> 86.in 87.the 88.picture 89.that 90.share 91.the 92.same 93.size 94.with <text:span text:style-name="T1">95.the 96.earlier 97.tiny 98.object</text:span> 99.?<text:line-break/>A: <text:span text:style-name="T45">101.yes</text:span><text:line-break/>Q7: 103.what 104.shape 105.is <text:span text:style-name="T1">106.the 107.earlier 108.green 109.object</text:span> 110.?<text:line-break/>A: 112.cube<text:line-break/>Q8: 114.how 115.many <text:span text:style-name="T59">116.other 117.objects</text:span> 118.have <text:span text:style-name="T1">119.its</text:span> 120.material 121.in 122.the 123.picture 124.?<text:line-break/>A: <text:span text:style-name="T59">126.2</text:span><text:line-break/>Q9: 128.if 129.there 130.is 131.an 132.object 133.to 134.the 135.right 136.of <text:span text:style-name="T1">137.the 138.above 139.green 140.object</text:span> 141., 142.what 143.color 144.is 145.it 146.?<text:line-break/>A: 148.none<text:line-break/>Q10: 150.does <text:span text:style-name="T1">151.the 152.aforementioned 153.green 154.object</text:span> 155.have 156.objects 157.to <text:span text:style-name="T1">158.its</text:span> 159.right 160.?<text:line-break/>A: 162.no<text:line-break/><text:line-break/>==================================================<text:line-break/><text:span text:style-name="T33">REDO/RE-EXAMINE (NEED MORE OBJECTS)</text:span><text:line-break/>Dialog 2402,4, objects:<text:line-break/><text:span text:style-name="T1">5<text:tab/>cylinder large <text:s/>green</text:span><text:line-break/><text:span text:style-name="T51">4<text:tab/>cylinder large <text:s/>purple</text:span><text:line-break/><text:span text:style-name="T8">3<text:tab/>sphere </text:span><text:s text:c="2"/><text:line-break/>1<text:tab/> <text:s text:c="2"/><text:line-break/><text:span text:style-name="T6">2<text:tab/> <text:s text:c="2"/>green</text:span><text:line-break/>0<text:tab/> <text:s text:c="2"/><text:line-break/>C: 0.there 1.is <text:span text:style-name="T1">2.a 3.large 4.object</text:span> 5.in 6.front 7.of <text:span text:style-name="T51">8.a 9.purple 10.object</text:span> 11.in 12.the 13.image 14..<text:line-break/>Q1: 16.any 17.brown 18.objects 19.?<text:line-break/>A: 21.no<text:line-break/>Q2: 23.if 24.there 25.is <text:span text:style-name="T8">26.an 27.object</text:span> 28.on 29.the 30.right 31.side 32.of <text:span text:style-name="T1">33.that 34.big 35.object</text:span> 36., 37.what 38.is <text:span text:style-name="T8">39.its</text:span> 40.shape 41.?<text:line-break/>A: 43.sphere<text:line-break/>Q3: 45.if 46.there 47.is <text:span text:style-name="T1">48.an 49.object</text:span> 50.on 51.the 52.left 53.side 54.of <text:span text:style-name="T8">55.it</text:span> 56., 57.what 58.is <text:span text:style-name="T1">59.its</text:span> 60.color 61.?<text:line-break/>A: 63.green<text:line-break/>Q4: 65.and 66.shape 67.?<text:line-break/>A: 69.cylinder<text:line-break/>Q5: 71.what 72.about <text:span text:style-name="T51">73.the 74.earlier 75.purple 76.object</text:span> 77.?<text:line-break/>A: 79.cylinder<text:line-break/>Q6: 81.if 82.there 83.is <text:span text:style-name="T51">84.an 85.object</text:span> 86.behind <text:span text:style-name="T1">87.that 88.big 89.object</text:span> 90., 91.what 92.is <text:span text:style-name="T51">93.its</text:span> 94.size 95.?<text:line-break/>A: 97.large<text:line-break/>Q7: 99.how 100.many 101.other 102.objects 103.in 104.the 105.image 106.share <text:span text:style-name="T51">107.its</text:span> 108.color 109.?<text:line-break/>A: 111.0<text:line-break/>Q8: 113.what 114.is 115.the 116.count 117.of <text:span text:style-name="T48">118.objects</text:span> <text:span text:style-name="T51">119.the 120.earlier 121.purple 122.object</text:span> 123.has 124.to <text:span text:style-name="T51">125.its</text:span> 126.right 127.?<text:line-break/>A: <text:span text:style-name="T48">129.1</text:span><text:line-break/>Q9: 131.if 132.there 133.is <text:span text:style-name="T6">134.an 135.object</text:span> 136.left 137.of <text:span text:style-name="T1">138.the 139.previous 140.green 141.object</text:span> 142., 143.what 144.color 145.is <text:span text:style-name="T6">146.it</text:span> 147.?<text:line-break/>A: 149.green<text:line-break/>Q10: 151.what 152.is 153.the 154.count 155.of <text:span text:style-name="T59">156.all 157.the 158.objects </text:span>159.in 160.the 161.scene 162.?<text:line-break/><text:soft-page-break/>A: <text:span text:style-name="T59">164.6</text:span><text:line-break/><text:line-break/>==================================================<text:line-break/><text:line-break/>Dialog 3897,4, objects:<text:line-break/><text:span text:style-name="T54">4</text:span><text:span text:style-name="T47"><text:tab/>cylinder <text:s text:c="2"/>gray</text:span><text:line-break/><text:span text:style-name="T48">8<text:tab/>cube large metal yellow</text:span><text:line-break/><text:span text:style-name="T6">0<text:tab/>cylinder <text:s text:c="2"/>blue</text:span><text:line-break/>1<text:tab/> <text:s text:c="2"/><text:line-break/><text:span text:style-name="T54">2<text:tab/>cylinder <text:s text:c="2"/><text:line-break/>3<text:tab/>cylinder</text:span> <text:s text:c="2"/><text:line-break/><text:span text:style-name="T38">5<text:tab/>cube <text:s text:c="2"/><text:line-break/>6<text:tab/>cube <text:s text:c="2"/><text:line-break/>7<text:tab/>cube </text:span><text:s text:c="2"/><text:line-break/>C: 0.there 1.is <text:span text:style-name="T47">2.a 3.gray 4.thing</text:span> 5.in 6.front 7.of <text:span text:style-name="T48">8.a 9.metallic 10.thing</text:span> 11.in 12.the 13.view 14..<text:line-break/>Q1: 16.what 17.is 18.the 19.count 20.of <text:span text:style-name="T59">21.other 22.things</text:span> 23.in 24.the 25.scene 26.?<text:line-break/>A: <text:span text:style-name="T59">28.7</text:span><text:line-break/>Q2: 30.what 31.is 32.the 33.color 34.of <text:span text:style-name="T48">35.the 36.aforementioned 37.metallic 38.thing</text:span> 39.?<text:line-break/>A: 41.yellow<text:line-break/>Q3: 43.if 44.there 45.is <text:span text:style-name="T6">46.a 47.thing</text:span> 48.to 49.the 50.right 51.of <text:span text:style-name="T48">52.it</text:span> 53., 54.what 55.color 56.is <text:span text:style-name="T6">57.it</text:span> 58.?<text:line-break/>A: 60.blue<text:line-break/>Q4: 62.what 63.about 64.shape 65.?<text:line-break/>A: 67.cylinder<text:line-break/>Q5: 69.what 70.about <text:span text:style-name="T48">71.the 72.above 73.yellow 74.thing</text:span> 75.?<text:line-break/>A: 77.cube<text:line-break/>Q6: 79.if 80.there 81.is <text:span text:style-name="T44">82.a 83.thing</text:span> 84.right 85.of <text:span text:style-name="T6">86.the 87.earlier 88.cylinder</text:span> 89., 90.what 91.is <text:span text:style-name="T44">92.its</text:span> 93.shape 94.?<text:line-break/>A: 96.cube<text:line-break/>Q7: 98.are 99.there <text:span text:style-name="T54">100.other 101.things</text:span> 102.in 103.the 104.image 105.that 106.are 107.of 108.same 109.shape 110.as <text:span text:style-name="T6">111.that 112.cylinder</text:span> 113.?<text:line-break/>A: 115.yes<text:line-break/>Q8: 117.what 118.number 119.of <text:span text:style-name="T9">120.other 121.things</text:span> 122.are 123.of 124.same 125.shape 126.with <text:span text:style-name="T48">127.that 128.shiny 129.thing</text:span> 130.?<text:line-break/>A: <text:span text:style-name="T9">132.3</text:span><text:line-break/>Q9: 134.what 135.size 136.is <text:span text:style-name="T48">137.the 138.aforementioned 139.yellow 140.thing</text:span> 141.?<text:line-break/>A: 143.large<text:line-break/>Q10: 145.how 146.many <text:span text:style-name="T54">147.other 148.things</text:span> 149.in 150.the 151.image 152.have 153.the 154.same 155.shape 156.as <text:span text:style-name="T6">157.the 158.aforementioned 159.blue 160.thing</text:span> 161.?<text:line-break/>A: <text:span text:style-name="T54">163.3</text:span><text:line-break/><text:line-break/>==================================================<text:line-break/><text:line-break/>Dialog 10325,1, objects:<text:line-break/><text:span text:style-name="T1">9<text:tab/>cylinder small <text:s/>green</text:span><text:line-break/><text:span text:style-name="T45">1<text:tab/>sphere large metal brown</text:span><text:line-break/><text:span text:style-name="T8">0<text:tab/> <text:s/>metal </text:span><text:line-break/>2<text:tab/> <text:s text:c="2"/><text:line-break/>3<text:tab/> <text:s text:c="2"/><text:line-break/>4<text:tab/> <text:s text:c="2"/><text:line-break/>5<text:tab/> <text:s text:c="2"/><text:line-break/>6<text:tab/> <text:s text:c="2"/><text:line-break/>7<text:tab/> large <text:s/><text:line-break/>8<text:tab/> <text:s text:c="2"/><text:line-break/>C: 0.there 1.is <text:span text:style-name="T1">2.one 3.tiny 4.green 5.object</text:span> 6..<text:line-break/>Q1: 8.if 9.there 10.is <text:span text:style-name="T45">11.an 12.object</text:span> 13.on 14.the 15.right 16.side 17.of <text:span text:style-name="T1">18.it</text:span> 19., 20.what 21.size 22.is <text:span text:style-name="T45">23.it</text:span> 24.?<text:line-break/>A: 26.large<text:line-break/>Q2: 28.how 29.about 30.color 31.?<text:line-break/><text:soft-page-break/>A: 33.brown<text:line-break/>Q3: 35.how 36.about 37.shape 38.?<text:line-break/>A: 40.sphere<text:line-break/>Q4: 42.and 43.that 44.of <text:span text:style-name="T1">45.the 46.previous 47.tiny 48.object</text:span> 49.?<text:line-break/>A: 51.cylinder<text:line-break/>Q5: 53.what 54.is 55.the 56.number 57.of <text:span text:style-name="T59">58.other 59.objects</text:span> 60.in 61.the 62.scene 63.?<text:line-break/>A: <text:span text:style-name="T59">65.8</text:span><text:line-break/>Q6: 67.are 68.there 69.objects 70.present 71.behind <text:span text:style-name="T1">72.the 73.earlier 74.small 75.object</text:span> 76.?<text:line-break/>A: 78.no<text:line-break/>Q7: 80.does 81.the 82.scene 83.have <text:span text:style-name="T59">84.other 85.objects</text:span> 86.that 87.share 88.the 89.same 90.size 91.with <text:span text:style-name="T45">92.the 93.previous 94.brown 95.object</text:span> 96.?<text:line-break/>A: 98.yes<text:line-break/>Q8: 100.what 101.is 102.the 103.material 104.of <text:span text:style-name="T45">105.the 106.previous 107.sphere</text:span> 108.?<text:line-break/>A: 110.metal<text:line-break/>Q9: 112.if 113.there 114.is <text:span text:style-name="T8">115.an 116.object</text:span> 117.behind <text:span text:style-name="T45">118.it</text:span> 119., 120.what 121.is <text:span text:style-name="T8">122.its</text:span> 123.material 124.?<text:line-break/>A: 126.metal<text:line-break/>Q10: 128.how 129.many <text:span text:style-name="T59">130.objects</text:span> 131.does <text:span text:style-name="T45">132.that 133.round 134.object</text:span> 135.have 136.to <text:span text:style-name="T45">137.its</text:span> 138.behind 139.?<text:line-break/>A: <text:span text:style-name="T59">141.8</text:span><text:line-break/><text:line-break/>==================================================<text:line-break/><text:line-break/>Dialog 8870,4, objects:<text:line-break/><text:span text:style-name="T12">2<text:tab/>cylinder </text:span><text:s text:c="2"/><text:line-break/><text:span text:style-name="T1">3<text:tab/> small <text:s/>green</text:span><text:line-break/>1<text:tab/> <text:s text:c="2"/>brown<text:line-break/>4<text:tab/> <text:s text:c="2"/>brown<text:line-break/><text:span text:style-name="T48">6<text:tab/>cylinder large rubber </text:span><text:line-break/>0<text:tab/> <text:s text:c="2"/><text:line-break/><text:span text:style-name="T45">5<text:tab/>cylinder large </text:span><text:s/><text:line-break/>7<text:tab/> <text:s text:c="2"/><text:line-break/>8<text:tab/> <text:s text:c="2"/><text:line-break/>C: 0.the 1.picture 2.has <text:span text:style-name="T12">3.a 4.cylinder</text:span> 5.in 6.front 7.of <text:span text:style-name="T1">8.a 9.green 10.object</text:span> 11..<text:line-break/>Q1: 13.what 14.is 15.the 16.count 17.of <text:span text:style-name="T59">18.brown 19.objects</text:span> 20., 21.if 22.present 23.?<text:line-break/>A: <text:span text:style-name="T59">25.2</text:span><text:line-break/>Q2: 27.if 28.there 29.is <text:span text:style-name="T48">30.an 31.object</text:span> 32.on 33.the 34.left 35.side 36.of <text:span text:style-name="T12">37.the 38.earlier 39.cylinder</text:span> 40., 41.what 42.is <text:span text:style-name="T48">43.its</text:span> 44.shape 45.?<text:line-break/>A: 47.cylinder<text:line-break/>Q3: 49.what 50.about <text:span text:style-name="T48">51.its</text:span> 52.material 53.?<text:line-break/>A: 55.rubber<text:line-break/>Q4: 57.how 58.about 59.size 60.?<text:line-break/>A: 62.large<text:line-break/>Q5: 64.what 65.about <text:span text:style-name="T1">66.the 67.aforementioned 68.green 69.object</text:span> 70.?<text:line-break/>A: 72.small<text:line-break/>Q6: 74.are 75.there <text:span text:style-name="T59">76.objects</text:span> 77.present 78.behind <text:span text:style-name="T5">79.the 80.aforementioned 81.rubber 82.object</text:span> 83.?<text:line-break/>A: 85.yes<text:line-break/>Q7: 87.does <text:span text:style-name="T48">88.the 89.earlier 90.large 91.object</text:span> 92.have 93.objects 94.to <text:span text:style-name="T48">95.its</text:span> 96.right 97.?<text:line-break/>A: 99.yes<text:line-break/>Q8: 101.if 102.there 103.is <text:span text:style-name="T45">104.an 105.object</text:span> 106.to 107.the 108.left 109.of <text:span text:style-name="T48">110.the 111.aforementioned 112.matt 113.##e 114.object</text:span> 115.,</text:p>
      <text:p text:style-name="Preformatted_20_Text"><text:s/>116.what 117.shape 118.is <text:span text:style-name="T45">119.it</text:span> 120.?<text:line-break/>A: 122.cylinder<text:line-break/>Q9: 124.what 125.is <text:span text:style-name="T45">126.its</text:span> 127.size 128.?<text:line-break/>A: 130.large<text:line-break/>Q10: 132.how 133.many 134.other 135.objects 136.are 137.in 138.the 139.scene 140.?<text:line-break/><text:soft-page-break/>A: 142.0<text:line-break/><text:line-break/>==================================================<text:line-break/><text:line-break/>Dialog 7269,1, objects:<text:line-break/><text:span text:style-name="T6">3<text:tab/> large rubber blue</text:span><text:line-break/><text:span text:style-name="T45">7<text:tab/>sphere <text:s/>rubber brown</text:span><text:line-break/>1<text:tab/>sphere <text:s text:c="2"/><text:line-break/>5<text:tab/>sphere <text:s/>rubber <text:line-break/><text:span text:style-name="T39">2<text:tab/> <text:s text:c="2"/>brown</text:span><text:line-break/><text:span text:style-name="T47">0<text:tab/> <text:s/>rubber gray</text:span><text:line-break/>4<text:tab/> <text:s/>rubber <text:line-break/>6<text:tab/> <text:s/>rubber <text:line-break/>C: 0.there 1.is <text:span text:style-name="T6">2.exactly 3.one 4.blue 5.object</text:span> 6.in 7.the 8.image 9..<text:line-break/>Q1: 11.if 12.there 13.is <text:span text:style-name="T45">14.an 15.object</text:span> 16.right 17.of <text:span text:style-name="T6">18.it</text:span> 19., 20.what 21.is <text:span text:style-name="T45">22.its</text:span> 23.shape 24.?<text:line-break/>A: 26.sphere<text:line-break/>Q2: 28.how 29.about 30.color 31.?<text:line-break/>A: 33.brown<text:line-break/>Q3: 35.how 36.about 37.material 38.?<text:line-break/>A: 40.rubber<text:line-break/>Q4: 42.what 43.about <text:span text:style-name="T6">44.the 45.aforementioned 46.blue 47.object</text:span> 48.?<text:line-break/>A: 50.rubber<text:line-break/>Q5: 52.how 53.many <text:span text:style-name="T59">54.other 55.objects</text:span> 56.in 57.the 58.image 59.are 60.of 61.same 62.shape 63.as <text:span text:style-name="T45">64.the 65.previous 66.brown 67.object</text:span> 68.?<text:line-break/>A: <text:span text:style-name="T59">70.2</text:span><text:line-break/>Q6: 72.are 73.there 74.any 75.green 76.objects 77.in 78.the 79.scene 80.?<text:line-break/>A: 82.no<text:line-break/>Q7: 84.are 85.there <text:span text:style-name="T39">86.other 87.objects</text:span> 88.that 89.share 90.the 91.same 92.color 93.with <text:span text:style-name="T45">94.the 95.above 96.brown 97.object</text:span> 98.?<text:line-break/>A: <text:span text:style-name="T39">100.yes</text:span><text:line-break/>Q8: 102.what 103.size 104.is <text:span text:style-name="T6">105.the 106.aforementioned 107.blue 108.object</text:span> 109.?<text:line-break/>A: 111.large<text:line-break/>Q9: 113.if 114.there 115.is <text:span text:style-name="T47">116.an 117.object</text:span> 118.in 119.front 120.of <text:span text:style-name="T6">121.it</text:span> 122., 123.what 124.is <text:span text:style-name="T47">125.its</text:span> 126.color 127.?<text:line-break/>A: 129.gray<text:line-break/>Q10: 131.are 132.there <text:span text:style-name="T59">133.other 134.objects</text:span> 135.that 136.share 137.the 138.same 139.material 140.with <text:span text:style-name="T6">141.the 142.previous 143.large 144.object</text:span> 145.?<text:line-break/>A: 147.yes<text:line-break/><text:line-break/>==================================================<text:line-break/><text:line-break/>Dialog 10667,4, objects:<text:line-break/><text:span text:style-name="T51">1<text:tab/> small rubber </text:span><text:line-break/><text:span text:style-name="T12">0<text:tab/>cylinder small <text:s/>cyan</text:span><text:line-break/><text:span text:style-name="T9">2<text:tab/> small </text:span><text:s/><text:line-break/>3<text:tab/> <text:s text:c="2"/><text:line-break/><text:span text:style-name="T47">4<text:tab/> small <text:s/>gray</text:span><text:line-break/>5<text:tab/> <text:s text:c="2"/><text:line-break/>C: <text:span text:style-name="T51">0.a 1.rubber 2.object</text:span> 3.stands 4.right 5.of <text:span text:style-name="T12">6.a 7.cylinder</text:span> 8.in 9.the 10.scene 11..<text:line-break/>Q1: 13.what 14.number 15.of 16.yellow 17.objects 18.are 19.present 20.in 21.the 22.scene 23.?<text:line-break/>A: 25.0<text:line-break/>Q2: 27.are 28.there <text:span text:style-name="T59">29.objects</text:span> 30.behind <text:span text:style-name="T51">31.the 32.above 33.matt 34.##e 35.object</text:span> 36.?<text:line-break/>A: 38.yes<text:line-break/>Q3: 40.if 41.there 42.is <text:span text:style-name="T12">43.an 44.object</text:span> 45.left 46.of <text:span text:style-name="T51">47.the 48.aforementioned 49.rubber 50.object</text:span> 51., 52.what 53.is <text:span text:style-name="T12">54.its</text:span> 55.color 56.?<text:line-break/>A: 58.cy 59.##an<text:line-break/>Q4: 61.if 62.there 63.is <text:span text:style-name="T47">64.an 65.object</text:span> 66.left 67.of <text:span text:style-name="T12">68.it</text:span> 69., 70.what 71.is <text:span text:style-name="T47">72.its</text:span> 73.color 74.?<text:line-break/>A: <text:span text:style-name="T11">76.gray</text:span><text:line-break/><text:soft-page-break/>Q5: 78.and 79.size 80.?<text:line-break/>A: 82.small<text:line-break/>Q6: 84.and 85.that 86.of <text:span text:style-name="T51">87.that 88.rubber 89.object</text:span> 90.?<text:line-break/>A: 92.small<text:line-break/>Q7: 94.if 95.there 96.is <text:span text:style-name="T12">97.an 98.object</text:span> 99.on 100.the 101.right 102.side 103.of <text:span text:style-name="T47">104.the 105.aforementioned 106.gray 107.object</text:span> 108., 109.what 110.size 111.is <text:span text:style-name="T12">112.it</text:span> 113.?<text:line-break/>A: 115.small<text:line-break/>Q8: 117.how 118.many <text:span text:style-name="T59">119.objects</text:span> 120.does <text:span text:style-name="T51">121.the 122.previous 123.matt 124.##e 125.object</text:span> 126.have 127.to <text:span text:style-name="T51">128.its</text:span> 129.behind 130.?<text:line-break/>A: <text:span text:style-name="T59">132.5</text:span><text:line-break/>Q9: 134.if 135.there 136.is <text:span text:style-name="T9">137.an 138.object</text:span> 139.behind <text:span text:style-name="T51">140.the 141.above 142.rubber 143.object</text:span> 144., 145.what 146.is <text:span text:style-name="T9">147.its</text:span> 148.size 149.?<text:line-break/>A: 151.small<text:line-break/>Q10: 153.what 154.is 155.the 156.count 157.of <text:span text:style-name="T59">158.other 159.objects</text:span> 160.that 161.share <text:span text:style-name="T9">162.its</text:span> 163.size 164.in 165.the 166.image 167.?<text:line-break/>A: <text:span text:style-name="T59">169.3</text:span><text:line-break/><text:line-break/>==================================================<text:line-break/><text:line-break/>Dialog 10570,1, objects:<text:line-break/><text:span text:style-name="T48">0<text:tab/>cube large</text:span> <text:s/><text:line-break/><text:span text:style-name="T47">3<text:tab/>sphere large rubber gray</text:span><text:line-break/><text:span text:style-name="T1">1<text:tab/>sphere </text:span><text:s text:c="2"/><text:line-break/>2<text:tab/> <text:s text:c="2"/><text:line-break/>C: 0.there 1.is <text:span text:style-name="T48">2.one 3.cube</text:span> 4..<text:line-break/>Q1: 6.if 7.there 8.is <text:span text:style-name="T47">9.an 10.object</text:span> 11.behind <text:span text:style-name="T48">12.it</text:span> 13., 14.what 15.color 16.is <text:span text:style-name="T47">17.it</text:span> 18.?<text:line-break/>A: 20.gray<text:line-break/>Q2: 22.how 23.about 24.material 25.?<text:line-break/>A: 27.rubber<text:line-break/>Q3: 29.what 30.about 31.size 32.?<text:line-break/>A: 34.large<text:line-break/>Q4: 36.how 37.about <text:span text:style-name="T48">38.the 39.previous 40.block</text:span> 41.?<text:line-break/>A: 43.large<text:line-break/>Q5: 45.are 46.there 47.objects 48.to 49.the 50.left 51.of <text:span text:style-name="T47">52.the 53.above 54.matt 55.##e 56.object</text:span> 57.?<text:line-break/>A: 59.no<text:line-break/>Q6: 61.does <text:span text:style-name="T47">62.the 63.earlier 64.gray 65.object</text:span> 66.have <text:span text:style-name="T59">67.objects</text:span> 68.to <text:span text:style-name="T47">69.its</text:span> 70.right 71.?<text:line-break/>A: 73.yes<text:line-break/>Q7: 75.what 76.is 77.the 78.shape 79.of <text:span text:style-name="T47">80.that 81.rubber 82.object</text:span> 83.?<text:line-break/>A: 85.sphere<text:line-break/>Q8: 87.what 88.number 89.of 90.purple 91.objects 92.are 93.present 94.in 95.the 96.scene 97.?<text:line-break/>A: 99.0<text:line-break/>Q9: 101.if 102.there 103.is <text:span text:style-name="T1">104.an 105.object</text:span> 106.right 107.of <text:span text:style-name="T47">108.the 109.previous 110.matt 111.##e 112.object</text:span> 113., 114.what 115.shape 116.is <text:span text:style-name="T1">117.it</text:span> 118.?<text:line-break/>A: 120.sphere<text:line-break/>Q10: 122.are 123.there <text:span text:style-name="T63">124.other 125.objects</text:span> 126.present 127.in 128.the 129.view 130.sharing <text:span text:style-name="T1">131.its</text:span> 132.shape 133.?<text:line-break/>A: 135.yes<text:line-break/><text:line-break/>==================================================<text:line-break/><text:span text:style-name="T34">REDO/RE-EXAMINE</text:span><text:line-break/>Dialog 4194,1, objects:<text:line-break/><text:span text:style-name="T6">1<text:tab/>cylinder <text:s text:c="2"/>blue</text:span><text:line-break/><text:span text:style-name="T12">6<text:tab/>cube <text:s/>rubber cyan</text:span><text:line-break/><text:span text:style-name="T8">5<text:tab/>sphere large </text:span><text:s/><text:line-break/>0<text:tab/> <text:s text:c="2"/><text:line-break/>2<text:tab/> <text:s text:c="2"/><text:line-break/>3<text:tab/> <text:s text:c="2"/><text:line-break/>4<text:tab/> <text:s text:c="2"/><text:line-break/><text:soft-page-break/>C: <text:span text:style-name="T6">0.no 1.other 2.cylinder</text:span> 3.except 4.for 5.exactly <text:span text:style-name="T6">6.one</text:span> 7..<text:line-break/>Q1: 9.if 10.there 11.is <text:span text:style-name="T12">12.a 13.thing</text:span> 14.to 15.the 16.left 17.of <text:span text:style-name="T6">18.it</text:span> 19., 20.what 21.is <text:span text:style-name="T12">22.its</text:span> 23.material 24.?<text:line-break/>A: 26.rubber<text:line-break/>Q2: 28.and 29.color 30.?<text:line-break/>A: 32.cy 33.##an<text:line-break/>Q3: 35.and 36.that 37.of <text:span text:style-name="T6">38.the 39.earlier 40.cylinder</text:span> 41.?<text:line-break/>A: 43.blue<text:line-break/>Q4: 45.what 46.shape 47.is <text:span text:style-name="T12">48.the 49.previous 50.rubber 51.thing</text:span> 52.?<text:line-break/>A: 54.cube<text:line-break/>Q5: 56.are 57.there 58.things 59.in 60.front 61.of <text:span text:style-name="T6">62.the 63.aforementioned 64.cylinder</text:span> 65.?<text:line-break/>A: 67.no<text:line-break/>Q6: 69.any 70.gray 71.things 72.?<text:line-break/>A: 74.no<text:line-break/>Q7: 76.what 77.number 78.of <text:span text:style-name="T8">79.things</text:span> 80.behind <text:span text:style-name="T12">81.that 82.block</text:span> 83.?<text:line-break/>A: <text:span text:style-name="T8">85.1</text:span><text:line-break/>Q8: 87.what 88.shape 89.is <text:span text:style-name="T8">90.it</text:span> 91.?<text:line-break/>A: 93.sphere<text:line-break/>Q9: 95.what 96.is <text:span text:style-name="T8">97.its</text:span> 98.size 99.?<text:line-break/>A: 101.large<text:line-break/>Q10: 103.what 104.is 105.the 106.number 107.of <text:span text:style-name="T59">108.things</text:span> 109.in 110.the 111.image 112.?<text:line-break/>A: <text:span text:style-name="T59">114.7</text:span><text:line-break/><text:line-break/>==================================================<text:line-break/><text:span text:style-name="T35">REDO/RE-EXAMINE</text:span><text:line-break/>Dialog 7840,1, objects:<text:line-break/><text:span text:style-name="T12">2<text:tab/>cube <text:s text:c="2"/>cyan</text:span><text:line-break/><text:span text:style-name="T8">3<text:tab/>cylinder large metal red</text:span><text:line-break/>0<text:tab/> <text:s text:c="2"/><text:line-break/>1<text:tab/> <text:s text:c="2"/><text:line-break/><text:span text:style-name="T48">4<text:tab/>cylinder small </text:span><text:s/><text:line-break/>C: 0.no 1.other <text:span text:style-name="T12">2.cy 3.##an 4.object</text:span> 5.except 6.for 7.exactly <text:span text:style-name="T12">8.one</text:span> 9..<text:line-break/>Q1: 11.if 12.there 13.is <text:span text:style-name="T8">14.an 15.object</text:span> 16.on 17.the 18.left 19.side 20.of <text:span text:style-name="T12">21.it</text:span> 22., 23.what 24.is <text:span text:style-name="T8">25.its</text:span> 26.material 27.?<text:line-break/>A: 29.metal<text:line-break/>Q2: 31.what 32.about 33.size 34.?<text:line-break/>A: 36.large<text:line-break/>Q3: 38.how 39.about 40.shape 41.?<text:line-break/>A: 43.cylinder<text:line-break/>Q4: 45.what 46.about <text:span text:style-name="T13">47.that 48.cy 49.##an 50.object</text:span> 51.?<text:line-break/>A: 53.cube<text:line-break/>Q5: 55.does <text:span text:style-name="T8">56.the 57.previous 58.cylinder</text:span> 59.have <text:span text:style-name="T59">60.objects</text:span> 61.to <text:span text:style-name="T8">62.its</text:span> 63.behind 64.?<text:line-break/>A: 66.yes<text:line-break/>Q6: 68.if 69.there 70.is <text:span text:style-name="T48">71.an 72.object</text:span> 73.behind <text:span text:style-name="T8">74.that 75.big 76.object</text:span> 77., 78.what 79.is <text:span text:style-name="T48">80.its</text:span> 81.size 82.?<text:line-break/>A: 84.small<text:line-break/>Q7: 86.what 87.number 88.of <text:span text:style-name="T48">89.other 90.objects</text:span> 91.are 92.of 93.same 94.shape 95.with <text:span text:style-name="T8">96.the 97.earlier 98.big 99.object</text:span> 100.?<text:line-break/>A: <text:span text:style-name="T48">102.1</text:span><text:line-break/>Q8: 104.are 105.there <text:span text:style-name="T59">106.objects</text:span> 107.left 108.of <text:span text:style-name="T8">109.the 110.above 111.large 112.object</text:span> 113.?<text:line-break/>A: 115.yes<text:line-break/>Q9: 117.what 118.is 119.the 120.color 121.of <text:span text:style-name="T8">122.the 123.aforementioned 124.large 125.object</text:span> 126.?<text:line-break/>A: 128.red<text:line-break/>Q10: 130.what 131.number 132.of 133.objects 134.to <text:span text:style-name="T8">135.its</text:span> 136.front 137.?<text:line-break/>A: 139.0<text:line-break/><text:line-break/>==================================================<text:line-break/><text:line-break/>Dialog 3208,2, objects:<text:line-break/><text:soft-page-break/><text:span text:style-name="T12">2<text:tab/> small rubber </text:span><text:line-break/><text:span text:style-name="T8">4<text:tab/>sphere small metal red</text:span><text:line-break/>0<text:tab/> <text:s text:c="2"/><text:line-break/>1<text:tab/> <text:s text:c="2"/><text:line-break/>3<text:tab/> <text:s text:c="2"/><text:line-break/><text:span text:style-name="T49">5<text:tab/> small <text:s/></text:span><text:line-break/>C: <text:span text:style-name="T59">0.a 1.lot 2.of 3.red 4.objects</text:span> 5.are 6.present 7.in 8.the 9.picture 10..<text:line-break/>Q1: 12.what 13.is 14.the 15.number 16.of <text:span text:style-name="T12">17.rubber 18.objects</text:span> 19., 20.if 21.present 22.?<text:line-break/>A: <text:span text:style-name="T12">24.1</text:span><text:line-break/>Q2: 26.if 27.there 28.is <text:span text:style-name="T8">29.an 30.object</text:span> 31.behind <text:span text:style-name="T12">32.it</text:span> 33., 34.what 35.is <text:span text:style-name="T8">36.its</text:span> 37.shape 38.?<text:line-break/>A: 40.sphere<text:line-break/>Q3: 42.what 43.about 44.material 45.?<text:line-break/>A: 47.metal<text:line-break/>Q4: 49.how 50.about 51.size 52.?<text:line-break/>A: 54.small<text:line-break/>Q5: 56.what 57.about <text:span text:style-name="T12">58.the 59.earlier 60.rubber 61.object</text:span> 62.?<text:line-break/>A: 64.small<text:line-break/>Q6: 66.does <text:span text:style-name="T12">67.it</text:span> 68.have 69.objects 70.to <text:span text:style-name="T12">71.its</text:span> 72.front 73.?<text:line-break/>A: 75.no<text:line-break/>Q7: 77.does <text:span text:style-name="T8">78.the 79.previous 80.round 81.object</text:span> 82.have <text:span text:style-name="T59">83.objects</text:span> 84.to <text:span text:style-name="T8">85.its</text:span> 86.left 87.?<text:line-break/>A: 89.yes<text:line-break/>Q8: 91.what 92.is 93.the 94.color 95.of <text:span text:style-name="T8">96.the 97.aforementioned 98.ball</text:span> 99.?<text:line-break/>A: 101.red<text:line-break/>Q9: 103.if 104.there 105.is <text:span text:style-name="T8">1</text:span><text:span text:style-name="T49">06.an 107.object </text:span>108.to 109.the 110.right 111.of <text:span text:style-name="T12">112.the 113.previous 114.matt 115.##e</text:span> 116.object 117., 118.what 119.is<text:span text:style-name="T49"> 120.its</text:span> 121.size 122.?<text:line-break/>A: 124.small<text:line-break/>Q10: 126.what 127.is 128.the 129.count 130.of <text:span text:style-name="T59">131.all 132.the 133.objects</text:span> 134.?<text:line-break/>A: <text:span text:style-name="T59">136.6</text:span><text:line-break/><text:line-break/>==================================================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6T23:46:57.024951860</dc:date>
    <meta:editing-duration>P5DT5H41S</meta:editing-duration>
    <meta:editing-cycles>258</meta:editing-cycles>
    <meta:generator>LibreOffice/6.4.7.2$Linux_X86_64 LibreOffice_project/40$Build-2</meta:generator>
    <meta:document-statistic meta:table-count="0" meta:image-count="0" meta:object-count="0" meta:page-count="45" meta:paragraph-count="11" meta:word-count="12950" meta:character-count="96904" meta:non-whitespace-character-count="82768"/>
  </office:meta>
</office:document-meta>
</file>